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5.24mm"/>
    </style:style>
    <style:style style:name="co8" style:family="table-column">
      <style:table-column-properties fo:break-before="auto" style:column-width="62.48mm"/>
    </style:style>
    <style:style style:name="co9" style:family="table-column">
      <style:table-column-properties fo:break-before="auto" style:column-width="20mm"/>
    </style:style>
    <style:style style:name="co10" style:family="table-column">
      <style:table-column-properties fo:break-before="auto" style:column-width="4.29mm"/>
    </style:style>
    <style:style style:name="co11" style:family="table-column">
      <style:table-column-properties fo:break-before="auto" style:column-width="10.12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8.59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 style:data-style-name="N109">
      <style:text-properties style:text-position=""/>
    </style:style>
    <style:style style:name="ce10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dddddd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2"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 style:data-style-name="N109">
      <style:table-cell-properties fo:background-color="#ddddd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OS GENERALES" table:style-name="ta1">
        <table:table-column table:style-name="co1" table:default-cell-style-name="ce16"/>
        <table:table-column table:style-name="co7" table:default-cell-style-name="ce16"/>
        <table:table-column table:style-name="co8" table:default-cell-style-name="ce16"/>
        <table:table-column table:style-name="co1" table:default-cell-style-name="ce16"/>
        <table:table-column table:style-name="co9" table:number-columns-repeated="5" table:default-cell-style-name="ce16"/>
        <table:table-column table:style-name="co10" table:default-cell-style-name="ce16"/>
        <table:table-column table:style-name="co1" table:number-columns-repeated="2" table:default-cell-style-name="ce16"/>
        <table:table-column table:style-name="co11" table:number-columns-repeated="3" table:default-cell-style-name="ce16"/>
        <table:table-column table:style-name="co12" table:default-cell-style-name="ce16"/>
        <table:table-column table:style-name="co13" table:number-columns-repeated="6" table:default-cell-style-name="ce16"/>
        <table:table-column table:style-name="co12" table:number-columns-repeated="21" table:default-cell-style-name="ce16"/>
        <table:table-column table:style-name="co1" table:number-columns-repeated="981" table:default-cell-style-name="ce16"/>
        <table:table-row table:style-name="ro2">
          <table:table-cell/>
          <table:table-cell table:style-name="ce18" office:value-type="string" calcext:value-type="string" table:number-columns-spanned="14" table:number-rows-spanned="1">
            <text:p>PROGRAMA PARA CÁLCULO DE PUENTES CONTINUOS DE HORMIGÓN ARMADO (PCCB)</text:p>
          </table:table-cell>
          <table:covered-table-cell table:number-columns-repeated="1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9" office:value-type="string" calcext:value-type="string">
            <text:p>REFERENCIA DEL PUENTE</text:p>
          </table:table-cell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DATOS ESTRUCTURA DEFINITIVA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Voladizo Izquierdo [m]</text:p>
          </table:table-cell>
          <table:table-cell table:style-name="ce20" office:value-type="float" office:value="5" calcext:value-type="float">
            <text:p>5,00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Voladizo Derecho [m]</text:p>
          </table:table-cell>
          <table:table-cell table:style-name="ce20" office:value-type="float" office:value="5" calcext:value-type="float">
            <text:p>5,00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N.º de vanos [1]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4">
          <table:table-cell table:number-columns-repeated="2"/>
          <table:table-cell office:value-type="string" calcext:value-type="string">
            <text:p>Módulo de Elasticidad [tn/m²]</text:p>
          </table:table-cell>
          <table:table-cell office:value-type="float" office:value="3400000" calcext:value-type="float">
            <text:p>3400000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4">
          <table:table-cell table:number-columns-repeated="10"/>
          <table:table-cell office:value-type="string" calcext:value-type="string">
            <text:p>ESTRUCTURAS PARCIAL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 table:style-name="ce17" table:number-columns-repeated="3"/>
          <table:table-cell table:style-name="ce21" office:value-type="string" calcext:value-type="string">
            <text:p>VANO</text:p>
          </table:table-cell>
          <table:table-cell table:style-name="ce21" office:value-type="string" calcext:value-type="string">
            <text:p>LUZ [m]</text:p>
          </table:table-cell>
          <table:table-cell table:style-name="ce21" office:value-type="string" calcext:value-type="string">
            <text:p>Sección Inicial</text:p>
          </table:table-cell>
          <table:table-cell table:style-name="ce21" office:value-type="string" calcext:value-type="string">
            <text:p>Sección final</text:p>
          </table:table-cell>
          <table:table-cell table:style-name="ce21" office:value-type="string" calcext:value-type="string">
            <text:p>X inicial</text:p>
          </table:table-cell>
          <table:table-cell table:style-name="ce21" office:value-type="string" calcext:value-type="string">
            <text:p>X final</text:p>
          </table:table-cell>
          <table:table-cell table:style-name="ce17"/>
          <table:table-cell table:style-name="ce23" office:value-type="string" calcext:value-type="string">
            <text:p>NOMBRE</text:p>
          </table:table-cell>
          <table:table-cell table:style-name="ce17" office:value-type="string" calcext:value-type="string">
            <text:p>SECCIÓN RESISTENTE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string" calcext:value-type="string">
            <text:p>N3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S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S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3</text:p>
          </table:table-cell>
          <table:table-cell table:style-name="ce17" office:value-type="string" calcext:value-type="string">
            <text:p>S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A4</text:p>
          </table:table-cell>
          <table:table-cell table:style-name="ce17" office:value-type="string" calcext:value-type="string">
            <text:p>SS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SI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981"/>
        </table:table-row>
        <table:table-row table:style-name="ro4">
          <table:table-cell table:number-columns-repeated="3"/>
          <table:table-cell table:style-name="ce22" office:value-type="string" calcext:value-type="string">
            <text:p>Vizdo</text:p>
          </table:table-cell>
          <table:table-cell table:formula="of:=+[.D5]" office:value-type="float" office:value="5" calcext:value-type="float">
            <text:p>5</text:p>
          </table:table-cell>
          <table:table-cell table:style-name="Default" table:formula="of:=IF([.E11]=0;&quot;&quot;;1)" office:value-type="float" office:value="1" calcext:value-type="float">
            <text:p>1</text:p>
          </table:table-cell>
          <table:table-cell table:style-name="Default" table:formula="of:=IF([.F11]=&quot;&quot;;&quot;&quot;;[.F11]+10)" office:value-type="float" office:value="11" calcext:value-type="float">
            <text:p>11</text:p>
          </table:table-cell>
          <table:table-cell table:style-name="Default" table:formula="of:=IF([.D5]=0;&quot;&quot;;0)" office:value-type="float" office:value="0" calcext:value-type="float">
            <text:p>0</text:p>
          </table:table-cell>
          <table:table-cell table:style-name="Default" table:formula="of:=IF([.H11]=&quot;&quot;;&quot;&quot;;+[.D5])" office:value-type="float" office:value="5" calcext:value-type="float">
            <text:p>5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993"/>
        </table:table-row>
        <table:table-row table:style-name="ro4">
          <table:table-cell table:number-columns-repeated="3"/>
          <table:table-cell table:style-name="ce22" office:value-type="float" office:value="1" calcext:value-type="float">
            <text:p>1</text:p>
          </table:table-cell>
          <table:table-cell office:value-type="float" office:value="31.9" calcext:value-type="float">
            <text:p>31,9</text:p>
          </table:table-cell>
          <table:table-cell table:formula="of:=IF([.D5]=0;1;11)" office:value-type="float" office:value="11" calcext:value-type="float">
            <text:p>11</text:p>
          </table:table-cell>
          <table:table-cell table:formula="of:=+[.F12]+10" office:value-type="float" office:value="21" calcext:value-type="float">
            <text:p>21</text:p>
          </table:table-cell>
          <table:table-cell table:formula="of:=IF([.D5]=0;0;[.I11])" office:value-type="float" office:value="5" calcext:value-type="float">
            <text:p>5</text:p>
          </table:table-cell>
          <table:table-cell table:formula="of:=+[.H12]+[.E12]" office:value-type="float" office:value="36.9" calcext:value-type="float">
            <text:p>36,9</text:p>
          </table:table-cell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SV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6"/>
          <table:table-cell office:value-type="float" office:value="21" calcext:value-type="float">
            <text:p>2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993"/>
        </table:table-row>
        <table:table-row table:style-name="ro4">
          <table:table-cell table:number-columns-repeated="3"/>
          <table:table-cell table:style-name="ce22" office:value-type="float" office:value="2" calcext:value-type="float">
            <text:p>2</text:p>
          </table:table-cell>
          <table:table-cell office:value-type="float" office:value="38.3" calcext:value-type="float">
            <text:p>38,3</text:p>
          </table:table-cell>
          <table:table-cell table:formula="of:=+[.G12]" office:value-type="float" office:value="21" calcext:value-type="float">
            <text:p>21</text:p>
          </table:table-cell>
          <table:table-cell table:formula="of:=+[.F13]+10" office:value-type="float" office:value="31" calcext:value-type="float">
            <text:p>31</text:p>
          </table:table-cell>
          <table:table-cell table:formula="of:=+[.I12]" office:value-type="float" office:value="36.9" calcext:value-type="float">
            <text:p>36,9</text:p>
          </table:table-cell>
          <table:table-cell table:formula="of:=+[.H13]+[.E13]" office:value-type="float" office:value="75.2" calcext:value-type="float">
            <text:p>75,2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SV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6"/>
          <table:table-cell office:value-type="float" office:value="31" calcext:value-type="float">
            <text:p>3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993"/>
        </table:table-row>
        <table:table-row table:style-name="ro4">
          <table:table-cell table:number-columns-repeated="3"/>
          <table:table-cell table:style-name="ce22" office:value-type="float" office:value="3" calcext:value-type="float">
            <text:p>3</text:p>
          </table:table-cell>
          <table:table-cell office:value-type="float" office:value="31.9" calcext:value-type="float">
            <text:p>31,9</text:p>
          </table:table-cell>
          <table:table-cell table:formula="of:=+[.G13]" office:value-type="float" office:value="31" calcext:value-type="float">
            <text:p>31</text:p>
          </table:table-cell>
          <table:table-cell table:formula="of:=+[.F14]+10" office:value-type="float" office:value="41" calcext:value-type="float">
            <text:p>41</text:p>
          </table:table-cell>
          <table:table-cell table:formula="of:=+[.I13]" office:value-type="float" office:value="75.2" calcext:value-type="float">
            <text:p>75,2</text:p>
          </table:table-cell>
          <table:table-cell table:formula="of:=+[.H14]+[.E14]" office:value-type="float" office:value="107.1" calcext:value-type="float">
            <text:p>107,1</text:p>
          </table:table-cell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SV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987"/>
        </table:table-row>
        <table:table-row table:style-name="ro4">
          <table:table-cell table:number-columns-repeated="3"/>
          <table:table-cell table:style-name="ce2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5</text:p>
          </table:table-cell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4"/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987"/>
        </table:table-row>
        <table:table-row table:style-name="ro4">
          <table:table-cell table:number-columns-repeated="3"/>
          <table:table-cell table:style-name="ce22" office:value-type="float" office:value="5" calcext:value-type="float">
            <text:p>5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float" office:value="7" calcext:value-type="float">
            <text:p>7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float" office:value="9" calcext:value-type="float">
            <text:p>9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22" office:value-type="string" calcext:value-type="string">
            <text:p>Vdcho</text:p>
          </table:table-cell>
          <table:table-cell table:formula="of:=+[.D6]" office:value-type="float" office:value="5" calcext:value-type="float">
            <text:p>5</text:p>
          </table:table-cell>
          <table:table-cell table:formula="of:=IF([.D6]=0;&quot;&quot;;MAX([.G11:.G21]))" office:value-type="float" office:value="41" calcext:value-type="float">
            <text:p>41</text:p>
          </table:table-cell>
          <table:table-cell table:formula="of:=IF([.F22]=&quot;&quot;;&quot;&quot;;[.F22]+10)" office:value-type="float" office:value="51" calcext:value-type="float">
            <text:p>51</text:p>
          </table:table-cell>
          <table:table-cell table:formula="of:=IF([.D6]=0;&quot;&quot;;MAX([.I11:.I21]))" office:value-type="float" office:value="107.1" calcext:value-type="float">
            <text:p>107,1</text:p>
          </table:table-cell>
          <table:table-cell table:formula="of:=IF([.H22]=&quot;&quot;;&quot;&quot;;[.H22]+[.D6])" office:value-type="float" office:value="112.1" calcext:value-type="float">
            <text:p>112,1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CCIONES TIPO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ce6"/>
        <table:table-column table:style-name="co4" table:default-cell-style-name="Default"/>
        <table:table-column table:style-name="co1" table:default-cell-style-name="ce5"/>
        <table:table-column table:style-name="co1" table:number-columns-repeated="5" table:default-cell-style-name="ce6"/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3">
          <table:table-cell/>
          <table:table-cell table:style-name="Default" office:value-type="string" calcext:value-type="string">
            <text:p>Número de Secciones Tipo Sólo viga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Secciones Tipo Sólo Viga</text:p>
          </table:table-cell>
          <table:covered-table-cell table:number-columns-repeated="5" table:style-name="Default"/>
          <table:table-cell/>
          <table:table-cell table:style-name="ce4" office:value-type="string" calcext:value-type="string" table:number-columns-spanned="6" table:number-rows-spanned="1">
            <text:p>Secciones Tipo Sólo Viga</text:p>
          </table:table-cell>
          <table:covered-table-cell table:number-columns-repeated="5" table:style-name="Default"/>
        </table:table-row>
        <table:table-row table:style-name="ro3">
          <table:table-cell/>
          <table:table-cell office:value-type="string" calcext:value-type="string">
            <text:p>TIPO</text:p>
          </table:table-cell>
          <table:table-cell table:style-name="ce5" office:value-type="string" calcext:value-type="string">
            <text:p>A [m]</text:p>
          </table:table-cell>
          <table:table-cell table:style-name="ce5" office:value-type="string" calcext:value-type="string">
            <text:p>Jxx [m4]</text:p>
          </table:table-cell>
          <table:table-cell table:style-name="ce5" office:value-type="string" calcext:value-type="string">
            <text:p>v [m]</text:p>
          </table:table-cell>
          <table:table-cell table:style-name="ce5" office:value-type="string" calcext:value-type="string">
            <text:p>v' [m]</text:p>
          </table:table-cell>
          <table:table-cell table:style-name="ce5" office:value-type="string" calcext:value-type="string">
            <text:p>b [m]</text:p>
          </table:table-cell>
          <table:table-cell/>
          <table:table-cell office:value-type="string" calcext:value-type="string">
            <text:p>TIPO</text:p>
          </table:table-cell>
          <table:table-cell table:style-name="ce5" office:value-type="string" calcext:value-type="string">
            <text:p>A [m]</text:p>
          </table:table-cell>
          <table:table-cell table:style-name="ce5" office:value-type="string" calcext:value-type="string">
            <text:p>Jxx [m4]</text:p>
          </table:table-cell>
          <table:table-cell table:style-name="ce5" office:value-type="string" calcext:value-type="string">
            <text:p>v [m]</text:p>
          </table:table-cell>
          <table:table-cell table:style-name="ce5" office:value-type="string" calcext:value-type="string">
            <text:p>v' [m]</text:p>
          </table:table-cell>
          <table:table-cell table:style-name="ce5" office:value-type="string" calcext:value-type="string">
            <text:p>b [m]</text:p>
          </table:table-cell>
        </table:table-row>
        <table:table-row table:style-name="ro3">
          <table:table-cell/>
          <table:table-cell office:value-type="string" calcext:value-type="string">
            <text:p>SV1</text:p>
          </table:table-cell>
          <table:table-cell office:value-type="float" office:value="1.2684" calcext:value-type="float">
            <text:p>1,2684</text:p>
          </table:table-cell>
          <table:table-cell office:value-type="float" office:value="0.2135" calcext:value-type="float">
            <text:p>0,2135</text:p>
          </table:table-cell>
          <table:table-cell office:value-type="float" office:value="0.53" calcext:value-type="float">
            <text:p>0,5300</text:p>
          </table:table-cell>
          <table:table-cell office:value-type="float" office:value="0.77" calcext:value-type="float">
            <text:p>0,7700</text:p>
          </table:table-cell>
          <table:table-cell office:value-type="float" office:value="0.78" calcext:value-type="float">
            <text:p>0,7800</text:p>
          </table:table-cell>
          <table:table-cell/>
          <table:table-cell office:value-type="string" calcext:value-type="string">
            <text:p>VL1</text:p>
          </table:table-cell>
          <table:table-cell office:value-type="float" office:value="2.2048" calcext:value-type="float">
            <text:p>2,2048</text:p>
          </table:table-cell>
          <table:table-cell office:value-type="float" office:value="0.5489" calcext:value-type="float">
            <text:p>0,5489</text:p>
          </table:table-cell>
          <table:table-cell office:value-type="float" office:value="0.559" calcext:value-type="float">
            <text:p>0,5590</text:p>
          </table:table-cell>
          <table:table-cell office:value-type="float" office:value="0.91" calcext:value-type="float">
            <text:p>0,9100</text:p>
          </table:table-cell>
          <table:table-cell office:value-type="float" office:value="0.78" calcext:value-type="float">
            <text:p>0,7800</text:p>
          </table:table-cell>
        </table:table-row>
        <table:table-row table:style-name="ro3">
          <table:table-cell/>
          <table:table-cell office:value-type="string" calcext:value-type="string">
            <text:p>SV2</text:p>
          </table:table-cell>
          <table:table-cell office:value-type="float" office:value="1.0813" calcext:value-type="float">
            <text:p>1,0813</text:p>
          </table:table-cell>
          <table:table-cell office:value-type="float" office:value="0.1924" calcext:value-type="float">
            <text:p>0,1924</text:p>
          </table:table-cell>
          <table:table-cell office:value-type="float" office:value="0.7" calcext:value-type="float">
            <text:p>0,7000</text:p>
          </table:table-cell>
          <table:table-cell table:number-columns-repeated="2" office:value-type="float" office:value="0.6" calcext:value-type="float">
            <text:p>0,6000</text:p>
          </table:table-cell>
          <table:table-cell/>
          <table:table-cell office:value-type="string" calcext:value-type="string">
            <text:p>VL2</text:p>
          </table:table-cell>
          <table:table-cell office:value-type="float" office:value="2.0362" calcext:value-type="float">
            <text:p>2,0362</text:p>
          </table:table-cell>
          <table:table-cell office:value-type="float" office:value="0.539" calcext:value-type="float">
            <text:p>0,5390</text:p>
          </table:table-cell>
          <table:table-cell office:value-type="float" office:value="0.58" calcext:value-type="float">
            <text:p>0,5800</text:p>
          </table:table-cell>
          <table:table-cell office:value-type="float" office:value="0.92" calcext:value-type="float">
            <text:p>0,9200</text:p>
          </table:table-cell>
          <table:table-cell office:value-type="float" office:value="0.6" calcext:value-type="float">
            <text:p>0,6000</text:p>
          </table:table-cell>
        </table:table-row>
        <table:table-row table:style-name="ro3">
          <table:table-cell/>
          <table:table-cell office:value-type="string" calcext:value-type="string">
            <text:p>SV3</text:p>
          </table:table-cell>
          <table:table-cell office:value-type="float" office:value="0.9303" calcext:value-type="float">
            <text:p>0,9303</text:p>
          </table:table-cell>
          <table:table-cell office:value-type="float" office:value="0.73" calcext:value-type="float">
            <text:p>0,7300</text:p>
          </table:table-cell>
          <table:table-cell office:value-type="float" office:value="0.58" calcext:value-type="float">
            <text:p>0,5800</text:p>
          </table:table-cell>
          <table:table-cell office:value-type="float" office:value="0.1732" calcext:value-type="float">
            <text:p>0,1732</text:p>
          </table:table-cell>
          <table:table-cell office:value-type="float" office:value="0.46" calcext:value-type="float">
            <text:p>0,4600</text:p>
          </table:table-cell>
          <table:table-cell/>
          <table:table-cell office:value-type="string" calcext:value-type="string">
            <text:p>VL3</text:p>
          </table:table-cell>
          <table:table-cell office:value-type="float" office:value="1.7703" calcext:value-type="float">
            <text:p>1,7703</text:p>
          </table:table-cell>
          <table:table-cell office:value-type="float" office:value="0.4776" calcext:value-type="float">
            <text:p>0,4776</text:p>
          </table:table-cell>
          <table:table-cell office:value-type="float" office:value="0.53" calcext:value-type="float">
            <text:p>0,5300</text:p>
          </table:table-cell>
          <table:table-cell office:value-type="float" office:value="0.97" calcext:value-type="float">
            <text:p>0,9700</text:p>
          </table:table-cell>
          <table:table-cell office:value-type="float" office:value="0.46" calcext:value-type="float">
            <text:p>0,4600</text:p>
          </table:table-cell>
        </table:table-row>
        <table:table-row table:style-name="ro3">
          <table:table-cell/>
          <table:table-cell office:value-type="string" calcext:value-type="string">
            <text:p>SV4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75" calcext:value-type="float">
            <text:p>0,7500</text:p>
          </table:table-cell>
          <table:table-cell office:value-type="float" office:value="0.55" calcext:value-type="float">
            <text:p>0,5500</text:p>
          </table:table-cell>
          <table:table-cell office:value-type="float" office:value="0.36" calcext:value-type="float">
            <text:p>0,3600</text:p>
          </table:table-cell>
          <table:table-cell/>
          <table:table-cell office:value-type="string" calcext:value-type="string">
            <text:p>VL4</text:p>
          </table:table-cell>
          <table:table-cell office:value-type="float" office:value="1.6624" calcext:value-type="float">
            <text:p>1,6624</text:p>
          </table:table-cell>
          <table:table-cell office:value-type="float" office:value="0.4634" calcext:value-type="float">
            <text:p>0,4634</text:p>
          </table:table-cell>
          <table:table-cell office:value-type="float" office:value="0.52" calcext:value-type="float">
            <text:p>0,5200</text:p>
          </table:table-cell>
          <table:table-cell office:value-type="float" office:value="0.98" calcext:value-type="float">
            <text:p>0,9800</text:p>
          </table:table-cell>
          <table:table-cell office:value-type="float" office:value="0.36" calcext:value-type="float">
            <text:p>0,3600</text:p>
          </table:table-cell>
        </table:table-row>
        <table:table-row table:style-name="ro3">
          <table:table-cell/>
          <table:table-cell office:value-type="string" calcext:value-type="string">
            <text:p>SV5</text:p>
          </table:table-cell>
          <table:table-cell table:style-name="Default" table:number-columns-repeated="5"/>
          <table:table-cell/>
          <table:table-cell office:value-type="string" calcext:value-type="string">
            <text:p>VL5</text:p>
          </table:table-cell>
          <table:table-cell table:style-name="Default" table:number-columns-repeated="5"/>
        </table:table-row>
      </table:table>
      <table:table table:name="SECCIONES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/>
          <table:table-cell table:style-name="ce7"/>
          <table:table-cell table:style-name="ce9" office:value-type="string" calcext:value-type="string" table:number-columns-spanned="6" table:number-rows-spanned="1">
            <text:p>Secciones Sólo Viga</text:p>
          </table:table-cell>
          <table:covered-table-cell table:number-columns-repeated="5" table:style-name="ce10"/>
          <table:table-cell table:style-name="ce10" table:number-columns-repeated="2"/>
          <table:table-cell table:style-name="ce12" office:value-type="string" calcext:value-type="string" table:number-columns-spanned="6" table:number-rows-spanned="1">
            <text:p>Secciones Viga + Losa</text:p>
          </table:table-cell>
          <table:covered-table-cell table:number-columns-repeated="5" table:style-name="ce10"/>
          <table:table-cell table:style-name="ce10"/>
          <table:table-cell table:number-columns-repeated="1007"/>
        </table:table-row>
        <table:table-row table:style-name="ro3">
          <table:table-cell table:style-name="ce5"/>
          <table:table-cell table:style-name="ce7" office:value-type="string" calcext:value-type="string">
            <text:p>N.º Sección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A [m]</text:p>
          </table:table-cell>
          <table:table-cell table:style-name="ce7" office:value-type="string" calcext:value-type="string">
            <text:p>Jxx [m4]</text:p>
          </table:table-cell>
          <table:table-cell table:style-name="ce7" office:value-type="string" calcext:value-type="string">
            <text:p>v [m]</text:p>
          </table:table-cell>
          <table:table-cell table:style-name="ce7" office:value-type="string" calcext:value-type="string">
            <text:p>v' [m]</text:p>
          </table:table-cell>
          <table:table-cell table:style-name="ce7" office:value-type="string" calcext:value-type="string">
            <text:p>b [m]</text:p>
          </table:table-cell>
          <table:table-cell table:style-name="ce7" office:value-type="string" calcext:value-type="string">
            <text:p>PK [m]</text:p>
          </table:table-cell>
          <table:table-cell table:style-name="ce7"/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A [m]</text:p>
          </table:table-cell>
          <table:table-cell table:style-name="ce7" office:value-type="string" calcext:value-type="string">
            <text:p>Jxx [m4]</text:p>
          </table:table-cell>
          <table:table-cell table:style-name="ce7" office:value-type="string" calcext:value-type="string">
            <text:p>v [m]</text:p>
          </table:table-cell>
          <table:table-cell table:style-name="ce7" office:value-type="string" calcext:value-type="string">
            <text:p>v' [m]</text:p>
          </table:table-cell>
          <table:table-cell table:style-name="ce7" office:value-type="string" calcext:value-type="string">
            <text:p>b [m]</text:p>
          </table:table-cell>
          <table:table-cell table:style-name="ce7" office:value-type="string" calcext:value-type="string">
            <text:p>PK [m]</text:p>
          </table:table-cell>
          <table:table-cell table:style-name="ce5" table:number-columns-repeated="1007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V1</text:p>
          </table:table-cell>
          <table:table-cell table:style-name="ce11" table:formula="of:=VLOOKUP([.$C3];[$'SECCIONES TIPO'.$B$5:.$G$9];2;0)" office:value-type="float" office:value="1.2684" calcext:value-type="float">
            <text:p>1,2684</text:p>
          </table:table-cell>
          <table:table-cell table:style-name="ce11" table:formula="of:=VLOOKUP([.$C3];[$'SECCIONES TIPO'.$B$5:.$G$9];3;0)" office:value-type="float" office:value="0.2135" calcext:value-type="float">
            <text:p>0,2135</text:p>
          </table:table-cell>
          <table:table-cell table:style-name="ce11" table:formula="of:=VLOOKUP([.$C3];[$'SECCIONES TIPO'.$B$5:.$G$9];4;0)" office:value-type="float" office:value="0.53" calcext:value-type="float">
            <text:p>0,5300</text:p>
          </table:table-cell>
          <table:table-cell table:style-name="ce11" table:formula="of:=VLOOKUP([.$C3];[$'SECCIONES TIPO'.$B$5:.$G$9];5;0)" office:value-type="float" office:value="0.77" calcext:value-type="float">
            <text:p>0,7700</text:p>
          </table:table-cell>
          <table:table-cell table:style-name="ce11" table:formula="of:=VLOOKUP([.$C3];[$'SECCIONES TIPO'.$B$5:.$G$9];6;0)" office:value-type="float" office:value="0.78" calcext:value-type="float">
            <text:p>0,7800</text:p>
          </table:table-cell>
          <table:table-cell table:style-name="ce11" office:value-type="float" office:value="0" calcext:value-type="float">
            <text:p>0,0000</text:p>
          </table:table-cell>
          <table:table-cell table:style-name="ce11"/>
          <table:table-cell table:style-name="ce8" office:value-type="string" calcext:value-type="string">
            <text:p>VL1</text:p>
          </table:table-cell>
          <table:table-cell table:style-name="ce11" table:formula="of:=VLOOKUP([.$K3];[$'SECCIONES TIPO'.$I$5:.$N$9];2;0)" office:value-type="float" office:value="2.2048" calcext:value-type="float">
            <text:p>2,2048</text:p>
          </table:table-cell>
          <table:table-cell table:style-name="ce11" table:formula="of:=VLOOKUP([.$K3];[$'SECCIONES TIPO'.$I$5:.$N$9];3;0)" office:value-type="float" office:value="0.5489" calcext:value-type="float">
            <text:p>0,5489</text:p>
          </table:table-cell>
          <table:table-cell table:style-name="ce11" table:formula="of:=VLOOKUP([.$K3];[$'SECCIONES TIPO'.$I$5:.$N$9];4;0)" office:value-type="float" office:value="0.559" calcext:value-type="float">
            <text:p>0,5590</text:p>
          </table:table-cell>
          <table:table-cell table:style-name="ce11" table:formula="of:=VLOOKUP([.$K3];[$'SECCIONES TIPO'.$I$5:.$N$9];5;0)" office:value-type="float" office:value="0.91" calcext:value-type="float">
            <text:p>0,9100</text:p>
          </table:table-cell>
          <table:table-cell table:style-name="ce11" table:formula="of:=VLOOKUP([.$K3];[$'SECCIONES TIPO'.$I$5:.$N$9];6;0)" office:value-type="float" office:value="0.78" calcext:value-type="float">
            <text:p>0,7800</text:p>
          </table:table-cell>
          <table:table-cell table:style-name="ce11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V2</text:p>
          </table:table-cell>
          <table:table-cell table:style-name="ce6" table:formula="of:=VLOOKUP([.$C4];[$'SECCIONES TIPO'.$B$5:.$G$9];2;0)" office:value-type="float" office:value="1.0813" calcext:value-type="float">
            <text:p>1,0813</text:p>
          </table:table-cell>
          <table:table-cell table:style-name="ce6" table:formula="of:=VLOOKUP([.$C4];[$'SECCIONES TIPO'.$B$5:.$G$9];3;0)" office:value-type="float" office:value="0.1924" calcext:value-type="float">
            <text:p>0,1924</text:p>
          </table:table-cell>
          <table:table-cell table:style-name="ce6" table:formula="of:=VLOOKUP([.$C4];[$'SECCIONES TIPO'.$B$5:.$G$9];4;0)" office:value-type="float" office:value="0.7" calcext:value-type="float">
            <text:p>0,7000</text:p>
          </table:table-cell>
          <table:table-cell table:style-name="ce6" table:formula="of:=VLOOKUP([.$C4];[$'SECCIONES TIPO'.$B$5:.$G$9];5;0)" office:value-type="float" office:value="0.6" calcext:value-type="float">
            <text:p>0,6000</text:p>
          </table:table-cell>
          <table:table-cell table:style-name="ce6" table:formula="of:=VLOOKUP([.$C4];[$'SECCIONES TIPO'.$B$5:.$G$9];6;0)" office:value-type="float" office:value="0.6" calcext:value-type="float">
            <text:p>0,6000</text:p>
          </table:table-cell>
          <table:table-cell table:style-name="ce6" table:formula="of:=([.I$13]-[.I$3])/10*([.B4]-[.B$3])" office:value-type="float" office:value="0.5" calcext:value-type="float">
            <text:p>0,50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4];[$'SECCIONES TIPO'.$I$5:.$N$9];2;0)" office:value-type="float" office:value="2.0362" calcext:value-type="float">
            <text:p>2,0362</text:p>
          </table:table-cell>
          <table:table-cell table:style-name="ce6" table:formula="of:=VLOOKUP([.$K4];[$'SECCIONES TIPO'.$I$5:.$N$9];3;0)" office:value-type="float" office:value="0.539" calcext:value-type="float">
            <text:p>0,5390</text:p>
          </table:table-cell>
          <table:table-cell table:style-name="ce6" table:formula="of:=VLOOKUP([.$K4];[$'SECCIONES TIPO'.$I$5:.$N$9];4;0)" office:value-type="float" office:value="0.58" calcext:value-type="float">
            <text:p>0,5800</text:p>
          </table:table-cell>
          <table:table-cell table:style-name="ce6" table:formula="of:=VLOOKUP([.$K4];[$'SECCIONES TIPO'.$I$5:.$N$9];5;0)" office:value-type="float" office:value="0.92" calcext:value-type="float">
            <text:p>0,9200</text:p>
          </table:table-cell>
          <table:table-cell table:style-name="ce6" table:formula="of:=VLOOKUP([.$K4];[$'SECCIONES TIPO'.$I$5:.$N$9];6;0)" office:value-type="float" office:value="0.6" calcext:value-type="float">
            <text:p>0,6000</text:p>
          </table:table-cell>
          <table:table-cell table:style-name="ce6" table:formula="of:=([.Q$13]-[.Q$3])/10*([.J4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V3</text:p>
          </table:table-cell>
          <table:table-cell table:style-name="ce6" table:formula="of:=VLOOKUP([.$C5];[$'SECCIONES TIPO'.$B$5:.$G$9];2;0)" office:value-type="float" office:value="0.9303" calcext:value-type="float">
            <text:p>0,9303</text:p>
          </table:table-cell>
          <table:table-cell table:style-name="ce6" table:formula="of:=VLOOKUP([.$C5];[$'SECCIONES TIPO'.$B$5:.$G$9];3;0)" office:value-type="float" office:value="0.73" calcext:value-type="float">
            <text:p>0,7300</text:p>
          </table:table-cell>
          <table:table-cell table:style-name="ce6" table:formula="of:=VLOOKUP([.$C5];[$'SECCIONES TIPO'.$B$5:.$G$9];4;0)" office:value-type="float" office:value="0.58" calcext:value-type="float">
            <text:p>0,5800</text:p>
          </table:table-cell>
          <table:table-cell table:style-name="ce6" table:formula="of:=VLOOKUP([.$C5];[$'SECCIONES TIPO'.$B$5:.$G$9];5;0)" office:value-type="float" office:value="0.1732" calcext:value-type="float">
            <text:p>0,1732</text:p>
          </table:table-cell>
          <table:table-cell table:style-name="ce6" table:formula="of:=VLOOKUP([.$C5];[$'SECCIONES TIPO'.$B$5:.$G$9];6;0)" office:value-type="float" office:value="0.46" calcext:value-type="float">
            <text:p>0,4600</text:p>
          </table:table-cell>
          <table:table-cell table:style-name="ce6" table:formula="of:=([.I$13]-[.I$3])/10*([.B5]-[.B$3])" office:value-type="float" office:value="1" calcext:value-type="float">
            <text:p>1,00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5];[$'SECCIONES TIPO'.$I$5:.$N$9];2;0)" office:value-type="float" office:value="1.7703" calcext:value-type="float">
            <text:p>1,7703</text:p>
          </table:table-cell>
          <table:table-cell table:style-name="ce6" table:formula="of:=VLOOKUP([.$K5];[$'SECCIONES TIPO'.$I$5:.$N$9];3;0)" office:value-type="float" office:value="0.4776" calcext:value-type="float">
            <text:p>0,4776</text:p>
          </table:table-cell>
          <table:table-cell table:style-name="ce6" table:formula="of:=VLOOKUP([.$K5];[$'SECCIONES TIPO'.$I$5:.$N$9];4;0)" office:value-type="float" office:value="0.53" calcext:value-type="float">
            <text:p>0,5300</text:p>
          </table:table-cell>
          <table:table-cell table:style-name="ce6" table:formula="of:=VLOOKUP([.$K5];[$'SECCIONES TIPO'.$I$5:.$N$9];5;0)" office:value-type="float" office:value="0.97" calcext:value-type="float">
            <text:p>0,9700</text:p>
          </table:table-cell>
          <table:table-cell table:style-name="ce6" table:formula="of:=VLOOKUP([.$K5];[$'SECCIONES TIPO'.$I$5:.$N$9];6;0)" office:value-type="float" office:value="0.46" calcext:value-type="float">
            <text:p>0,4600</text:p>
          </table:table-cell>
          <table:table-cell table:style-name="ce6" table:formula="of:=([.Q$13]-[.Q$3])/10*([.J5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V4</text:p>
          </table:table-cell>
          <table:table-cell table:style-name="ce6" table:formula="of:=VLOOKUP([.$C6];[$'SECCIONES TIPO'.$B$5:.$G$9];2;0)" office:value-type="float" office:value="0.8224" calcext:value-type="float">
            <text:p>0,8224</text:p>
          </table:table-cell>
          <table:table-cell table:style-name="ce6" table:formula="of:=VLOOKUP([.$C6];[$'SECCIONES TIPO'.$B$5:.$G$9];3;0)" office:value-type="float" office:value="0.1584" calcext:value-type="float">
            <text:p>0,1584</text:p>
          </table:table-cell>
          <table:table-cell table:style-name="ce6" table:formula="of:=VLOOKUP([.$C6];[$'SECCIONES TIPO'.$B$5:.$G$9];4;0)" office:value-type="float" office:value="0.75" calcext:value-type="float">
            <text:p>0,7500</text:p>
          </table:table-cell>
          <table:table-cell table:style-name="ce6" table:formula="of:=VLOOKUP([.$C6];[$'SECCIONES TIPO'.$B$5:.$G$9];5;0)" office:value-type="float" office:value="0.55" calcext:value-type="float">
            <text:p>0,5500</text:p>
          </table:table-cell>
          <table:table-cell table:style-name="ce6" table:formula="of:=VLOOKUP([.$C6];[$'SECCIONES TIPO'.$B$5:.$G$9];6;0)" office:value-type="float" office:value="0.36" calcext:value-type="float">
            <text:p>0,3600</text:p>
          </table:table-cell>
          <table:table-cell table:style-name="ce6" table:formula="of:=([.I$13]-[.I$3])/10*([.B6]-[.B$3])" office:value-type="float" office:value="1.5" calcext:value-type="float">
            <text:p>1,50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6];[$'SECCIONES TIPO'.$I$5:.$N$9];2;0)" office:value-type="float" office:value="1.6624" calcext:value-type="float">
            <text:p>1,6624</text:p>
          </table:table-cell>
          <table:table-cell table:style-name="ce6" table:formula="of:=VLOOKUP([.$K6];[$'SECCIONES TIPO'.$I$5:.$N$9];3;0)" office:value-type="float" office:value="0.4634" calcext:value-type="float">
            <text:p>0,4634</text:p>
          </table:table-cell>
          <table:table-cell table:style-name="ce6" table:formula="of:=VLOOKUP([.$K6];[$'SECCIONES TIPO'.$I$5:.$N$9];4;0)" office:value-type="float" office:value="0.52" calcext:value-type="float">
            <text:p>0,5200</text:p>
          </table:table-cell>
          <table:table-cell table:style-name="ce6" table:formula="of:=VLOOKUP([.$K6];[$'SECCIONES TIPO'.$I$5:.$N$9];5;0)" office:value-type="float" office:value="0.98" calcext:value-type="float">
            <text:p>0,9800</text:p>
          </table:table-cell>
          <table:table-cell table:style-name="ce6" table:formula="of:=VLOOKUP([.$K6];[$'SECCIONES TIPO'.$I$5:.$N$9];6;0)" office:value-type="float" office:value="0.36" calcext:value-type="float">
            <text:p>0,3600</text:p>
          </table:table-cell>
          <table:table-cell table:style-name="ce6" table:formula="of:=([.Q$13]-[.Q$3])/10*([.J6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V4</text:p>
          </table:table-cell>
          <table:table-cell table:style-name="ce6" table:formula="of:=VLOOKUP([.$C7];[$'SECCIONES TIPO'.$B$5:.$G$9];2;0)" office:value-type="float" office:value="0.8224" calcext:value-type="float">
            <text:p>0,8224</text:p>
          </table:table-cell>
          <table:table-cell table:style-name="ce6" table:formula="of:=VLOOKUP([.$C7];[$'SECCIONES TIPO'.$B$5:.$G$9];3;0)" office:value-type="float" office:value="0.1584" calcext:value-type="float">
            <text:p>0,1584</text:p>
          </table:table-cell>
          <table:table-cell table:style-name="ce6" table:formula="of:=VLOOKUP([.$C7];[$'SECCIONES TIPO'.$B$5:.$G$9];4;0)" office:value-type="float" office:value="0.75" calcext:value-type="float">
            <text:p>0,7500</text:p>
          </table:table-cell>
          <table:table-cell table:style-name="ce6" table:formula="of:=VLOOKUP([.$C7];[$'SECCIONES TIPO'.$B$5:.$G$9];5;0)" office:value-type="float" office:value="0.55" calcext:value-type="float">
            <text:p>0,5500</text:p>
          </table:table-cell>
          <table:table-cell table:style-name="ce6" table:formula="of:=VLOOKUP([.$C7];[$'SECCIONES TIPO'.$B$5:.$G$9];6;0)" office:value-type="float" office:value="0.36" calcext:value-type="float">
            <text:p>0,3600</text:p>
          </table:table-cell>
          <table:table-cell table:style-name="ce6" table:formula="of:=([.I$13]-[.I$3])/10*([.B7]-[.B$3])" office:value-type="float" office:value="2" calcext:value-type="float">
            <text:p>2,00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7];[$'SECCIONES TIPO'.$I$5:.$N$9];2;0)" office:value-type="float" office:value="1.6624" calcext:value-type="float">
            <text:p>1,6624</text:p>
          </table:table-cell>
          <table:table-cell table:style-name="ce6" table:formula="of:=VLOOKUP([.$K7];[$'SECCIONES TIPO'.$I$5:.$N$9];3;0)" office:value-type="float" office:value="0.4634" calcext:value-type="float">
            <text:p>0,4634</text:p>
          </table:table-cell>
          <table:table-cell table:style-name="ce6" table:formula="of:=VLOOKUP([.$K7];[$'SECCIONES TIPO'.$I$5:.$N$9];4;0)" office:value-type="float" office:value="0.52" calcext:value-type="float">
            <text:p>0,5200</text:p>
          </table:table-cell>
          <table:table-cell table:style-name="ce6" table:formula="of:=VLOOKUP([.$K7];[$'SECCIONES TIPO'.$I$5:.$N$9];5;0)" office:value-type="float" office:value="0.98" calcext:value-type="float">
            <text:p>0,9800</text:p>
          </table:table-cell>
          <table:table-cell table:style-name="ce6" table:formula="of:=VLOOKUP([.$K7];[$'SECCIONES TIPO'.$I$5:.$N$9];6;0)" office:value-type="float" office:value="0.36" calcext:value-type="float">
            <text:p>0,3600</text:p>
          </table:table-cell>
          <table:table-cell table:style-name="ce6" table:formula="of:=([.Q$13]-[.Q$3])/10*([.J7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V4</text:p>
          </table:table-cell>
          <table:table-cell table:style-name="ce6" table:formula="of:=VLOOKUP([.$C8];[$'SECCIONES TIPO'.$B$5:.$G$9];2;0)" office:value-type="float" office:value="0.8224" calcext:value-type="float">
            <text:p>0,8224</text:p>
          </table:table-cell>
          <table:table-cell table:style-name="ce6" table:formula="of:=VLOOKUP([.$C8];[$'SECCIONES TIPO'.$B$5:.$G$9];3;0)" office:value-type="float" office:value="0.1584" calcext:value-type="float">
            <text:p>0,1584</text:p>
          </table:table-cell>
          <table:table-cell table:style-name="ce6" table:formula="of:=VLOOKUP([.$C8];[$'SECCIONES TIPO'.$B$5:.$G$9];4;0)" office:value-type="float" office:value="0.75" calcext:value-type="float">
            <text:p>0,7500</text:p>
          </table:table-cell>
          <table:table-cell table:style-name="ce6" table:formula="of:=VLOOKUP([.$C8];[$'SECCIONES TIPO'.$B$5:.$G$9];5;0)" office:value-type="float" office:value="0.55" calcext:value-type="float">
            <text:p>0,5500</text:p>
          </table:table-cell>
          <table:table-cell table:style-name="ce6" table:formula="of:=VLOOKUP([.$C8];[$'SECCIONES TIPO'.$B$5:.$G$9];6;0)" office:value-type="float" office:value="0.36" calcext:value-type="float">
            <text:p>0,3600</text:p>
          </table:table-cell>
          <table:table-cell table:style-name="ce6" table:formula="of:=([.I$13]-[.I$3])/10*([.B8]-[.B$3])" office:value-type="float" office:value="2.5" calcext:value-type="float">
            <text:p>2,50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8];[$'SECCIONES TIPO'.$I$5:.$N$9];2;0)" office:value-type="float" office:value="1.6624" calcext:value-type="float">
            <text:p>1,6624</text:p>
          </table:table-cell>
          <table:table-cell table:style-name="ce6" table:formula="of:=VLOOKUP([.$K8];[$'SECCIONES TIPO'.$I$5:.$N$9];3;0)" office:value-type="float" office:value="0.4634" calcext:value-type="float">
            <text:p>0,4634</text:p>
          </table:table-cell>
          <table:table-cell table:style-name="ce6" table:formula="of:=VLOOKUP([.$K8];[$'SECCIONES TIPO'.$I$5:.$N$9];4;0)" office:value-type="float" office:value="0.52" calcext:value-type="float">
            <text:p>0,5200</text:p>
          </table:table-cell>
          <table:table-cell table:style-name="ce6" table:formula="of:=VLOOKUP([.$K8];[$'SECCIONES TIPO'.$I$5:.$N$9];5;0)" office:value-type="float" office:value="0.98" calcext:value-type="float">
            <text:p>0,9800</text:p>
          </table:table-cell>
          <table:table-cell table:style-name="ce6" table:formula="of:=VLOOKUP([.$K8];[$'SECCIONES TIPO'.$I$5:.$N$9];6;0)" office:value-type="float" office:value="0.36" calcext:value-type="float">
            <text:p>0,3600</text:p>
          </table:table-cell>
          <table:table-cell table:style-name="ce6" table:formula="of:=([.Q$13]-[.Q$3])/10*([.J8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V4</text:p>
          </table:table-cell>
          <table:table-cell table:style-name="ce6" table:formula="of:=VLOOKUP([.$C9];[$'SECCIONES TIPO'.$B$5:.$G$9];2;0)" office:value-type="float" office:value="0.8224" calcext:value-type="float">
            <text:p>0,8224</text:p>
          </table:table-cell>
          <table:table-cell table:style-name="ce6" table:formula="of:=VLOOKUP([.$C9];[$'SECCIONES TIPO'.$B$5:.$G$9];3;0)" office:value-type="float" office:value="0.1584" calcext:value-type="float">
            <text:p>0,1584</text:p>
          </table:table-cell>
          <table:table-cell table:style-name="ce6" table:formula="of:=VLOOKUP([.$C9];[$'SECCIONES TIPO'.$B$5:.$G$9];4;0)" office:value-type="float" office:value="0.75" calcext:value-type="float">
            <text:p>0,7500</text:p>
          </table:table-cell>
          <table:table-cell table:style-name="ce6" table:formula="of:=VLOOKUP([.$C9];[$'SECCIONES TIPO'.$B$5:.$G$9];5;0)" office:value-type="float" office:value="0.55" calcext:value-type="float">
            <text:p>0,5500</text:p>
          </table:table-cell>
          <table:table-cell table:style-name="ce6" table:formula="of:=VLOOKUP([.$C9];[$'SECCIONES TIPO'.$B$5:.$G$9];6;0)" office:value-type="float" office:value="0.36" calcext:value-type="float">
            <text:p>0,3600</text:p>
          </table:table-cell>
          <table:table-cell table:style-name="ce6" table:formula="of:=([.I$13]-[.I$3])/10*([.B9]-[.B$3])" office:value-type="float" office:value="3" calcext:value-type="float">
            <text:p>3,00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9];[$'SECCIONES TIPO'.$I$5:.$N$9];2;0)" office:value-type="float" office:value="1.6624" calcext:value-type="float">
            <text:p>1,6624</text:p>
          </table:table-cell>
          <table:table-cell table:style-name="ce6" table:formula="of:=VLOOKUP([.$K9];[$'SECCIONES TIPO'.$I$5:.$N$9];3;0)" office:value-type="float" office:value="0.4634" calcext:value-type="float">
            <text:p>0,4634</text:p>
          </table:table-cell>
          <table:table-cell table:style-name="ce6" table:formula="of:=VLOOKUP([.$K9];[$'SECCIONES TIPO'.$I$5:.$N$9];4;0)" office:value-type="float" office:value="0.52" calcext:value-type="float">
            <text:p>0,5200</text:p>
          </table:table-cell>
          <table:table-cell table:style-name="ce6" table:formula="of:=VLOOKUP([.$K9];[$'SECCIONES TIPO'.$I$5:.$N$9];5;0)" office:value-type="float" office:value="0.98" calcext:value-type="float">
            <text:p>0,9800</text:p>
          </table:table-cell>
          <table:table-cell table:style-name="ce6" table:formula="of:=VLOOKUP([.$K9];[$'SECCIONES TIPO'.$I$5:.$N$9];6;0)" office:value-type="float" office:value="0.36" calcext:value-type="float">
            <text:p>0,3600</text:p>
          </table:table-cell>
          <table:table-cell table:style-name="ce6" table:formula="of:=([.Q$13]-[.Q$3])/10*([.J9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V4</text:p>
          </table:table-cell>
          <table:table-cell table:style-name="ce6" table:formula="of:=VLOOKUP([.$C10];[$'SECCIONES TIPO'.$B$5:.$G$9];2;0)" office:value-type="float" office:value="0.8224" calcext:value-type="float">
            <text:p>0,8224</text:p>
          </table:table-cell>
          <table:table-cell table:style-name="ce6" table:formula="of:=VLOOKUP([.$C10];[$'SECCIONES TIPO'.$B$5:.$G$9];3;0)" office:value-type="float" office:value="0.1584" calcext:value-type="float">
            <text:p>0,1584</text:p>
          </table:table-cell>
          <table:table-cell table:style-name="ce6" table:formula="of:=VLOOKUP([.$C10];[$'SECCIONES TIPO'.$B$5:.$G$9];4;0)" office:value-type="float" office:value="0.75" calcext:value-type="float">
            <text:p>0,7500</text:p>
          </table:table-cell>
          <table:table-cell table:style-name="ce6" table:formula="of:=VLOOKUP([.$C10];[$'SECCIONES TIPO'.$B$5:.$G$9];5;0)" office:value-type="float" office:value="0.55" calcext:value-type="float">
            <text:p>0,5500</text:p>
          </table:table-cell>
          <table:table-cell table:style-name="ce6" table:formula="of:=VLOOKUP([.$C10];[$'SECCIONES TIPO'.$B$5:.$G$9];6;0)" office:value-type="float" office:value="0.36" calcext:value-type="float">
            <text:p>0,3600</text:p>
          </table:table-cell>
          <table:table-cell table:style-name="ce6" table:formula="of:=([.I$13]-[.I$3])/10*([.B10]-[.B$3])" office:value-type="float" office:value="3.5" calcext:value-type="float">
            <text:p>3,50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10];[$'SECCIONES TIPO'.$I$5:.$N$9];2;0)" office:value-type="float" office:value="1.6624" calcext:value-type="float">
            <text:p>1,6624</text:p>
          </table:table-cell>
          <table:table-cell table:style-name="ce6" table:formula="of:=VLOOKUP([.$K10];[$'SECCIONES TIPO'.$I$5:.$N$9];3;0)" office:value-type="float" office:value="0.4634" calcext:value-type="float">
            <text:p>0,4634</text:p>
          </table:table-cell>
          <table:table-cell table:style-name="ce6" table:formula="of:=VLOOKUP([.$K10];[$'SECCIONES TIPO'.$I$5:.$N$9];4;0)" office:value-type="float" office:value="0.52" calcext:value-type="float">
            <text:p>0,5200</text:p>
          </table:table-cell>
          <table:table-cell table:style-name="ce6" table:formula="of:=VLOOKUP([.$K10];[$'SECCIONES TIPO'.$I$5:.$N$9];5;0)" office:value-type="float" office:value="0.98" calcext:value-type="float">
            <text:p>0,9800</text:p>
          </table:table-cell>
          <table:table-cell table:style-name="ce6" table:formula="of:=VLOOKUP([.$K10];[$'SECCIONES TIPO'.$I$5:.$N$9];6;0)" office:value-type="float" office:value="0.36" calcext:value-type="float">
            <text:p>0,3600</text:p>
          </table:table-cell>
          <table:table-cell table:style-name="ce6" table:formula="of:=([.Q$13]-[.Q$3])/10*([.J10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V3</text:p>
          </table:table-cell>
          <table:table-cell table:style-name="ce6" table:formula="of:=VLOOKUP([.$C11];[$'SECCIONES TIPO'.$B$5:.$G$9];2;0)" office:value-type="float" office:value="0.9303" calcext:value-type="float">
            <text:p>0,9303</text:p>
          </table:table-cell>
          <table:table-cell table:style-name="ce6" table:formula="of:=VLOOKUP([.$C11];[$'SECCIONES TIPO'.$B$5:.$G$9];3;0)" office:value-type="float" office:value="0.73" calcext:value-type="float">
            <text:p>0,7300</text:p>
          </table:table-cell>
          <table:table-cell table:style-name="ce6" table:formula="of:=VLOOKUP([.$C11];[$'SECCIONES TIPO'.$B$5:.$G$9];4;0)" office:value-type="float" office:value="0.58" calcext:value-type="float">
            <text:p>0,5800</text:p>
          </table:table-cell>
          <table:table-cell table:style-name="ce6" table:formula="of:=VLOOKUP([.$C11];[$'SECCIONES TIPO'.$B$5:.$G$9];5;0)" office:value-type="float" office:value="0.1732" calcext:value-type="float">
            <text:p>0,1732</text:p>
          </table:table-cell>
          <table:table-cell table:style-name="ce6" table:formula="of:=VLOOKUP([.$C11];[$'SECCIONES TIPO'.$B$5:.$G$9];6;0)" office:value-type="float" office:value="0.46" calcext:value-type="float">
            <text:p>0,4600</text:p>
          </table:table-cell>
          <table:table-cell table:style-name="ce6" table:formula="of:=([.I$13]-[.I$3])/10*([.B11]-[.B$3])" office:value-type="float" office:value="4" calcext:value-type="float">
            <text:p>4,00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11];[$'SECCIONES TIPO'.$I$5:.$N$9];2;0)" office:value-type="float" office:value="1.7703" calcext:value-type="float">
            <text:p>1,7703</text:p>
          </table:table-cell>
          <table:table-cell table:style-name="ce6" table:formula="of:=VLOOKUP([.$K11];[$'SECCIONES TIPO'.$I$5:.$N$9];3;0)" office:value-type="float" office:value="0.4776" calcext:value-type="float">
            <text:p>0,4776</text:p>
          </table:table-cell>
          <table:table-cell table:style-name="ce6" table:formula="of:=VLOOKUP([.$K11];[$'SECCIONES TIPO'.$I$5:.$N$9];4;0)" office:value-type="float" office:value="0.53" calcext:value-type="float">
            <text:p>0,5300</text:p>
          </table:table-cell>
          <table:table-cell table:style-name="ce6" table:formula="of:=VLOOKUP([.$K11];[$'SECCIONES TIPO'.$I$5:.$N$9];5;0)" office:value-type="float" office:value="0.97" calcext:value-type="float">
            <text:p>0,9700</text:p>
          </table:table-cell>
          <table:table-cell table:style-name="ce6" table:formula="of:=VLOOKUP([.$K11];[$'SECCIONES TIPO'.$I$5:.$N$9];6;0)" office:value-type="float" office:value="0.46" calcext:value-type="float">
            <text:p>0,4600</text:p>
          </table:table-cell>
          <table:table-cell table:style-name="ce6" table:formula="of:=([.Q$13]-[.Q$3])/10*([.J11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V2</text:p>
          </table:table-cell>
          <table:table-cell table:style-name="ce6" table:formula="of:=VLOOKUP([.$C12];[$'SECCIONES TIPO'.$B$5:.$G$9];2;0)" office:value-type="float" office:value="1.0813" calcext:value-type="float">
            <text:p>1,0813</text:p>
          </table:table-cell>
          <table:table-cell table:style-name="ce6" table:formula="of:=VLOOKUP([.$C12];[$'SECCIONES TIPO'.$B$5:.$G$9];3;0)" office:value-type="float" office:value="0.1924" calcext:value-type="float">
            <text:p>0,1924</text:p>
          </table:table-cell>
          <table:table-cell table:style-name="ce6" table:formula="of:=VLOOKUP([.$C12];[$'SECCIONES TIPO'.$B$5:.$G$9];4;0)" office:value-type="float" office:value="0.7" calcext:value-type="float">
            <text:p>0,7000</text:p>
          </table:table-cell>
          <table:table-cell table:style-name="ce6" table:formula="of:=VLOOKUP([.$C12];[$'SECCIONES TIPO'.$B$5:.$G$9];5;0)" office:value-type="float" office:value="0.6" calcext:value-type="float">
            <text:p>0,6000</text:p>
          </table:table-cell>
          <table:table-cell table:style-name="ce6" table:formula="of:=VLOOKUP([.$C12];[$'SECCIONES TIPO'.$B$5:.$G$9];6;0)" office:value-type="float" office:value="0.6" calcext:value-type="float">
            <text:p>0,6000</text:p>
          </table:table-cell>
          <table:table-cell table:style-name="ce6" table:formula="of:=([.I$13]-[.I$3])/10*([.B12]-[.B$3])" office:value-type="float" office:value="4.5" calcext:value-type="float">
            <text:p>4,50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12];[$'SECCIONES TIPO'.$I$5:.$N$9];2;0)" office:value-type="float" office:value="2.0362" calcext:value-type="float">
            <text:p>2,0362</text:p>
          </table:table-cell>
          <table:table-cell table:style-name="ce6" table:formula="of:=VLOOKUP([.$K12];[$'SECCIONES TIPO'.$I$5:.$N$9];3;0)" office:value-type="float" office:value="0.539" calcext:value-type="float">
            <text:p>0,5390</text:p>
          </table:table-cell>
          <table:table-cell table:style-name="ce6" table:formula="of:=VLOOKUP([.$K12];[$'SECCIONES TIPO'.$I$5:.$N$9];4;0)" office:value-type="float" office:value="0.58" calcext:value-type="float">
            <text:p>0,5800</text:p>
          </table:table-cell>
          <table:table-cell table:style-name="ce6" table:formula="of:=VLOOKUP([.$K12];[$'SECCIONES TIPO'.$I$5:.$N$9];5;0)" office:value-type="float" office:value="0.92" calcext:value-type="float">
            <text:p>0,9200</text:p>
          </table:table-cell>
          <table:table-cell table:style-name="ce6" table:formula="of:=VLOOKUP([.$K12];[$'SECCIONES TIPO'.$I$5:.$N$9];6;0)" office:value-type="float" office:value="0.6" calcext:value-type="float">
            <text:p>0,6000</text:p>
          </table:table-cell>
          <table:table-cell table:style-name="ce6" table:formula="of:=([.Q$13]-[.Q$3])/10*([.J12]-[.J$3])" office:value-type="float" office:value="0" calcext:value-type="float">
            <text:p>0,0000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V1</text:p>
          </table:table-cell>
          <table:table-cell table:style-name="ce11" table:formula="of:=VLOOKUP([.$C13];[$'SECCIONES TIPO'.$B$5:.$G$9];2;0)" office:value-type="float" office:value="1.2684" calcext:value-type="float">
            <text:p>1,2684</text:p>
          </table:table-cell>
          <table:table-cell table:style-name="ce11" table:formula="of:=VLOOKUP([.$C13];[$'SECCIONES TIPO'.$B$5:.$G$9];3;0)" office:value-type="float" office:value="0.2135" calcext:value-type="float">
            <text:p>0,2135</text:p>
          </table:table-cell>
          <table:table-cell table:style-name="ce11" table:formula="of:=VLOOKUP([.$C13];[$'SECCIONES TIPO'.$B$5:.$G$9];4;0)" office:value-type="float" office:value="0.53" calcext:value-type="float">
            <text:p>0,5300</text:p>
          </table:table-cell>
          <table:table-cell table:style-name="ce11" table:formula="of:=VLOOKUP([.$C13];[$'SECCIONES TIPO'.$B$5:.$G$9];5;0)" office:value-type="float" office:value="0.77" calcext:value-type="float">
            <text:p>0,7700</text:p>
          </table:table-cell>
          <table:table-cell table:style-name="ce11" table:formula="of:=VLOOKUP([.$C13];[$'SECCIONES TIPO'.$B$5:.$G$9];6;0)" office:value-type="float" office:value="0.78" calcext:value-type="float">
            <text:p>0,7800</text:p>
          </table:table-cell>
          <table:table-cell table:style-name="ce11" table:formula="of:=VLOOKUP([.$B13];[$'DATOS GENERALES'.$G$11:.$I$22];3;0)" office:value-type="float" office:value="5" calcext:value-type="float">
            <text:p>5,0000</text:p>
          </table:table-cell>
          <table:table-cell table:style-name="ce11"/>
          <table:table-cell table:style-name="ce8" office:value-type="string" calcext:value-type="string">
            <text:p>VL1</text:p>
          </table:table-cell>
          <table:table-cell table:style-name="ce11" table:formula="of:=VLOOKUP([.$K13];[$'SECCIONES TIPO'.$I$5:.$N$9];2;0)" office:value-type="float" office:value="2.2048" calcext:value-type="float">
            <text:p>2,2048</text:p>
          </table:table-cell>
          <table:table-cell table:style-name="ce11" table:formula="of:=VLOOKUP([.$K13];[$'SECCIONES TIPO'.$I$5:.$N$9];3;0)" office:value-type="float" office:value="0.5489" calcext:value-type="float">
            <text:p>0,5489</text:p>
          </table:table-cell>
          <table:table-cell table:style-name="ce11" table:formula="of:=VLOOKUP([.$K13];[$'SECCIONES TIPO'.$I$5:.$N$9];4;0)" office:value-type="float" office:value="0.559" calcext:value-type="float">
            <text:p>0,5590</text:p>
          </table:table-cell>
          <table:table-cell table:style-name="ce11" table:formula="of:=VLOOKUP([.$K13];[$'SECCIONES TIPO'.$I$5:.$N$9];5;0)" office:value-type="float" office:value="0.91" calcext:value-type="float">
            <text:p>0,9100</text:p>
          </table:table-cell>
          <table:table-cell table:style-name="ce11" table:formula="of:=VLOOKUP([.$K13];[$'SECCIONES TIPO'.$I$5:.$N$9];6;0)" office:value-type="float" office:value="0.78" calcext:value-type="float">
            <text:p>0,7800</text:p>
          </table:table-cell>
          <table:table-cell table:style-name="ce11" table:formula="of:=VLOOKUP([.$B13];[$'DATOS GENERALES'.$G$11:.$I$22];3;0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V2</text:p>
          </table:table-cell>
          <table:table-cell table:style-name="ce6" table:formula="of:=VLOOKUP([.$C14];[$'SECCIONES TIPO'.$B$5:.$G$9];2;0)" office:value-type="float" office:value="1.0813" calcext:value-type="float">
            <text:p>1,0813</text:p>
          </table:table-cell>
          <table:table-cell table:style-name="ce6" table:formula="of:=VLOOKUP([.$C14];[$'SECCIONES TIPO'.$B$5:.$G$9];3;0)" office:value-type="float" office:value="0.1924" calcext:value-type="float">
            <text:p>0,1924</text:p>
          </table:table-cell>
          <table:table-cell table:style-name="ce6" table:formula="of:=VLOOKUP([.$C14];[$'SECCIONES TIPO'.$B$5:.$G$9];4;0)" office:value-type="float" office:value="0.7" calcext:value-type="float">
            <text:p>0,7000</text:p>
          </table:table-cell>
          <table:table-cell table:style-name="ce6" table:formula="of:=VLOOKUP([.$C14];[$'SECCIONES TIPO'.$B$5:.$G$9];5;0)" office:value-type="float" office:value="0.6" calcext:value-type="float">
            <text:p>0,6000</text:p>
          </table:table-cell>
          <table:table-cell table:style-name="ce6" table:formula="of:=VLOOKUP([.$C14];[$'SECCIONES TIPO'.$B$5:.$G$9];6;0)" office:value-type="float" office:value="0.6" calcext:value-type="float">
            <text:p>0,6000</text:p>
          </table:table-cell>
          <table:table-cell table:style-name="ce6" table:formula="of:=[.$I$13]+([.I$23]-[.I$13])/10*([.B14]-[.B$13])" office:value-type="float" office:value="8.19" calcext:value-type="float">
            <text:p>8,19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14];[$'SECCIONES TIPO'.$I$5:.$N$9];2;0)" office:value-type="float" office:value="2.0362" calcext:value-type="float">
            <text:p>2,0362</text:p>
          </table:table-cell>
          <table:table-cell table:style-name="ce6" table:formula="of:=VLOOKUP([.$K14];[$'SECCIONES TIPO'.$I$5:.$N$9];3;0)" office:value-type="float" office:value="0.539" calcext:value-type="float">
            <text:p>0,5390</text:p>
          </table:table-cell>
          <table:table-cell table:style-name="ce6" table:formula="of:=VLOOKUP([.$K14];[$'SECCIONES TIPO'.$I$5:.$N$9];4;0)" office:value-type="float" office:value="0.58" calcext:value-type="float">
            <text:p>0,5800</text:p>
          </table:table-cell>
          <table:table-cell table:style-name="ce6" table:formula="of:=VLOOKUP([.$K14];[$'SECCIONES TIPO'.$I$5:.$N$9];5;0)" office:value-type="float" office:value="0.92" calcext:value-type="float">
            <text:p>0,9200</text:p>
          </table:table-cell>
          <table:table-cell table:style-name="ce6" table:formula="of:=VLOOKUP([.$K14];[$'SECCIONES TIPO'.$I$5:.$N$9];6;0)" office:value-type="float" office:value="0.6" calcext:value-type="float">
            <text:p>0,6000</text:p>
          </table:table-cell>
          <table:table-cell table:style-name="ce6" table:formula="of:=[.$I$13]+([.Q$23]-[.Q$13])/10*([.J14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V3</text:p>
          </table:table-cell>
          <table:table-cell table:style-name="ce6" table:formula="of:=VLOOKUP([.$C15];[$'SECCIONES TIPO'.$B$5:.$G$9];2;0)" office:value-type="float" office:value="0.9303" calcext:value-type="float">
            <text:p>0,9303</text:p>
          </table:table-cell>
          <table:table-cell table:style-name="ce6" table:formula="of:=VLOOKUP([.$C15];[$'SECCIONES TIPO'.$B$5:.$G$9];3;0)" office:value-type="float" office:value="0.73" calcext:value-type="float">
            <text:p>0,7300</text:p>
          </table:table-cell>
          <table:table-cell table:style-name="ce6" table:formula="of:=VLOOKUP([.$C15];[$'SECCIONES TIPO'.$B$5:.$G$9];4;0)" office:value-type="float" office:value="0.58" calcext:value-type="float">
            <text:p>0,5800</text:p>
          </table:table-cell>
          <table:table-cell table:style-name="ce6" table:formula="of:=VLOOKUP([.$C15];[$'SECCIONES TIPO'.$B$5:.$G$9];5;0)" office:value-type="float" office:value="0.1732" calcext:value-type="float">
            <text:p>0,1732</text:p>
          </table:table-cell>
          <table:table-cell table:style-name="ce6" table:formula="of:=VLOOKUP([.$C15];[$'SECCIONES TIPO'.$B$5:.$G$9];6;0)" office:value-type="float" office:value="0.46" calcext:value-type="float">
            <text:p>0,4600</text:p>
          </table:table-cell>
          <table:table-cell table:style-name="ce6" table:formula="of:=[.$I$13]+([.I$23]-[.I$13])/10*([.B15]-[.B$13])" office:value-type="float" office:value="11.38" calcext:value-type="float">
            <text:p>11,38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15];[$'SECCIONES TIPO'.$I$5:.$N$9];2;0)" office:value-type="float" office:value="1.7703" calcext:value-type="float">
            <text:p>1,7703</text:p>
          </table:table-cell>
          <table:table-cell table:style-name="ce6" table:formula="of:=VLOOKUP([.$K15];[$'SECCIONES TIPO'.$I$5:.$N$9];3;0)" office:value-type="float" office:value="0.4776" calcext:value-type="float">
            <text:p>0,4776</text:p>
          </table:table-cell>
          <table:table-cell table:style-name="ce6" table:formula="of:=VLOOKUP([.$K15];[$'SECCIONES TIPO'.$I$5:.$N$9];4;0)" office:value-type="float" office:value="0.53" calcext:value-type="float">
            <text:p>0,5300</text:p>
          </table:table-cell>
          <table:table-cell table:style-name="ce6" table:formula="of:=VLOOKUP([.$K15];[$'SECCIONES TIPO'.$I$5:.$N$9];5;0)" office:value-type="float" office:value="0.97" calcext:value-type="float">
            <text:p>0,9700</text:p>
          </table:table-cell>
          <table:table-cell table:style-name="ce6" table:formula="of:=VLOOKUP([.$K15];[$'SECCIONES TIPO'.$I$5:.$N$9];6;0)" office:value-type="float" office:value="0.46" calcext:value-type="float">
            <text:p>0,4600</text:p>
          </table:table-cell>
          <table:table-cell table:style-name="ce6" table:formula="of:=[.$I$13]+([.Q$23]-[.Q$13])/10*([.J15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V4</text:p>
          </table:table-cell>
          <table:table-cell table:style-name="ce6" table:formula="of:=VLOOKUP([.$C16];[$'SECCIONES TIPO'.$B$5:.$G$9];2;0)" office:value-type="float" office:value="0.8224" calcext:value-type="float">
            <text:p>0,8224</text:p>
          </table:table-cell>
          <table:table-cell table:style-name="ce6" table:formula="of:=VLOOKUP([.$C16];[$'SECCIONES TIPO'.$B$5:.$G$9];3;0)" office:value-type="float" office:value="0.1584" calcext:value-type="float">
            <text:p>0,1584</text:p>
          </table:table-cell>
          <table:table-cell table:style-name="ce6" table:formula="of:=VLOOKUP([.$C16];[$'SECCIONES TIPO'.$B$5:.$G$9];4;0)" office:value-type="float" office:value="0.75" calcext:value-type="float">
            <text:p>0,7500</text:p>
          </table:table-cell>
          <table:table-cell table:style-name="ce6" table:formula="of:=VLOOKUP([.$C16];[$'SECCIONES TIPO'.$B$5:.$G$9];5;0)" office:value-type="float" office:value="0.55" calcext:value-type="float">
            <text:p>0,5500</text:p>
          </table:table-cell>
          <table:table-cell table:style-name="ce6" table:formula="of:=VLOOKUP([.$C16];[$'SECCIONES TIPO'.$B$5:.$G$9];6;0)" office:value-type="float" office:value="0.36" calcext:value-type="float">
            <text:p>0,3600</text:p>
          </table:table-cell>
          <table:table-cell table:style-name="ce6" table:formula="of:=[.$I$13]+([.I$23]-[.I$13])/10*([.B16]-[.B$13])" office:value-type="float" office:value="14.57" calcext:value-type="float">
            <text:p>14,57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16];[$'SECCIONES TIPO'.$I$5:.$N$9];2;0)" office:value-type="float" office:value="1.6624" calcext:value-type="float">
            <text:p>1,6624</text:p>
          </table:table-cell>
          <table:table-cell table:style-name="ce6" table:formula="of:=VLOOKUP([.$K16];[$'SECCIONES TIPO'.$I$5:.$N$9];3;0)" office:value-type="float" office:value="0.4634" calcext:value-type="float">
            <text:p>0,4634</text:p>
          </table:table-cell>
          <table:table-cell table:style-name="ce6" table:formula="of:=VLOOKUP([.$K16];[$'SECCIONES TIPO'.$I$5:.$N$9];4;0)" office:value-type="float" office:value="0.52" calcext:value-type="float">
            <text:p>0,5200</text:p>
          </table:table-cell>
          <table:table-cell table:style-name="ce6" table:formula="of:=VLOOKUP([.$K16];[$'SECCIONES TIPO'.$I$5:.$N$9];5;0)" office:value-type="float" office:value="0.98" calcext:value-type="float">
            <text:p>0,9800</text:p>
          </table:table-cell>
          <table:table-cell table:style-name="ce6" table:formula="of:=VLOOKUP([.$K16];[$'SECCIONES TIPO'.$I$5:.$N$9];6;0)" office:value-type="float" office:value="0.36" calcext:value-type="float">
            <text:p>0,3600</text:p>
          </table:table-cell>
          <table:table-cell table:style-name="ce6" table:formula="of:=[.$I$13]+([.Q$23]-[.Q$13])/10*([.J16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V4</text:p>
          </table:table-cell>
          <table:table-cell table:style-name="ce6" table:formula="of:=VLOOKUP([.$C17];[$'SECCIONES TIPO'.$B$5:.$G$9];2;0)" office:value-type="float" office:value="0.8224" calcext:value-type="float">
            <text:p>0,8224</text:p>
          </table:table-cell>
          <table:table-cell table:style-name="ce6" table:formula="of:=VLOOKUP([.$C17];[$'SECCIONES TIPO'.$B$5:.$G$9];3;0)" office:value-type="float" office:value="0.1584" calcext:value-type="float">
            <text:p>0,1584</text:p>
          </table:table-cell>
          <table:table-cell table:style-name="ce6" table:formula="of:=VLOOKUP([.$C17];[$'SECCIONES TIPO'.$B$5:.$G$9];4;0)" office:value-type="float" office:value="0.75" calcext:value-type="float">
            <text:p>0,7500</text:p>
          </table:table-cell>
          <table:table-cell table:style-name="ce6" table:formula="of:=VLOOKUP([.$C17];[$'SECCIONES TIPO'.$B$5:.$G$9];5;0)" office:value-type="float" office:value="0.55" calcext:value-type="float">
            <text:p>0,5500</text:p>
          </table:table-cell>
          <table:table-cell table:style-name="ce6" table:formula="of:=VLOOKUP([.$C17];[$'SECCIONES TIPO'.$B$5:.$G$9];6;0)" office:value-type="float" office:value="0.36" calcext:value-type="float">
            <text:p>0,3600</text:p>
          </table:table-cell>
          <table:table-cell table:style-name="ce6" table:formula="of:=[.$I$13]+([.I$23]-[.I$13])/10*([.B17]-[.B$13])" office:value-type="float" office:value="17.76" calcext:value-type="float">
            <text:p>17,76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17];[$'SECCIONES TIPO'.$I$5:.$N$9];2;0)" office:value-type="float" office:value="1.6624" calcext:value-type="float">
            <text:p>1,6624</text:p>
          </table:table-cell>
          <table:table-cell table:style-name="ce6" table:formula="of:=VLOOKUP([.$K17];[$'SECCIONES TIPO'.$I$5:.$N$9];3;0)" office:value-type="float" office:value="0.4634" calcext:value-type="float">
            <text:p>0,4634</text:p>
          </table:table-cell>
          <table:table-cell table:style-name="ce6" table:formula="of:=VLOOKUP([.$K17];[$'SECCIONES TIPO'.$I$5:.$N$9];4;0)" office:value-type="float" office:value="0.52" calcext:value-type="float">
            <text:p>0,5200</text:p>
          </table:table-cell>
          <table:table-cell table:style-name="ce6" table:formula="of:=VLOOKUP([.$K17];[$'SECCIONES TIPO'.$I$5:.$N$9];5;0)" office:value-type="float" office:value="0.98" calcext:value-type="float">
            <text:p>0,9800</text:p>
          </table:table-cell>
          <table:table-cell table:style-name="ce6" table:formula="of:=VLOOKUP([.$K17];[$'SECCIONES TIPO'.$I$5:.$N$9];6;0)" office:value-type="float" office:value="0.36" calcext:value-type="float">
            <text:p>0,3600</text:p>
          </table:table-cell>
          <table:table-cell table:style-name="ce6" table:formula="of:=[.$I$13]+([.Q$23]-[.Q$13])/10*([.J17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V4</text:p>
          </table:table-cell>
          <table:table-cell table:style-name="ce6" table:formula="of:=VLOOKUP([.$C18];[$'SECCIONES TIPO'.$B$5:.$G$9];2;0)" office:value-type="float" office:value="0.8224" calcext:value-type="float">
            <text:p>0,8224</text:p>
          </table:table-cell>
          <table:table-cell table:style-name="ce6" table:formula="of:=VLOOKUP([.$C18];[$'SECCIONES TIPO'.$B$5:.$G$9];3;0)" office:value-type="float" office:value="0.1584" calcext:value-type="float">
            <text:p>0,1584</text:p>
          </table:table-cell>
          <table:table-cell table:style-name="ce6" table:formula="of:=VLOOKUP([.$C18];[$'SECCIONES TIPO'.$B$5:.$G$9];4;0)" office:value-type="float" office:value="0.75" calcext:value-type="float">
            <text:p>0,7500</text:p>
          </table:table-cell>
          <table:table-cell table:style-name="ce6" table:formula="of:=VLOOKUP([.$C18];[$'SECCIONES TIPO'.$B$5:.$G$9];5;0)" office:value-type="float" office:value="0.55" calcext:value-type="float">
            <text:p>0,5500</text:p>
          </table:table-cell>
          <table:table-cell table:style-name="ce6" table:formula="of:=VLOOKUP([.$C18];[$'SECCIONES TIPO'.$B$5:.$G$9];6;0)" office:value-type="float" office:value="0.36" calcext:value-type="float">
            <text:p>0,3600</text:p>
          </table:table-cell>
          <table:table-cell table:style-name="ce6" table:formula="of:=[.$I$13]+([.I$23]-[.I$13])/10*([.B18]-[.B$13])" office:value-type="float" office:value="20.95" calcext:value-type="float">
            <text:p>20,95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18];[$'SECCIONES TIPO'.$I$5:.$N$9];2;0)" office:value-type="float" office:value="1.6624" calcext:value-type="float">
            <text:p>1,6624</text:p>
          </table:table-cell>
          <table:table-cell table:style-name="ce6" table:formula="of:=VLOOKUP([.$K18];[$'SECCIONES TIPO'.$I$5:.$N$9];3;0)" office:value-type="float" office:value="0.4634" calcext:value-type="float">
            <text:p>0,4634</text:p>
          </table:table-cell>
          <table:table-cell table:style-name="ce6" table:formula="of:=VLOOKUP([.$K18];[$'SECCIONES TIPO'.$I$5:.$N$9];4;0)" office:value-type="float" office:value="0.52" calcext:value-type="float">
            <text:p>0,5200</text:p>
          </table:table-cell>
          <table:table-cell table:style-name="ce6" table:formula="of:=VLOOKUP([.$K18];[$'SECCIONES TIPO'.$I$5:.$N$9];5;0)" office:value-type="float" office:value="0.98" calcext:value-type="float">
            <text:p>0,9800</text:p>
          </table:table-cell>
          <table:table-cell table:style-name="ce6" table:formula="of:=VLOOKUP([.$K18];[$'SECCIONES TIPO'.$I$5:.$N$9];6;0)" office:value-type="float" office:value="0.36" calcext:value-type="float">
            <text:p>0,3600</text:p>
          </table:table-cell>
          <table:table-cell table:style-name="ce6" table:formula="of:=[.$I$13]+([.Q$23]-[.Q$13])/10*([.J18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V4</text:p>
          </table:table-cell>
          <table:table-cell table:style-name="ce6" table:formula="of:=VLOOKUP([.$C19];[$'SECCIONES TIPO'.$B$5:.$G$9];2;0)" office:value-type="float" office:value="0.8224" calcext:value-type="float">
            <text:p>0,8224</text:p>
          </table:table-cell>
          <table:table-cell table:style-name="ce6" table:formula="of:=VLOOKUP([.$C19];[$'SECCIONES TIPO'.$B$5:.$G$9];3;0)" office:value-type="float" office:value="0.1584" calcext:value-type="float">
            <text:p>0,1584</text:p>
          </table:table-cell>
          <table:table-cell table:style-name="ce6" table:formula="of:=VLOOKUP([.$C19];[$'SECCIONES TIPO'.$B$5:.$G$9];4;0)" office:value-type="float" office:value="0.75" calcext:value-type="float">
            <text:p>0,7500</text:p>
          </table:table-cell>
          <table:table-cell table:style-name="ce6" table:formula="of:=VLOOKUP([.$C19];[$'SECCIONES TIPO'.$B$5:.$G$9];5;0)" office:value-type="float" office:value="0.55" calcext:value-type="float">
            <text:p>0,5500</text:p>
          </table:table-cell>
          <table:table-cell table:style-name="ce6" table:formula="of:=VLOOKUP([.$C19];[$'SECCIONES TIPO'.$B$5:.$G$9];6;0)" office:value-type="float" office:value="0.36" calcext:value-type="float">
            <text:p>0,3600</text:p>
          </table:table-cell>
          <table:table-cell table:style-name="ce6" table:formula="of:=[.$I$13]+([.I$23]-[.I$13])/10*([.B19]-[.B$13])" office:value-type="float" office:value="24.14" calcext:value-type="float">
            <text:p>24,14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19];[$'SECCIONES TIPO'.$I$5:.$N$9];2;0)" office:value-type="float" office:value="1.6624" calcext:value-type="float">
            <text:p>1,6624</text:p>
          </table:table-cell>
          <table:table-cell table:style-name="ce6" table:formula="of:=VLOOKUP([.$K19];[$'SECCIONES TIPO'.$I$5:.$N$9];3;0)" office:value-type="float" office:value="0.4634" calcext:value-type="float">
            <text:p>0,4634</text:p>
          </table:table-cell>
          <table:table-cell table:style-name="ce6" table:formula="of:=VLOOKUP([.$K19];[$'SECCIONES TIPO'.$I$5:.$N$9];4;0)" office:value-type="float" office:value="0.52" calcext:value-type="float">
            <text:p>0,5200</text:p>
          </table:table-cell>
          <table:table-cell table:style-name="ce6" table:formula="of:=VLOOKUP([.$K19];[$'SECCIONES TIPO'.$I$5:.$N$9];5;0)" office:value-type="float" office:value="0.98" calcext:value-type="float">
            <text:p>0,9800</text:p>
          </table:table-cell>
          <table:table-cell table:style-name="ce6" table:formula="of:=VLOOKUP([.$K19];[$'SECCIONES TIPO'.$I$5:.$N$9];6;0)" office:value-type="float" office:value="0.36" calcext:value-type="float">
            <text:p>0,3600</text:p>
          </table:table-cell>
          <table:table-cell table:style-name="ce6" table:formula="of:=[.$I$13]+([.Q$23]-[.Q$13])/10*([.J19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V4</text:p>
          </table:table-cell>
          <table:table-cell table:style-name="ce6" table:formula="of:=VLOOKUP([.$C20];[$'SECCIONES TIPO'.$B$5:.$G$9];2;0)" office:value-type="float" office:value="0.8224" calcext:value-type="float">
            <text:p>0,8224</text:p>
          </table:table-cell>
          <table:table-cell table:style-name="ce6" table:formula="of:=VLOOKUP([.$C20];[$'SECCIONES TIPO'.$B$5:.$G$9];3;0)" office:value-type="float" office:value="0.1584" calcext:value-type="float">
            <text:p>0,1584</text:p>
          </table:table-cell>
          <table:table-cell table:style-name="ce6" table:formula="of:=VLOOKUP([.$C20];[$'SECCIONES TIPO'.$B$5:.$G$9];4;0)" office:value-type="float" office:value="0.75" calcext:value-type="float">
            <text:p>0,7500</text:p>
          </table:table-cell>
          <table:table-cell table:style-name="ce6" table:formula="of:=VLOOKUP([.$C20];[$'SECCIONES TIPO'.$B$5:.$G$9];5;0)" office:value-type="float" office:value="0.55" calcext:value-type="float">
            <text:p>0,5500</text:p>
          </table:table-cell>
          <table:table-cell table:style-name="ce6" table:formula="of:=VLOOKUP([.$C20];[$'SECCIONES TIPO'.$B$5:.$G$9];6;0)" office:value-type="float" office:value="0.36" calcext:value-type="float">
            <text:p>0,3600</text:p>
          </table:table-cell>
          <table:table-cell table:style-name="ce6" table:formula="of:=[.$I$13]+([.I$23]-[.I$13])/10*([.B20]-[.B$13])" office:value-type="float" office:value="27.33" calcext:value-type="float">
            <text:p>27,33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20];[$'SECCIONES TIPO'.$I$5:.$N$9];2;0)" office:value-type="float" office:value="1.6624" calcext:value-type="float">
            <text:p>1,6624</text:p>
          </table:table-cell>
          <table:table-cell table:style-name="ce6" table:formula="of:=VLOOKUP([.$K20];[$'SECCIONES TIPO'.$I$5:.$N$9];3;0)" office:value-type="float" office:value="0.4634" calcext:value-type="float">
            <text:p>0,4634</text:p>
          </table:table-cell>
          <table:table-cell table:style-name="ce6" table:formula="of:=VLOOKUP([.$K20];[$'SECCIONES TIPO'.$I$5:.$N$9];4;0)" office:value-type="float" office:value="0.52" calcext:value-type="float">
            <text:p>0,5200</text:p>
          </table:table-cell>
          <table:table-cell table:style-name="ce6" table:formula="of:=VLOOKUP([.$K20];[$'SECCIONES TIPO'.$I$5:.$N$9];5;0)" office:value-type="float" office:value="0.98" calcext:value-type="float">
            <text:p>0,9800</text:p>
          </table:table-cell>
          <table:table-cell table:style-name="ce6" table:formula="of:=VLOOKUP([.$K20];[$'SECCIONES TIPO'.$I$5:.$N$9];6;0)" office:value-type="float" office:value="0.36" calcext:value-type="float">
            <text:p>0,3600</text:p>
          </table:table-cell>
          <table:table-cell table:style-name="ce6" table:formula="of:=[.$I$13]+([.Q$23]-[.Q$13])/10*([.J20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3</text:p>
          </table:table-cell>
          <table:table-cell table:style-name="ce6" table:formula="of:=VLOOKUP([.$C21];[$'SECCIONES TIPO'.$B$5:.$G$9];2;0)" office:value-type="float" office:value="0.9303" calcext:value-type="float">
            <text:p>0,9303</text:p>
          </table:table-cell>
          <table:table-cell table:style-name="ce6" table:formula="of:=VLOOKUP([.$C21];[$'SECCIONES TIPO'.$B$5:.$G$9];3;0)" office:value-type="float" office:value="0.73" calcext:value-type="float">
            <text:p>0,7300</text:p>
          </table:table-cell>
          <table:table-cell table:style-name="ce6" table:formula="of:=VLOOKUP([.$C21];[$'SECCIONES TIPO'.$B$5:.$G$9];4;0)" office:value-type="float" office:value="0.58" calcext:value-type="float">
            <text:p>0,5800</text:p>
          </table:table-cell>
          <table:table-cell table:style-name="ce6" table:formula="of:=VLOOKUP([.$C21];[$'SECCIONES TIPO'.$B$5:.$G$9];5;0)" office:value-type="float" office:value="0.1732" calcext:value-type="float">
            <text:p>0,1732</text:p>
          </table:table-cell>
          <table:table-cell table:style-name="ce6" table:formula="of:=VLOOKUP([.$C21];[$'SECCIONES TIPO'.$B$5:.$G$9];6;0)" office:value-type="float" office:value="0.46" calcext:value-type="float">
            <text:p>0,4600</text:p>
          </table:table-cell>
          <table:table-cell table:style-name="ce6" table:formula="of:=[.$I$13]+([.I$23]-[.I$13])/10*([.B21]-[.B$13])" office:value-type="float" office:value="30.52" calcext:value-type="float">
            <text:p>30,52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21];[$'SECCIONES TIPO'.$I$5:.$N$9];2;0)" office:value-type="float" office:value="1.7703" calcext:value-type="float">
            <text:p>1,7703</text:p>
          </table:table-cell>
          <table:table-cell table:style-name="ce6" table:formula="of:=VLOOKUP([.$K21];[$'SECCIONES TIPO'.$I$5:.$N$9];3;0)" office:value-type="float" office:value="0.4776" calcext:value-type="float">
            <text:p>0,4776</text:p>
          </table:table-cell>
          <table:table-cell table:style-name="ce6" table:formula="of:=VLOOKUP([.$K21];[$'SECCIONES TIPO'.$I$5:.$N$9];4;0)" office:value-type="float" office:value="0.53" calcext:value-type="float">
            <text:p>0,5300</text:p>
          </table:table-cell>
          <table:table-cell table:style-name="ce6" table:formula="of:=VLOOKUP([.$K21];[$'SECCIONES TIPO'.$I$5:.$N$9];5;0)" office:value-type="float" office:value="0.97" calcext:value-type="float">
            <text:p>0,9700</text:p>
          </table:table-cell>
          <table:table-cell table:style-name="ce6" table:formula="of:=VLOOKUP([.$K21];[$'SECCIONES TIPO'.$I$5:.$N$9];6;0)" office:value-type="float" office:value="0.46" calcext:value-type="float">
            <text:p>0,4600</text:p>
          </table:table-cell>
          <table:table-cell table:style-name="ce6" table:formula="of:=[.$I$13]+([.Q$23]-[.Q$13])/10*([.J21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V2</text:p>
          </table:table-cell>
          <table:table-cell table:style-name="ce6" table:formula="of:=VLOOKUP([.$C22];[$'SECCIONES TIPO'.$B$5:.$G$9];2;0)" office:value-type="float" office:value="1.0813" calcext:value-type="float">
            <text:p>1,0813</text:p>
          </table:table-cell>
          <table:table-cell table:style-name="ce6" table:formula="of:=VLOOKUP([.$C22];[$'SECCIONES TIPO'.$B$5:.$G$9];3;0)" office:value-type="float" office:value="0.1924" calcext:value-type="float">
            <text:p>0,1924</text:p>
          </table:table-cell>
          <table:table-cell table:style-name="ce6" table:formula="of:=VLOOKUP([.$C22];[$'SECCIONES TIPO'.$B$5:.$G$9];4;0)" office:value-type="float" office:value="0.7" calcext:value-type="float">
            <text:p>0,7000</text:p>
          </table:table-cell>
          <table:table-cell table:style-name="ce6" table:formula="of:=VLOOKUP([.$C22];[$'SECCIONES TIPO'.$B$5:.$G$9];5;0)" office:value-type="float" office:value="0.6" calcext:value-type="float">
            <text:p>0,6000</text:p>
          </table:table-cell>
          <table:table-cell table:style-name="ce6" table:formula="of:=VLOOKUP([.$C22];[$'SECCIONES TIPO'.$B$5:.$G$9];6;0)" office:value-type="float" office:value="0.6" calcext:value-type="float">
            <text:p>0,6000</text:p>
          </table:table-cell>
          <table:table-cell table:style-name="ce6" table:formula="of:=[.$I$13]+([.I$23]-[.I$13])/10*([.B22]-[.B$13])" office:value-type="float" office:value="33.71" calcext:value-type="float">
            <text:p>33,71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22];[$'SECCIONES TIPO'.$I$5:.$N$9];2;0)" office:value-type="float" office:value="2.0362" calcext:value-type="float">
            <text:p>2,0362</text:p>
          </table:table-cell>
          <table:table-cell table:style-name="ce6" table:formula="of:=VLOOKUP([.$K22];[$'SECCIONES TIPO'.$I$5:.$N$9];3;0)" office:value-type="float" office:value="0.539" calcext:value-type="float">
            <text:p>0,5390</text:p>
          </table:table-cell>
          <table:table-cell table:style-name="ce6" table:formula="of:=VLOOKUP([.$K22];[$'SECCIONES TIPO'.$I$5:.$N$9];4;0)" office:value-type="float" office:value="0.58" calcext:value-type="float">
            <text:p>0,5800</text:p>
          </table:table-cell>
          <table:table-cell table:style-name="ce6" table:formula="of:=VLOOKUP([.$K22];[$'SECCIONES TIPO'.$I$5:.$N$9];5;0)" office:value-type="float" office:value="0.92" calcext:value-type="float">
            <text:p>0,9200</text:p>
          </table:table-cell>
          <table:table-cell table:style-name="ce6" table:formula="of:=VLOOKUP([.$K22];[$'SECCIONES TIPO'.$I$5:.$N$9];6;0)" office:value-type="float" office:value="0.6" calcext:value-type="float">
            <text:p>0,6000</text:p>
          </table:table-cell>
          <table:table-cell table:style-name="ce6" table:formula="of:=[.$I$13]+([.Q$23]-[.Q$13])/10*([.J22]-[.J$13])" office:value-type="float" office:value="5" calcext:value-type="float">
            <text:p>5,0000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SV1</text:p>
          </table:table-cell>
          <table:table-cell table:style-name="ce11" table:formula="of:=VLOOKUP([.$C23];[$'SECCIONES TIPO'.$B$5:.$G$9];2;0)" office:value-type="float" office:value="1.2684" calcext:value-type="float">
            <text:p>1,2684</text:p>
          </table:table-cell>
          <table:table-cell table:style-name="ce11" table:formula="of:=VLOOKUP([.$C23];[$'SECCIONES TIPO'.$B$5:.$G$9];3;0)" office:value-type="float" office:value="0.2135" calcext:value-type="float">
            <text:p>0,2135</text:p>
          </table:table-cell>
          <table:table-cell table:style-name="ce11" table:formula="of:=VLOOKUP([.$C23];[$'SECCIONES TIPO'.$B$5:.$G$9];4;0)" office:value-type="float" office:value="0.53" calcext:value-type="float">
            <text:p>0,5300</text:p>
          </table:table-cell>
          <table:table-cell table:style-name="ce11" table:formula="of:=VLOOKUP([.$C23];[$'SECCIONES TIPO'.$B$5:.$G$9];5;0)" office:value-type="float" office:value="0.77" calcext:value-type="float">
            <text:p>0,7700</text:p>
          </table:table-cell>
          <table:table-cell table:style-name="ce11" table:formula="of:=VLOOKUP([.$C23];[$'SECCIONES TIPO'.$B$5:.$G$9];6;0)" office:value-type="float" office:value="0.78" calcext:value-type="float">
            <text:p>0,7800</text:p>
          </table:table-cell>
          <table:table-cell table:style-name="ce11" table:formula="of:=VLOOKUP([.$B23];[$'DATOS GENERALES'.$G$11:.$I$22];3;0)" office:value-type="float" office:value="36.9" calcext:value-type="float">
            <text:p>36,9000</text:p>
          </table:table-cell>
          <table:table-cell table:style-name="ce11"/>
          <table:table-cell table:style-name="ce8" office:value-type="string" calcext:value-type="string">
            <text:p>VL1</text:p>
          </table:table-cell>
          <table:table-cell table:style-name="ce11" table:formula="of:=VLOOKUP([.$K23];[$'SECCIONES TIPO'.$I$5:.$N$9];2;0)" office:value-type="float" office:value="2.2048" calcext:value-type="float">
            <text:p>2,2048</text:p>
          </table:table-cell>
          <table:table-cell table:style-name="ce11" table:formula="of:=VLOOKUP([.$K23];[$'SECCIONES TIPO'.$I$5:.$N$9];3;0)" office:value-type="float" office:value="0.5489" calcext:value-type="float">
            <text:p>0,5489</text:p>
          </table:table-cell>
          <table:table-cell table:style-name="ce11" table:formula="of:=VLOOKUP([.$K23];[$'SECCIONES TIPO'.$I$5:.$N$9];4;0)" office:value-type="float" office:value="0.559" calcext:value-type="float">
            <text:p>0,5590</text:p>
          </table:table-cell>
          <table:table-cell table:style-name="ce11" table:formula="of:=VLOOKUP([.$K23];[$'SECCIONES TIPO'.$I$5:.$N$9];5;0)" office:value-type="float" office:value="0.91" calcext:value-type="float">
            <text:p>0,9100</text:p>
          </table:table-cell>
          <table:table-cell table:style-name="ce11" table:formula="of:=VLOOKUP([.$K23];[$'SECCIONES TIPO'.$I$5:.$N$9];6;0)" office:value-type="float" office:value="0.78" calcext:value-type="float">
            <text:p>0,7800</text:p>
          </table:table-cell>
          <table:table-cell table:style-name="ce11" table:formula="of:=VLOOKUP([.$B23];[$'DATOS GENERALES'.$G$11:.$I$22];3;0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V2</text:p>
          </table:table-cell>
          <table:table-cell table:style-name="ce6" table:formula="of:=VLOOKUP([.$C24];[$'SECCIONES TIPO'.$B$5:.$G$9];2;0)" office:value-type="float" office:value="1.0813" calcext:value-type="float">
            <text:p>1,0813</text:p>
          </table:table-cell>
          <table:table-cell table:style-name="ce6" table:formula="of:=VLOOKUP([.$C24];[$'SECCIONES TIPO'.$B$5:.$G$9];3;0)" office:value-type="float" office:value="0.1924" calcext:value-type="float">
            <text:p>0,1924</text:p>
          </table:table-cell>
          <table:table-cell table:style-name="ce6" table:formula="of:=VLOOKUP([.$C24];[$'SECCIONES TIPO'.$B$5:.$G$9];4;0)" office:value-type="float" office:value="0.7" calcext:value-type="float">
            <text:p>0,7000</text:p>
          </table:table-cell>
          <table:table-cell table:style-name="ce6" table:formula="of:=VLOOKUP([.$C24];[$'SECCIONES TIPO'.$B$5:.$G$9];5;0)" office:value-type="float" office:value="0.6" calcext:value-type="float">
            <text:p>0,6000</text:p>
          </table:table-cell>
          <table:table-cell table:style-name="ce6" table:formula="of:=VLOOKUP([.$C24];[$'SECCIONES TIPO'.$B$5:.$G$9];6;0)" office:value-type="float" office:value="0.6" calcext:value-type="float">
            <text:p>0,6000</text:p>
          </table:table-cell>
          <table:table-cell table:style-name="ce6" table:formula="of:=[.$I$23]+([.I$33]-[.I$23])/10*([.B24]-[.B$23])" office:value-type="float" office:value="40.73" calcext:value-type="float">
            <text:p>40,73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24];[$'SECCIONES TIPO'.$I$5:.$N$9];2;0)" office:value-type="float" office:value="2.0362" calcext:value-type="float">
            <text:p>2,0362</text:p>
          </table:table-cell>
          <table:table-cell table:style-name="ce6" table:formula="of:=VLOOKUP([.$K24];[$'SECCIONES TIPO'.$I$5:.$N$9];3;0)" office:value-type="float" office:value="0.539" calcext:value-type="float">
            <text:p>0,5390</text:p>
          </table:table-cell>
          <table:table-cell table:style-name="ce6" table:formula="of:=VLOOKUP([.$K24];[$'SECCIONES TIPO'.$I$5:.$N$9];4;0)" office:value-type="float" office:value="0.58" calcext:value-type="float">
            <text:p>0,5800</text:p>
          </table:table-cell>
          <table:table-cell table:style-name="ce6" table:formula="of:=VLOOKUP([.$K24];[$'SECCIONES TIPO'.$I$5:.$N$9];5;0)" office:value-type="float" office:value="0.92" calcext:value-type="float">
            <text:p>0,9200</text:p>
          </table:table-cell>
          <table:table-cell table:style-name="ce6" table:formula="of:=VLOOKUP([.$K24];[$'SECCIONES TIPO'.$I$5:.$N$9];6;0)" office:value-type="float" office:value="0.6" calcext:value-type="float">
            <text:p>0,6000</text:p>
          </table:table-cell>
          <table:table-cell table:style-name="ce6" table:formula="of:=[.$I$23]+([.Q$33]-[.Q$23])/10*([.J24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V3</text:p>
          </table:table-cell>
          <table:table-cell table:style-name="ce6" table:formula="of:=VLOOKUP([.$C25];[$'SECCIONES TIPO'.$B$5:.$G$9];2;0)" office:value-type="float" office:value="0.9303" calcext:value-type="float">
            <text:p>0,9303</text:p>
          </table:table-cell>
          <table:table-cell table:style-name="ce6" table:formula="of:=VLOOKUP([.$C25];[$'SECCIONES TIPO'.$B$5:.$G$9];3;0)" office:value-type="float" office:value="0.73" calcext:value-type="float">
            <text:p>0,7300</text:p>
          </table:table-cell>
          <table:table-cell table:style-name="ce6" table:formula="of:=VLOOKUP([.$C25];[$'SECCIONES TIPO'.$B$5:.$G$9];4;0)" office:value-type="float" office:value="0.58" calcext:value-type="float">
            <text:p>0,5800</text:p>
          </table:table-cell>
          <table:table-cell table:style-name="ce6" table:formula="of:=VLOOKUP([.$C25];[$'SECCIONES TIPO'.$B$5:.$G$9];5;0)" office:value-type="float" office:value="0.1732" calcext:value-type="float">
            <text:p>0,1732</text:p>
          </table:table-cell>
          <table:table-cell table:style-name="ce6" table:formula="of:=VLOOKUP([.$C25];[$'SECCIONES TIPO'.$B$5:.$G$9];6;0)" office:value-type="float" office:value="0.46" calcext:value-type="float">
            <text:p>0,4600</text:p>
          </table:table-cell>
          <table:table-cell table:style-name="ce6" table:formula="of:=[.$I$23]+([.I$33]-[.I$23])/10*([.B25]-[.B$23])" office:value-type="float" office:value="44.56" calcext:value-type="float">
            <text:p>44,56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25];[$'SECCIONES TIPO'.$I$5:.$N$9];2;0)" office:value-type="float" office:value="1.7703" calcext:value-type="float">
            <text:p>1,7703</text:p>
          </table:table-cell>
          <table:table-cell table:style-name="ce6" table:formula="of:=VLOOKUP([.$K25];[$'SECCIONES TIPO'.$I$5:.$N$9];3;0)" office:value-type="float" office:value="0.4776" calcext:value-type="float">
            <text:p>0,4776</text:p>
          </table:table-cell>
          <table:table-cell table:style-name="ce6" table:formula="of:=VLOOKUP([.$K25];[$'SECCIONES TIPO'.$I$5:.$N$9];4;0)" office:value-type="float" office:value="0.53" calcext:value-type="float">
            <text:p>0,5300</text:p>
          </table:table-cell>
          <table:table-cell table:style-name="ce6" table:formula="of:=VLOOKUP([.$K25];[$'SECCIONES TIPO'.$I$5:.$N$9];5;0)" office:value-type="float" office:value="0.97" calcext:value-type="float">
            <text:p>0,9700</text:p>
          </table:table-cell>
          <table:table-cell table:style-name="ce6" table:formula="of:=VLOOKUP([.$K25];[$'SECCIONES TIPO'.$I$5:.$N$9];6;0)" office:value-type="float" office:value="0.46" calcext:value-type="float">
            <text:p>0,4600</text:p>
          </table:table-cell>
          <table:table-cell table:style-name="ce6" table:formula="of:=[.$I$23]+([.Q$33]-[.Q$23])/10*([.J25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V4</text:p>
          </table:table-cell>
          <table:table-cell table:style-name="ce6" table:formula="of:=VLOOKUP([.$C26];[$'SECCIONES TIPO'.$B$5:.$G$9];2;0)" office:value-type="float" office:value="0.8224" calcext:value-type="float">
            <text:p>0,8224</text:p>
          </table:table-cell>
          <table:table-cell table:style-name="ce6" table:formula="of:=VLOOKUP([.$C26];[$'SECCIONES TIPO'.$B$5:.$G$9];3;0)" office:value-type="float" office:value="0.1584" calcext:value-type="float">
            <text:p>0,1584</text:p>
          </table:table-cell>
          <table:table-cell table:style-name="ce6" table:formula="of:=VLOOKUP([.$C26];[$'SECCIONES TIPO'.$B$5:.$G$9];4;0)" office:value-type="float" office:value="0.75" calcext:value-type="float">
            <text:p>0,7500</text:p>
          </table:table-cell>
          <table:table-cell table:style-name="ce6" table:formula="of:=VLOOKUP([.$C26];[$'SECCIONES TIPO'.$B$5:.$G$9];5;0)" office:value-type="float" office:value="0.55" calcext:value-type="float">
            <text:p>0,5500</text:p>
          </table:table-cell>
          <table:table-cell table:style-name="ce6" table:formula="of:=VLOOKUP([.$C26];[$'SECCIONES TIPO'.$B$5:.$G$9];6;0)" office:value-type="float" office:value="0.36" calcext:value-type="float">
            <text:p>0,3600</text:p>
          </table:table-cell>
          <table:table-cell table:style-name="ce6" table:formula="of:=[.$I$23]+([.I$33]-[.I$23])/10*([.B26]-[.B$23])" office:value-type="float" office:value="48.39" calcext:value-type="float">
            <text:p>48,39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26];[$'SECCIONES TIPO'.$I$5:.$N$9];2;0)" office:value-type="float" office:value="1.6624" calcext:value-type="float">
            <text:p>1,6624</text:p>
          </table:table-cell>
          <table:table-cell table:style-name="ce6" table:formula="of:=VLOOKUP([.$K26];[$'SECCIONES TIPO'.$I$5:.$N$9];3;0)" office:value-type="float" office:value="0.4634" calcext:value-type="float">
            <text:p>0,4634</text:p>
          </table:table-cell>
          <table:table-cell table:style-name="ce6" table:formula="of:=VLOOKUP([.$K26];[$'SECCIONES TIPO'.$I$5:.$N$9];4;0)" office:value-type="float" office:value="0.52" calcext:value-type="float">
            <text:p>0,5200</text:p>
          </table:table-cell>
          <table:table-cell table:style-name="ce6" table:formula="of:=VLOOKUP([.$K26];[$'SECCIONES TIPO'.$I$5:.$N$9];5;0)" office:value-type="float" office:value="0.98" calcext:value-type="float">
            <text:p>0,9800</text:p>
          </table:table-cell>
          <table:table-cell table:style-name="ce6" table:formula="of:=VLOOKUP([.$K26];[$'SECCIONES TIPO'.$I$5:.$N$9];6;0)" office:value-type="float" office:value="0.36" calcext:value-type="float">
            <text:p>0,3600</text:p>
          </table:table-cell>
          <table:table-cell table:style-name="ce6" table:formula="of:=[.$I$23]+([.Q$33]-[.Q$23])/10*([.J26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V4</text:p>
          </table:table-cell>
          <table:table-cell table:style-name="ce6" table:formula="of:=VLOOKUP([.$C27];[$'SECCIONES TIPO'.$B$5:.$G$9];2;0)" office:value-type="float" office:value="0.8224" calcext:value-type="float">
            <text:p>0,8224</text:p>
          </table:table-cell>
          <table:table-cell table:style-name="ce6" table:formula="of:=VLOOKUP([.$C27];[$'SECCIONES TIPO'.$B$5:.$G$9];3;0)" office:value-type="float" office:value="0.1584" calcext:value-type="float">
            <text:p>0,1584</text:p>
          </table:table-cell>
          <table:table-cell table:style-name="ce6" table:formula="of:=VLOOKUP([.$C27];[$'SECCIONES TIPO'.$B$5:.$G$9];4;0)" office:value-type="float" office:value="0.75" calcext:value-type="float">
            <text:p>0,7500</text:p>
          </table:table-cell>
          <table:table-cell table:style-name="ce6" table:formula="of:=VLOOKUP([.$C27];[$'SECCIONES TIPO'.$B$5:.$G$9];5;0)" office:value-type="float" office:value="0.55" calcext:value-type="float">
            <text:p>0,5500</text:p>
          </table:table-cell>
          <table:table-cell table:style-name="ce6" table:formula="of:=VLOOKUP([.$C27];[$'SECCIONES TIPO'.$B$5:.$G$9];6;0)" office:value-type="float" office:value="0.36" calcext:value-type="float">
            <text:p>0,3600</text:p>
          </table:table-cell>
          <table:table-cell table:style-name="ce6" table:formula="of:=[.$I$23]+([.I$33]-[.I$23])/10*([.B27]-[.B$23])" office:value-type="float" office:value="52.22" calcext:value-type="float">
            <text:p>52,22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27];[$'SECCIONES TIPO'.$I$5:.$N$9];2;0)" office:value-type="float" office:value="1.6624" calcext:value-type="float">
            <text:p>1,6624</text:p>
          </table:table-cell>
          <table:table-cell table:style-name="ce6" table:formula="of:=VLOOKUP([.$K27];[$'SECCIONES TIPO'.$I$5:.$N$9];3;0)" office:value-type="float" office:value="0.4634" calcext:value-type="float">
            <text:p>0,4634</text:p>
          </table:table-cell>
          <table:table-cell table:style-name="ce6" table:formula="of:=VLOOKUP([.$K27];[$'SECCIONES TIPO'.$I$5:.$N$9];4;0)" office:value-type="float" office:value="0.52" calcext:value-type="float">
            <text:p>0,5200</text:p>
          </table:table-cell>
          <table:table-cell table:style-name="ce6" table:formula="of:=VLOOKUP([.$K27];[$'SECCIONES TIPO'.$I$5:.$N$9];5;0)" office:value-type="float" office:value="0.98" calcext:value-type="float">
            <text:p>0,9800</text:p>
          </table:table-cell>
          <table:table-cell table:style-name="ce6" table:formula="of:=VLOOKUP([.$K27];[$'SECCIONES TIPO'.$I$5:.$N$9];6;0)" office:value-type="float" office:value="0.36" calcext:value-type="float">
            <text:p>0,3600</text:p>
          </table:table-cell>
          <table:table-cell table:style-name="ce6" table:formula="of:=[.$I$23]+([.Q$33]-[.Q$23])/10*([.J27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V4</text:p>
          </table:table-cell>
          <table:table-cell table:style-name="ce6" table:formula="of:=VLOOKUP([.$C28];[$'SECCIONES TIPO'.$B$5:.$G$9];2;0)" office:value-type="float" office:value="0.8224" calcext:value-type="float">
            <text:p>0,8224</text:p>
          </table:table-cell>
          <table:table-cell table:style-name="ce6" table:formula="of:=VLOOKUP([.$C28];[$'SECCIONES TIPO'.$B$5:.$G$9];3;0)" office:value-type="float" office:value="0.1584" calcext:value-type="float">
            <text:p>0,1584</text:p>
          </table:table-cell>
          <table:table-cell table:style-name="ce6" table:formula="of:=VLOOKUP([.$C28];[$'SECCIONES TIPO'.$B$5:.$G$9];4;0)" office:value-type="float" office:value="0.75" calcext:value-type="float">
            <text:p>0,7500</text:p>
          </table:table-cell>
          <table:table-cell table:style-name="ce6" table:formula="of:=VLOOKUP([.$C28];[$'SECCIONES TIPO'.$B$5:.$G$9];5;0)" office:value-type="float" office:value="0.55" calcext:value-type="float">
            <text:p>0,5500</text:p>
          </table:table-cell>
          <table:table-cell table:style-name="ce6" table:formula="of:=VLOOKUP([.$C28];[$'SECCIONES TIPO'.$B$5:.$G$9];6;0)" office:value-type="float" office:value="0.36" calcext:value-type="float">
            <text:p>0,3600</text:p>
          </table:table-cell>
          <table:table-cell table:style-name="ce6" table:formula="of:=[.$I$23]+([.I$33]-[.I$23])/10*([.B28]-[.B$23])" office:value-type="float" office:value="56.05" calcext:value-type="float">
            <text:p>56,05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28];[$'SECCIONES TIPO'.$I$5:.$N$9];2;0)" office:value-type="float" office:value="1.6624" calcext:value-type="float">
            <text:p>1,6624</text:p>
          </table:table-cell>
          <table:table-cell table:style-name="ce6" table:formula="of:=VLOOKUP([.$K28];[$'SECCIONES TIPO'.$I$5:.$N$9];3;0)" office:value-type="float" office:value="0.4634" calcext:value-type="float">
            <text:p>0,4634</text:p>
          </table:table-cell>
          <table:table-cell table:style-name="ce6" table:formula="of:=VLOOKUP([.$K28];[$'SECCIONES TIPO'.$I$5:.$N$9];4;0)" office:value-type="float" office:value="0.52" calcext:value-type="float">
            <text:p>0,5200</text:p>
          </table:table-cell>
          <table:table-cell table:style-name="ce6" table:formula="of:=VLOOKUP([.$K28];[$'SECCIONES TIPO'.$I$5:.$N$9];5;0)" office:value-type="float" office:value="0.98" calcext:value-type="float">
            <text:p>0,9800</text:p>
          </table:table-cell>
          <table:table-cell table:style-name="ce6" table:formula="of:=VLOOKUP([.$K28];[$'SECCIONES TIPO'.$I$5:.$N$9];6;0)" office:value-type="float" office:value="0.36" calcext:value-type="float">
            <text:p>0,3600</text:p>
          </table:table-cell>
          <table:table-cell table:style-name="ce6" table:formula="of:=[.$I$23]+([.Q$33]-[.Q$23])/10*([.J28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V4</text:p>
          </table:table-cell>
          <table:table-cell table:style-name="ce6" table:formula="of:=VLOOKUP([.$C29];[$'SECCIONES TIPO'.$B$5:.$G$9];2;0)" office:value-type="float" office:value="0.8224" calcext:value-type="float">
            <text:p>0,8224</text:p>
          </table:table-cell>
          <table:table-cell table:style-name="ce6" table:formula="of:=VLOOKUP([.$C29];[$'SECCIONES TIPO'.$B$5:.$G$9];3;0)" office:value-type="float" office:value="0.1584" calcext:value-type="float">
            <text:p>0,1584</text:p>
          </table:table-cell>
          <table:table-cell table:style-name="ce6" table:formula="of:=VLOOKUP([.$C29];[$'SECCIONES TIPO'.$B$5:.$G$9];4;0)" office:value-type="float" office:value="0.75" calcext:value-type="float">
            <text:p>0,7500</text:p>
          </table:table-cell>
          <table:table-cell table:style-name="ce6" table:formula="of:=VLOOKUP([.$C29];[$'SECCIONES TIPO'.$B$5:.$G$9];5;0)" office:value-type="float" office:value="0.55" calcext:value-type="float">
            <text:p>0,5500</text:p>
          </table:table-cell>
          <table:table-cell table:style-name="ce6" table:formula="of:=VLOOKUP([.$C29];[$'SECCIONES TIPO'.$B$5:.$G$9];6;0)" office:value-type="float" office:value="0.36" calcext:value-type="float">
            <text:p>0,3600</text:p>
          </table:table-cell>
          <table:table-cell table:style-name="ce6" table:formula="of:=[.$I$23]+([.I$33]-[.I$23])/10*([.B29]-[.B$23])" office:value-type="float" office:value="59.88" calcext:value-type="float">
            <text:p>59,88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29];[$'SECCIONES TIPO'.$I$5:.$N$9];2;0)" office:value-type="float" office:value="1.6624" calcext:value-type="float">
            <text:p>1,6624</text:p>
          </table:table-cell>
          <table:table-cell table:style-name="ce6" table:formula="of:=VLOOKUP([.$K29];[$'SECCIONES TIPO'.$I$5:.$N$9];3;0)" office:value-type="float" office:value="0.4634" calcext:value-type="float">
            <text:p>0,4634</text:p>
          </table:table-cell>
          <table:table-cell table:style-name="ce6" table:formula="of:=VLOOKUP([.$K29];[$'SECCIONES TIPO'.$I$5:.$N$9];4;0)" office:value-type="float" office:value="0.52" calcext:value-type="float">
            <text:p>0,5200</text:p>
          </table:table-cell>
          <table:table-cell table:style-name="ce6" table:formula="of:=VLOOKUP([.$K29];[$'SECCIONES TIPO'.$I$5:.$N$9];5;0)" office:value-type="float" office:value="0.98" calcext:value-type="float">
            <text:p>0,9800</text:p>
          </table:table-cell>
          <table:table-cell table:style-name="ce6" table:formula="of:=VLOOKUP([.$K29];[$'SECCIONES TIPO'.$I$5:.$N$9];6;0)" office:value-type="float" office:value="0.36" calcext:value-type="float">
            <text:p>0,3600</text:p>
          </table:table-cell>
          <table:table-cell table:style-name="ce6" table:formula="of:=[.$I$23]+([.Q$33]-[.Q$23])/10*([.J29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V4</text:p>
          </table:table-cell>
          <table:table-cell table:style-name="ce6" table:formula="of:=VLOOKUP([.$C30];[$'SECCIONES TIPO'.$B$5:.$G$9];2;0)" office:value-type="float" office:value="0.8224" calcext:value-type="float">
            <text:p>0,8224</text:p>
          </table:table-cell>
          <table:table-cell table:style-name="ce6" table:formula="of:=VLOOKUP([.$C30];[$'SECCIONES TIPO'.$B$5:.$G$9];3;0)" office:value-type="float" office:value="0.1584" calcext:value-type="float">
            <text:p>0,1584</text:p>
          </table:table-cell>
          <table:table-cell table:style-name="ce6" table:formula="of:=VLOOKUP([.$C30];[$'SECCIONES TIPO'.$B$5:.$G$9];4;0)" office:value-type="float" office:value="0.75" calcext:value-type="float">
            <text:p>0,7500</text:p>
          </table:table-cell>
          <table:table-cell table:style-name="ce6" table:formula="of:=VLOOKUP([.$C30];[$'SECCIONES TIPO'.$B$5:.$G$9];5;0)" office:value-type="float" office:value="0.55" calcext:value-type="float">
            <text:p>0,5500</text:p>
          </table:table-cell>
          <table:table-cell table:style-name="ce6" table:formula="of:=VLOOKUP([.$C30];[$'SECCIONES TIPO'.$B$5:.$G$9];6;0)" office:value-type="float" office:value="0.36" calcext:value-type="float">
            <text:p>0,3600</text:p>
          </table:table-cell>
          <table:table-cell table:style-name="ce6" table:formula="of:=[.$I$23]+([.I$33]-[.I$23])/10*([.B30]-[.B$23])" office:value-type="float" office:value="63.71" calcext:value-type="float">
            <text:p>63,71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30];[$'SECCIONES TIPO'.$I$5:.$N$9];2;0)" office:value-type="float" office:value="1.6624" calcext:value-type="float">
            <text:p>1,6624</text:p>
          </table:table-cell>
          <table:table-cell table:style-name="ce6" table:formula="of:=VLOOKUP([.$K30];[$'SECCIONES TIPO'.$I$5:.$N$9];3;0)" office:value-type="float" office:value="0.4634" calcext:value-type="float">
            <text:p>0,4634</text:p>
          </table:table-cell>
          <table:table-cell table:style-name="ce6" table:formula="of:=VLOOKUP([.$K30];[$'SECCIONES TIPO'.$I$5:.$N$9];4;0)" office:value-type="float" office:value="0.52" calcext:value-type="float">
            <text:p>0,5200</text:p>
          </table:table-cell>
          <table:table-cell table:style-name="ce6" table:formula="of:=VLOOKUP([.$K30];[$'SECCIONES TIPO'.$I$5:.$N$9];5;0)" office:value-type="float" office:value="0.98" calcext:value-type="float">
            <text:p>0,9800</text:p>
          </table:table-cell>
          <table:table-cell table:style-name="ce6" table:formula="of:=VLOOKUP([.$K30];[$'SECCIONES TIPO'.$I$5:.$N$9];6;0)" office:value-type="float" office:value="0.36" calcext:value-type="float">
            <text:p>0,3600</text:p>
          </table:table-cell>
          <table:table-cell table:style-name="ce6" table:formula="of:=[.$I$23]+([.Q$33]-[.Q$23])/10*([.J30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V3</text:p>
          </table:table-cell>
          <table:table-cell table:style-name="ce6" table:formula="of:=VLOOKUP([.$C31];[$'SECCIONES TIPO'.$B$5:.$G$9];2;0)" office:value-type="float" office:value="0.9303" calcext:value-type="float">
            <text:p>0,9303</text:p>
          </table:table-cell>
          <table:table-cell table:style-name="ce6" table:formula="of:=VLOOKUP([.$C31];[$'SECCIONES TIPO'.$B$5:.$G$9];3;0)" office:value-type="float" office:value="0.73" calcext:value-type="float">
            <text:p>0,7300</text:p>
          </table:table-cell>
          <table:table-cell table:style-name="ce6" table:formula="of:=VLOOKUP([.$C31];[$'SECCIONES TIPO'.$B$5:.$G$9];4;0)" office:value-type="float" office:value="0.58" calcext:value-type="float">
            <text:p>0,5800</text:p>
          </table:table-cell>
          <table:table-cell table:style-name="ce6" table:formula="of:=VLOOKUP([.$C31];[$'SECCIONES TIPO'.$B$5:.$G$9];5;0)" office:value-type="float" office:value="0.1732" calcext:value-type="float">
            <text:p>0,1732</text:p>
          </table:table-cell>
          <table:table-cell table:style-name="ce6" table:formula="of:=VLOOKUP([.$C31];[$'SECCIONES TIPO'.$B$5:.$G$9];6;0)" office:value-type="float" office:value="0.46" calcext:value-type="float">
            <text:p>0,4600</text:p>
          </table:table-cell>
          <table:table-cell table:style-name="ce6" table:formula="of:=[.$I$23]+([.I$33]-[.I$23])/10*([.B31]-[.B$23])" office:value-type="float" office:value="67.54" calcext:value-type="float">
            <text:p>67,54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31];[$'SECCIONES TIPO'.$I$5:.$N$9];2;0)" office:value-type="float" office:value="1.7703" calcext:value-type="float">
            <text:p>1,7703</text:p>
          </table:table-cell>
          <table:table-cell table:style-name="ce6" table:formula="of:=VLOOKUP([.$K31];[$'SECCIONES TIPO'.$I$5:.$N$9];3;0)" office:value-type="float" office:value="0.4776" calcext:value-type="float">
            <text:p>0,4776</text:p>
          </table:table-cell>
          <table:table-cell table:style-name="ce6" table:formula="of:=VLOOKUP([.$K31];[$'SECCIONES TIPO'.$I$5:.$N$9];4;0)" office:value-type="float" office:value="0.53" calcext:value-type="float">
            <text:p>0,5300</text:p>
          </table:table-cell>
          <table:table-cell table:style-name="ce6" table:formula="of:=VLOOKUP([.$K31];[$'SECCIONES TIPO'.$I$5:.$N$9];5;0)" office:value-type="float" office:value="0.97" calcext:value-type="float">
            <text:p>0,9700</text:p>
          </table:table-cell>
          <table:table-cell table:style-name="ce6" table:formula="of:=VLOOKUP([.$K31];[$'SECCIONES TIPO'.$I$5:.$N$9];6;0)" office:value-type="float" office:value="0.46" calcext:value-type="float">
            <text:p>0,4600</text:p>
          </table:table-cell>
          <table:table-cell table:style-name="ce6" table:formula="of:=[.$I$23]+([.Q$33]-[.Q$23])/10*([.J31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V2</text:p>
          </table:table-cell>
          <table:table-cell table:style-name="ce6" table:formula="of:=VLOOKUP([.$C32];[$'SECCIONES TIPO'.$B$5:.$G$9];2;0)" office:value-type="float" office:value="1.0813" calcext:value-type="float">
            <text:p>1,0813</text:p>
          </table:table-cell>
          <table:table-cell table:style-name="ce6" table:formula="of:=VLOOKUP([.$C32];[$'SECCIONES TIPO'.$B$5:.$G$9];3;0)" office:value-type="float" office:value="0.1924" calcext:value-type="float">
            <text:p>0,1924</text:p>
          </table:table-cell>
          <table:table-cell table:style-name="ce6" table:formula="of:=VLOOKUP([.$C32];[$'SECCIONES TIPO'.$B$5:.$G$9];4;0)" office:value-type="float" office:value="0.7" calcext:value-type="float">
            <text:p>0,7000</text:p>
          </table:table-cell>
          <table:table-cell table:style-name="ce6" table:formula="of:=VLOOKUP([.$C32];[$'SECCIONES TIPO'.$B$5:.$G$9];5;0)" office:value-type="float" office:value="0.6" calcext:value-type="float">
            <text:p>0,6000</text:p>
          </table:table-cell>
          <table:table-cell table:style-name="ce6" table:formula="of:=VLOOKUP([.$C32];[$'SECCIONES TIPO'.$B$5:.$G$9];6;0)" office:value-type="float" office:value="0.6" calcext:value-type="float">
            <text:p>0,6000</text:p>
          </table:table-cell>
          <table:table-cell table:style-name="ce6" table:formula="of:=[.$I$23]+([.I$33]-[.I$23])/10*([.B32]-[.B$23])" office:value-type="float" office:value="71.37" calcext:value-type="float">
            <text:p>71,37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32];[$'SECCIONES TIPO'.$I$5:.$N$9];2;0)" office:value-type="float" office:value="2.0362" calcext:value-type="float">
            <text:p>2,0362</text:p>
          </table:table-cell>
          <table:table-cell table:style-name="ce6" table:formula="of:=VLOOKUP([.$K32];[$'SECCIONES TIPO'.$I$5:.$N$9];3;0)" office:value-type="float" office:value="0.539" calcext:value-type="float">
            <text:p>0,5390</text:p>
          </table:table-cell>
          <table:table-cell table:style-name="ce6" table:formula="of:=VLOOKUP([.$K32];[$'SECCIONES TIPO'.$I$5:.$N$9];4;0)" office:value-type="float" office:value="0.58" calcext:value-type="float">
            <text:p>0,5800</text:p>
          </table:table-cell>
          <table:table-cell table:style-name="ce6" table:formula="of:=VLOOKUP([.$K32];[$'SECCIONES TIPO'.$I$5:.$N$9];5;0)" office:value-type="float" office:value="0.92" calcext:value-type="float">
            <text:p>0,9200</text:p>
          </table:table-cell>
          <table:table-cell table:style-name="ce6" table:formula="of:=VLOOKUP([.$K32];[$'SECCIONES TIPO'.$I$5:.$N$9];6;0)" office:value-type="float" office:value="0.6" calcext:value-type="float">
            <text:p>0,6000</text:p>
          </table:table-cell>
          <table:table-cell table:style-name="ce6" table:formula="of:=[.$I$23]+([.Q$33]-[.Q$23])/10*([.J32]-[.J$23])" office:value-type="float" office:value="36.9" calcext:value-type="float">
            <text:p>36,9000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SV1</text:p>
          </table:table-cell>
          <table:table-cell table:style-name="ce11" table:formula="of:=VLOOKUP([.$C33];[$'SECCIONES TIPO'.$B$5:.$G$9];2;0)" office:value-type="float" office:value="1.2684" calcext:value-type="float">
            <text:p>1,2684</text:p>
          </table:table-cell>
          <table:table-cell table:style-name="ce11" table:formula="of:=VLOOKUP([.$C33];[$'SECCIONES TIPO'.$B$5:.$G$9];3;0)" office:value-type="float" office:value="0.2135" calcext:value-type="float">
            <text:p>0,2135</text:p>
          </table:table-cell>
          <table:table-cell table:style-name="ce11" table:formula="of:=VLOOKUP([.$C33];[$'SECCIONES TIPO'.$B$5:.$G$9];4;0)" office:value-type="float" office:value="0.53" calcext:value-type="float">
            <text:p>0,5300</text:p>
          </table:table-cell>
          <table:table-cell table:style-name="ce11" table:formula="of:=VLOOKUP([.$C33];[$'SECCIONES TIPO'.$B$5:.$G$9];5;0)" office:value-type="float" office:value="0.77" calcext:value-type="float">
            <text:p>0,7700</text:p>
          </table:table-cell>
          <table:table-cell table:style-name="ce11" table:formula="of:=VLOOKUP([.$C33];[$'SECCIONES TIPO'.$B$5:.$G$9];6;0)" office:value-type="float" office:value="0.78" calcext:value-type="float">
            <text:p>0,7800</text:p>
          </table:table-cell>
          <table:table-cell table:style-name="ce11" table:formula="of:=VLOOKUP([.$B33];[$'DATOS GENERALES'.$G$11:.$I$22];3;0)" office:value-type="float" office:value="75.2" calcext:value-type="float">
            <text:p>75,2000</text:p>
          </table:table-cell>
          <table:table-cell table:style-name="ce11"/>
          <table:table-cell table:style-name="ce8" office:value-type="string" calcext:value-type="string">
            <text:p>VL1</text:p>
          </table:table-cell>
          <table:table-cell table:style-name="ce11" table:formula="of:=VLOOKUP([.$K33];[$'SECCIONES TIPO'.$I$5:.$N$9];2;0)" office:value-type="float" office:value="2.2048" calcext:value-type="float">
            <text:p>2,2048</text:p>
          </table:table-cell>
          <table:table-cell table:style-name="ce11" table:formula="of:=VLOOKUP([.$K33];[$'SECCIONES TIPO'.$I$5:.$N$9];3;0)" office:value-type="float" office:value="0.5489" calcext:value-type="float">
            <text:p>0,5489</text:p>
          </table:table-cell>
          <table:table-cell table:style-name="ce11" table:formula="of:=VLOOKUP([.$K33];[$'SECCIONES TIPO'.$I$5:.$N$9];4;0)" office:value-type="float" office:value="0.559" calcext:value-type="float">
            <text:p>0,5590</text:p>
          </table:table-cell>
          <table:table-cell table:style-name="ce11" table:formula="of:=VLOOKUP([.$K33];[$'SECCIONES TIPO'.$I$5:.$N$9];5;0)" office:value-type="float" office:value="0.91" calcext:value-type="float">
            <text:p>0,9100</text:p>
          </table:table-cell>
          <table:table-cell table:style-name="ce11" table:formula="of:=VLOOKUP([.$K33];[$'SECCIONES TIPO'.$I$5:.$N$9];6;0)" office:value-type="float" office:value="0.78" calcext:value-type="float">
            <text:p>0,7800</text:p>
          </table:table-cell>
          <table:table-cell table:style-name="ce11" table:formula="of:=VLOOKUP([.$B33];[$'DATOS GENERALES'.$G$11:.$I$22];3;0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V2</text:p>
          </table:table-cell>
          <table:table-cell table:style-name="ce6" table:formula="of:=VLOOKUP([.$C34];[$'SECCIONES TIPO'.$B$5:.$G$9];2;0)" office:value-type="float" office:value="1.0813" calcext:value-type="float">
            <text:p>1,0813</text:p>
          </table:table-cell>
          <table:table-cell table:style-name="ce6" table:formula="of:=VLOOKUP([.$C34];[$'SECCIONES TIPO'.$B$5:.$G$9];3;0)" office:value-type="float" office:value="0.1924" calcext:value-type="float">
            <text:p>0,1924</text:p>
          </table:table-cell>
          <table:table-cell table:style-name="ce6" table:formula="of:=VLOOKUP([.$C34];[$'SECCIONES TIPO'.$B$5:.$G$9];4;0)" office:value-type="float" office:value="0.7" calcext:value-type="float">
            <text:p>0,7000</text:p>
          </table:table-cell>
          <table:table-cell table:style-name="ce6" table:formula="of:=VLOOKUP([.$C34];[$'SECCIONES TIPO'.$B$5:.$G$9];5;0)" office:value-type="float" office:value="0.6" calcext:value-type="float">
            <text:p>0,6000</text:p>
          </table:table-cell>
          <table:table-cell table:style-name="ce6" table:formula="of:=VLOOKUP([.$C34];[$'SECCIONES TIPO'.$B$5:.$G$9];6;0)" office:value-type="float" office:value="0.6" calcext:value-type="float">
            <text:p>0,6000</text:p>
          </table:table-cell>
          <table:table-cell table:style-name="ce6" table:formula="of:=[.$I$33]+([.I$43]-[.I$33])/10*([.B34]-[.B$33])" office:value-type="float" office:value="78.39" calcext:value-type="float">
            <text:p>78,39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34];[$'SECCIONES TIPO'.$I$5:.$N$9];2;0)" office:value-type="float" office:value="2.0362" calcext:value-type="float">
            <text:p>2,0362</text:p>
          </table:table-cell>
          <table:table-cell table:style-name="ce6" table:formula="of:=VLOOKUP([.$K34];[$'SECCIONES TIPO'.$I$5:.$N$9];3;0)" office:value-type="float" office:value="0.539" calcext:value-type="float">
            <text:p>0,5390</text:p>
          </table:table-cell>
          <table:table-cell table:style-name="ce6" table:formula="of:=VLOOKUP([.$K34];[$'SECCIONES TIPO'.$I$5:.$N$9];4;0)" office:value-type="float" office:value="0.58" calcext:value-type="float">
            <text:p>0,5800</text:p>
          </table:table-cell>
          <table:table-cell table:style-name="ce6" table:formula="of:=VLOOKUP([.$K34];[$'SECCIONES TIPO'.$I$5:.$N$9];5;0)" office:value-type="float" office:value="0.92" calcext:value-type="float">
            <text:p>0,9200</text:p>
          </table:table-cell>
          <table:table-cell table:style-name="ce6" table:formula="of:=VLOOKUP([.$K34];[$'SECCIONES TIPO'.$I$5:.$N$9];6;0)" office:value-type="float" office:value="0.6" calcext:value-type="float">
            <text:p>0,6000</text:p>
          </table:table-cell>
          <table:table-cell table:style-name="ce6" table:formula="of:=[.$I$33]+([.Q$43]-[.Q$33])/10*([.J34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V3</text:p>
          </table:table-cell>
          <table:table-cell table:style-name="ce6" table:formula="of:=VLOOKUP([.$C35];[$'SECCIONES TIPO'.$B$5:.$G$9];2;0)" office:value-type="float" office:value="0.9303" calcext:value-type="float">
            <text:p>0,9303</text:p>
          </table:table-cell>
          <table:table-cell table:style-name="ce6" table:formula="of:=VLOOKUP([.$C35];[$'SECCIONES TIPO'.$B$5:.$G$9];3;0)" office:value-type="float" office:value="0.73" calcext:value-type="float">
            <text:p>0,7300</text:p>
          </table:table-cell>
          <table:table-cell table:style-name="ce6" table:formula="of:=VLOOKUP([.$C35];[$'SECCIONES TIPO'.$B$5:.$G$9];4;0)" office:value-type="float" office:value="0.58" calcext:value-type="float">
            <text:p>0,5800</text:p>
          </table:table-cell>
          <table:table-cell table:style-name="ce6" table:formula="of:=VLOOKUP([.$C35];[$'SECCIONES TIPO'.$B$5:.$G$9];5;0)" office:value-type="float" office:value="0.1732" calcext:value-type="float">
            <text:p>0,1732</text:p>
          </table:table-cell>
          <table:table-cell table:style-name="ce6" table:formula="of:=VLOOKUP([.$C35];[$'SECCIONES TIPO'.$B$5:.$G$9];6;0)" office:value-type="float" office:value="0.46" calcext:value-type="float">
            <text:p>0,4600</text:p>
          </table:table-cell>
          <table:table-cell table:style-name="ce6" table:formula="of:=[.$I$33]+([.I$43]-[.I$33])/10*([.B35]-[.B$33])" office:value-type="float" office:value="81.58" calcext:value-type="float">
            <text:p>81,58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35];[$'SECCIONES TIPO'.$I$5:.$N$9];2;0)" office:value-type="float" office:value="1.7703" calcext:value-type="float">
            <text:p>1,7703</text:p>
          </table:table-cell>
          <table:table-cell table:style-name="ce6" table:formula="of:=VLOOKUP([.$K35];[$'SECCIONES TIPO'.$I$5:.$N$9];3;0)" office:value-type="float" office:value="0.4776" calcext:value-type="float">
            <text:p>0,4776</text:p>
          </table:table-cell>
          <table:table-cell table:style-name="ce6" table:formula="of:=VLOOKUP([.$K35];[$'SECCIONES TIPO'.$I$5:.$N$9];4;0)" office:value-type="float" office:value="0.53" calcext:value-type="float">
            <text:p>0,5300</text:p>
          </table:table-cell>
          <table:table-cell table:style-name="ce6" table:formula="of:=VLOOKUP([.$K35];[$'SECCIONES TIPO'.$I$5:.$N$9];5;0)" office:value-type="float" office:value="0.97" calcext:value-type="float">
            <text:p>0,9700</text:p>
          </table:table-cell>
          <table:table-cell table:style-name="ce6" table:formula="of:=VLOOKUP([.$K35];[$'SECCIONES TIPO'.$I$5:.$N$9];6;0)" office:value-type="float" office:value="0.46" calcext:value-type="float">
            <text:p>0,4600</text:p>
          </table:table-cell>
          <table:table-cell table:style-name="ce6" table:formula="of:=[.$I$33]+([.Q$43]-[.Q$33])/10*([.J35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V4</text:p>
          </table:table-cell>
          <table:table-cell table:style-name="ce6" table:formula="of:=VLOOKUP([.$C36];[$'SECCIONES TIPO'.$B$5:.$G$9];2;0)" office:value-type="float" office:value="0.8224" calcext:value-type="float">
            <text:p>0,8224</text:p>
          </table:table-cell>
          <table:table-cell table:style-name="ce6" table:formula="of:=VLOOKUP([.$C36];[$'SECCIONES TIPO'.$B$5:.$G$9];3;0)" office:value-type="float" office:value="0.1584" calcext:value-type="float">
            <text:p>0,1584</text:p>
          </table:table-cell>
          <table:table-cell table:style-name="ce6" table:formula="of:=VLOOKUP([.$C36];[$'SECCIONES TIPO'.$B$5:.$G$9];4;0)" office:value-type="float" office:value="0.75" calcext:value-type="float">
            <text:p>0,7500</text:p>
          </table:table-cell>
          <table:table-cell table:style-name="ce6" table:formula="of:=VLOOKUP([.$C36];[$'SECCIONES TIPO'.$B$5:.$G$9];5;0)" office:value-type="float" office:value="0.55" calcext:value-type="float">
            <text:p>0,5500</text:p>
          </table:table-cell>
          <table:table-cell table:style-name="ce6" table:formula="of:=VLOOKUP([.$C36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36]-[.B$33])" office:value-type="float" office:value="84.77" calcext:value-type="float">
            <text:p>84,77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36];[$'SECCIONES TIPO'.$I$5:.$N$9];2;0)" office:value-type="float" office:value="1.6624" calcext:value-type="float">
            <text:p>1,6624</text:p>
          </table:table-cell>
          <table:table-cell table:style-name="ce6" table:formula="of:=VLOOKUP([.$K36];[$'SECCIONES TIPO'.$I$5:.$N$9];3;0)" office:value-type="float" office:value="0.4634" calcext:value-type="float">
            <text:p>0,4634</text:p>
          </table:table-cell>
          <table:table-cell table:style-name="ce6" table:formula="of:=VLOOKUP([.$K36];[$'SECCIONES TIPO'.$I$5:.$N$9];4;0)" office:value-type="float" office:value="0.52" calcext:value-type="float">
            <text:p>0,5200</text:p>
          </table:table-cell>
          <table:table-cell table:style-name="ce6" table:formula="of:=VLOOKUP([.$K36];[$'SECCIONES TIPO'.$I$5:.$N$9];5;0)" office:value-type="float" office:value="0.98" calcext:value-type="float">
            <text:p>0,9800</text:p>
          </table:table-cell>
          <table:table-cell table:style-name="ce6" table:formula="of:=VLOOKUP([.$K36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36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V4</text:p>
          </table:table-cell>
          <table:table-cell table:style-name="ce6" table:formula="of:=VLOOKUP([.$C37];[$'SECCIONES TIPO'.$B$5:.$G$9];2;0)" office:value-type="float" office:value="0.8224" calcext:value-type="float">
            <text:p>0,8224</text:p>
          </table:table-cell>
          <table:table-cell table:style-name="ce6" table:formula="of:=VLOOKUP([.$C37];[$'SECCIONES TIPO'.$B$5:.$G$9];3;0)" office:value-type="float" office:value="0.1584" calcext:value-type="float">
            <text:p>0,1584</text:p>
          </table:table-cell>
          <table:table-cell table:style-name="ce6" table:formula="of:=VLOOKUP([.$C37];[$'SECCIONES TIPO'.$B$5:.$G$9];4;0)" office:value-type="float" office:value="0.75" calcext:value-type="float">
            <text:p>0,7500</text:p>
          </table:table-cell>
          <table:table-cell table:style-name="ce6" table:formula="of:=VLOOKUP([.$C37];[$'SECCIONES TIPO'.$B$5:.$G$9];5;0)" office:value-type="float" office:value="0.55" calcext:value-type="float">
            <text:p>0,5500</text:p>
          </table:table-cell>
          <table:table-cell table:style-name="ce6" table:formula="of:=VLOOKUP([.$C37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37]-[.B$33])" office:value-type="float" office:value="87.96" calcext:value-type="float">
            <text:p>87,96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37];[$'SECCIONES TIPO'.$I$5:.$N$9];2;0)" office:value-type="float" office:value="1.6624" calcext:value-type="float">
            <text:p>1,6624</text:p>
          </table:table-cell>
          <table:table-cell table:style-name="ce6" table:formula="of:=VLOOKUP([.$K37];[$'SECCIONES TIPO'.$I$5:.$N$9];3;0)" office:value-type="float" office:value="0.4634" calcext:value-type="float">
            <text:p>0,4634</text:p>
          </table:table-cell>
          <table:table-cell table:style-name="ce6" table:formula="of:=VLOOKUP([.$K37];[$'SECCIONES TIPO'.$I$5:.$N$9];4;0)" office:value-type="float" office:value="0.52" calcext:value-type="float">
            <text:p>0,5200</text:p>
          </table:table-cell>
          <table:table-cell table:style-name="ce6" table:formula="of:=VLOOKUP([.$K37];[$'SECCIONES TIPO'.$I$5:.$N$9];5;0)" office:value-type="float" office:value="0.98" calcext:value-type="float">
            <text:p>0,9800</text:p>
          </table:table-cell>
          <table:table-cell table:style-name="ce6" table:formula="of:=VLOOKUP([.$K37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37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V4</text:p>
          </table:table-cell>
          <table:table-cell table:style-name="ce6" table:formula="of:=VLOOKUP([.$C38];[$'SECCIONES TIPO'.$B$5:.$G$9];2;0)" office:value-type="float" office:value="0.8224" calcext:value-type="float">
            <text:p>0,8224</text:p>
          </table:table-cell>
          <table:table-cell table:style-name="ce6" table:formula="of:=VLOOKUP([.$C38];[$'SECCIONES TIPO'.$B$5:.$G$9];3;0)" office:value-type="float" office:value="0.1584" calcext:value-type="float">
            <text:p>0,1584</text:p>
          </table:table-cell>
          <table:table-cell table:style-name="ce6" table:formula="of:=VLOOKUP([.$C38];[$'SECCIONES TIPO'.$B$5:.$G$9];4;0)" office:value-type="float" office:value="0.75" calcext:value-type="float">
            <text:p>0,7500</text:p>
          </table:table-cell>
          <table:table-cell table:style-name="ce6" table:formula="of:=VLOOKUP([.$C38];[$'SECCIONES TIPO'.$B$5:.$G$9];5;0)" office:value-type="float" office:value="0.55" calcext:value-type="float">
            <text:p>0,5500</text:p>
          </table:table-cell>
          <table:table-cell table:style-name="ce6" table:formula="of:=VLOOKUP([.$C38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38]-[.B$33])" office:value-type="float" office:value="91.15" calcext:value-type="float">
            <text:p>91,15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38];[$'SECCIONES TIPO'.$I$5:.$N$9];2;0)" office:value-type="float" office:value="1.6624" calcext:value-type="float">
            <text:p>1,6624</text:p>
          </table:table-cell>
          <table:table-cell table:style-name="ce6" table:formula="of:=VLOOKUP([.$K38];[$'SECCIONES TIPO'.$I$5:.$N$9];3;0)" office:value-type="float" office:value="0.4634" calcext:value-type="float">
            <text:p>0,4634</text:p>
          </table:table-cell>
          <table:table-cell table:style-name="ce6" table:formula="of:=VLOOKUP([.$K38];[$'SECCIONES TIPO'.$I$5:.$N$9];4;0)" office:value-type="float" office:value="0.52" calcext:value-type="float">
            <text:p>0,5200</text:p>
          </table:table-cell>
          <table:table-cell table:style-name="ce6" table:formula="of:=VLOOKUP([.$K38];[$'SECCIONES TIPO'.$I$5:.$N$9];5;0)" office:value-type="float" office:value="0.98" calcext:value-type="float">
            <text:p>0,9800</text:p>
          </table:table-cell>
          <table:table-cell table:style-name="ce6" table:formula="of:=VLOOKUP([.$K38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38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V4</text:p>
          </table:table-cell>
          <table:table-cell table:style-name="ce6" table:formula="of:=VLOOKUP([.$C39];[$'SECCIONES TIPO'.$B$5:.$G$9];2;0)" office:value-type="float" office:value="0.8224" calcext:value-type="float">
            <text:p>0,8224</text:p>
          </table:table-cell>
          <table:table-cell table:style-name="ce6" table:formula="of:=VLOOKUP([.$C39];[$'SECCIONES TIPO'.$B$5:.$G$9];3;0)" office:value-type="float" office:value="0.1584" calcext:value-type="float">
            <text:p>0,1584</text:p>
          </table:table-cell>
          <table:table-cell table:style-name="ce6" table:formula="of:=VLOOKUP([.$C39];[$'SECCIONES TIPO'.$B$5:.$G$9];4;0)" office:value-type="float" office:value="0.75" calcext:value-type="float">
            <text:p>0,7500</text:p>
          </table:table-cell>
          <table:table-cell table:style-name="ce6" table:formula="of:=VLOOKUP([.$C39];[$'SECCIONES TIPO'.$B$5:.$G$9];5;0)" office:value-type="float" office:value="0.55" calcext:value-type="float">
            <text:p>0,5500</text:p>
          </table:table-cell>
          <table:table-cell table:style-name="ce6" table:formula="of:=VLOOKUP([.$C39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39]-[.B$33])" office:value-type="float" office:value="94.34" calcext:value-type="float">
            <text:p>94,34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39];[$'SECCIONES TIPO'.$I$5:.$N$9];2;0)" office:value-type="float" office:value="1.6624" calcext:value-type="float">
            <text:p>1,6624</text:p>
          </table:table-cell>
          <table:table-cell table:style-name="ce6" table:formula="of:=VLOOKUP([.$K39];[$'SECCIONES TIPO'.$I$5:.$N$9];3;0)" office:value-type="float" office:value="0.4634" calcext:value-type="float">
            <text:p>0,4634</text:p>
          </table:table-cell>
          <table:table-cell table:style-name="ce6" table:formula="of:=VLOOKUP([.$K39];[$'SECCIONES TIPO'.$I$5:.$N$9];4;0)" office:value-type="float" office:value="0.52" calcext:value-type="float">
            <text:p>0,5200</text:p>
          </table:table-cell>
          <table:table-cell table:style-name="ce6" table:formula="of:=VLOOKUP([.$K39];[$'SECCIONES TIPO'.$I$5:.$N$9];5;0)" office:value-type="float" office:value="0.98" calcext:value-type="float">
            <text:p>0,9800</text:p>
          </table:table-cell>
          <table:table-cell table:style-name="ce6" table:formula="of:=VLOOKUP([.$K39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39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V4</text:p>
          </table:table-cell>
          <table:table-cell table:style-name="ce6" table:formula="of:=VLOOKUP([.$C40];[$'SECCIONES TIPO'.$B$5:.$G$9];2;0)" office:value-type="float" office:value="0.8224" calcext:value-type="float">
            <text:p>0,8224</text:p>
          </table:table-cell>
          <table:table-cell table:style-name="ce6" table:formula="of:=VLOOKUP([.$C40];[$'SECCIONES TIPO'.$B$5:.$G$9];3;0)" office:value-type="float" office:value="0.1584" calcext:value-type="float">
            <text:p>0,1584</text:p>
          </table:table-cell>
          <table:table-cell table:style-name="ce6" table:formula="of:=VLOOKUP([.$C40];[$'SECCIONES TIPO'.$B$5:.$G$9];4;0)" office:value-type="float" office:value="0.75" calcext:value-type="float">
            <text:p>0,7500</text:p>
          </table:table-cell>
          <table:table-cell table:style-name="ce6" table:formula="of:=VLOOKUP([.$C40];[$'SECCIONES TIPO'.$B$5:.$G$9];5;0)" office:value-type="float" office:value="0.55" calcext:value-type="float">
            <text:p>0,5500</text:p>
          </table:table-cell>
          <table:table-cell table:style-name="ce6" table:formula="of:=VLOOKUP([.$C40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40]-[.B$33])" office:value-type="float" office:value="97.53" calcext:value-type="float">
            <text:p>97,53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40];[$'SECCIONES TIPO'.$I$5:.$N$9];2;0)" office:value-type="float" office:value="1.6624" calcext:value-type="float">
            <text:p>1,6624</text:p>
          </table:table-cell>
          <table:table-cell table:style-name="ce6" table:formula="of:=VLOOKUP([.$K40];[$'SECCIONES TIPO'.$I$5:.$N$9];3;0)" office:value-type="float" office:value="0.4634" calcext:value-type="float">
            <text:p>0,4634</text:p>
          </table:table-cell>
          <table:table-cell table:style-name="ce6" table:formula="of:=VLOOKUP([.$K40];[$'SECCIONES TIPO'.$I$5:.$N$9];4;0)" office:value-type="float" office:value="0.52" calcext:value-type="float">
            <text:p>0,5200</text:p>
          </table:table-cell>
          <table:table-cell table:style-name="ce6" table:formula="of:=VLOOKUP([.$K40];[$'SECCIONES TIPO'.$I$5:.$N$9];5;0)" office:value-type="float" office:value="0.98" calcext:value-type="float">
            <text:p>0,9800</text:p>
          </table:table-cell>
          <table:table-cell table:style-name="ce6" table:formula="of:=VLOOKUP([.$K40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40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V3</text:p>
          </table:table-cell>
          <table:table-cell table:style-name="ce6" table:formula="of:=VLOOKUP([.$C41];[$'SECCIONES TIPO'.$B$5:.$G$9];2;0)" office:value-type="float" office:value="0.9303" calcext:value-type="float">
            <text:p>0,9303</text:p>
          </table:table-cell>
          <table:table-cell table:style-name="ce6" table:formula="of:=VLOOKUP([.$C41];[$'SECCIONES TIPO'.$B$5:.$G$9];3;0)" office:value-type="float" office:value="0.73" calcext:value-type="float">
            <text:p>0,7300</text:p>
          </table:table-cell>
          <table:table-cell table:style-name="ce6" table:formula="of:=VLOOKUP([.$C41];[$'SECCIONES TIPO'.$B$5:.$G$9];4;0)" office:value-type="float" office:value="0.58" calcext:value-type="float">
            <text:p>0,5800</text:p>
          </table:table-cell>
          <table:table-cell table:style-name="ce6" table:formula="of:=VLOOKUP([.$C41];[$'SECCIONES TIPO'.$B$5:.$G$9];5;0)" office:value-type="float" office:value="0.1732" calcext:value-type="float">
            <text:p>0,1732</text:p>
          </table:table-cell>
          <table:table-cell table:style-name="ce6" table:formula="of:=VLOOKUP([.$C41];[$'SECCIONES TIPO'.$B$5:.$G$9];6;0)" office:value-type="float" office:value="0.46" calcext:value-type="float">
            <text:p>0,4600</text:p>
          </table:table-cell>
          <table:table-cell table:style-name="ce6" table:formula="of:=[.$I$33]+([.I$43]-[.I$33])/10*([.B41]-[.B$33])" office:value-type="float" office:value="100.72" calcext:value-type="float">
            <text:p>100,72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41];[$'SECCIONES TIPO'.$I$5:.$N$9];2;0)" office:value-type="float" office:value="1.7703" calcext:value-type="float">
            <text:p>1,7703</text:p>
          </table:table-cell>
          <table:table-cell table:style-name="ce6" table:formula="of:=VLOOKUP([.$K41];[$'SECCIONES TIPO'.$I$5:.$N$9];3;0)" office:value-type="float" office:value="0.4776" calcext:value-type="float">
            <text:p>0,4776</text:p>
          </table:table-cell>
          <table:table-cell table:style-name="ce6" table:formula="of:=VLOOKUP([.$K41];[$'SECCIONES TIPO'.$I$5:.$N$9];4;0)" office:value-type="float" office:value="0.53" calcext:value-type="float">
            <text:p>0,5300</text:p>
          </table:table-cell>
          <table:table-cell table:style-name="ce6" table:formula="of:=VLOOKUP([.$K41];[$'SECCIONES TIPO'.$I$5:.$N$9];5;0)" office:value-type="float" office:value="0.97" calcext:value-type="float">
            <text:p>0,9700</text:p>
          </table:table-cell>
          <table:table-cell table:style-name="ce6" table:formula="of:=VLOOKUP([.$K41];[$'SECCIONES TIPO'.$I$5:.$N$9];6;0)" office:value-type="float" office:value="0.46" calcext:value-type="float">
            <text:p>0,4600</text:p>
          </table:table-cell>
          <table:table-cell table:style-name="ce6" table:formula="of:=[.$I$33]+([.Q$43]-[.Q$33])/10*([.J41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V2</text:p>
          </table:table-cell>
          <table:table-cell table:style-name="ce6" table:formula="of:=VLOOKUP([.$C42];[$'SECCIONES TIPO'.$B$5:.$G$9];2;0)" office:value-type="float" office:value="1.0813" calcext:value-type="float">
            <text:p>1,0813</text:p>
          </table:table-cell>
          <table:table-cell table:style-name="ce6" table:formula="of:=VLOOKUP([.$C42];[$'SECCIONES TIPO'.$B$5:.$G$9];3;0)" office:value-type="float" office:value="0.1924" calcext:value-type="float">
            <text:p>0,1924</text:p>
          </table:table-cell>
          <table:table-cell table:style-name="ce6" table:formula="of:=VLOOKUP([.$C42];[$'SECCIONES TIPO'.$B$5:.$G$9];4;0)" office:value-type="float" office:value="0.7" calcext:value-type="float">
            <text:p>0,7000</text:p>
          </table:table-cell>
          <table:table-cell table:style-name="ce6" table:formula="of:=VLOOKUP([.$C42];[$'SECCIONES TIPO'.$B$5:.$G$9];5;0)" office:value-type="float" office:value="0.6" calcext:value-type="float">
            <text:p>0,6000</text:p>
          </table:table-cell>
          <table:table-cell table:style-name="ce6" table:formula="of:=VLOOKUP([.$C42];[$'SECCIONES TIPO'.$B$5:.$G$9];6;0)" office:value-type="float" office:value="0.6" calcext:value-type="float">
            <text:p>0,6000</text:p>
          </table:table-cell>
          <table:table-cell table:style-name="ce6" table:formula="of:=[.$I$33]+([.I$43]-[.I$33])/10*([.B42]-[.B$33])" office:value-type="float" office:value="103.91" calcext:value-type="float">
            <text:p>103,91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42];[$'SECCIONES TIPO'.$I$5:.$N$9];2;0)" office:value-type="float" office:value="2.0362" calcext:value-type="float">
            <text:p>2,0362</text:p>
          </table:table-cell>
          <table:table-cell table:style-name="ce6" table:formula="of:=VLOOKUP([.$K42];[$'SECCIONES TIPO'.$I$5:.$N$9];3;0)" office:value-type="float" office:value="0.539" calcext:value-type="float">
            <text:p>0,5390</text:p>
          </table:table-cell>
          <table:table-cell table:style-name="ce6" table:formula="of:=VLOOKUP([.$K42];[$'SECCIONES TIPO'.$I$5:.$N$9];4;0)" office:value-type="float" office:value="0.58" calcext:value-type="float">
            <text:p>0,5800</text:p>
          </table:table-cell>
          <table:table-cell table:style-name="ce6" table:formula="of:=VLOOKUP([.$K42];[$'SECCIONES TIPO'.$I$5:.$N$9];5;0)" office:value-type="float" office:value="0.92" calcext:value-type="float">
            <text:p>0,9200</text:p>
          </table:table-cell>
          <table:table-cell table:style-name="ce6" table:formula="of:=VLOOKUP([.$K42];[$'SECCIONES TIPO'.$I$5:.$N$9];6;0)" office:value-type="float" office:value="0.6" calcext:value-type="float">
            <text:p>0,6000</text:p>
          </table:table-cell>
          <table:table-cell table:style-name="ce6" table:formula="of:=[.$I$33]+([.Q$43]-[.Q$33])/10*([.J42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SV1</text:p>
          </table:table-cell>
          <table:table-cell table:style-name="ce11" table:formula="of:=VLOOKUP([.$C43];[$'SECCIONES TIPO'.$B$5:.$G$9];2;0)" office:value-type="float" office:value="1.2684" calcext:value-type="float">
            <text:p>1,2684</text:p>
          </table:table-cell>
          <table:table-cell table:style-name="ce11" table:formula="of:=VLOOKUP([.$C43];[$'SECCIONES TIPO'.$B$5:.$G$9];3;0)" office:value-type="float" office:value="0.2135" calcext:value-type="float">
            <text:p>0,2135</text:p>
          </table:table-cell>
          <table:table-cell table:style-name="ce11" table:formula="of:=VLOOKUP([.$C43];[$'SECCIONES TIPO'.$B$5:.$G$9];4;0)" office:value-type="float" office:value="0.53" calcext:value-type="float">
            <text:p>0,5300</text:p>
          </table:table-cell>
          <table:table-cell table:style-name="ce11" table:formula="of:=VLOOKUP([.$C43];[$'SECCIONES TIPO'.$B$5:.$G$9];5;0)" office:value-type="float" office:value="0.77" calcext:value-type="float">
            <text:p>0,7700</text:p>
          </table:table-cell>
          <table:table-cell table:style-name="ce11" table:formula="of:=VLOOKUP([.$C43];[$'SECCIONES TIPO'.$B$5:.$G$9];6;0)" office:value-type="float" office:value="0.78" calcext:value-type="float">
            <text:p>0,7800</text:p>
          </table:table-cell>
          <table:table-cell table:style-name="ce11" table:formula="of:=VLOOKUP([.$B43];[$'DATOS GENERALES'.$G$11:.$I$22];3;0)" office:value-type="float" office:value="107.1" calcext:value-type="float">
            <text:p>107,1000</text:p>
          </table:table-cell>
          <table:table-cell table:style-name="ce11"/>
          <table:table-cell table:style-name="ce8" office:value-type="string" calcext:value-type="string">
            <text:p>VL1</text:p>
          </table:table-cell>
          <table:table-cell table:style-name="ce11" table:formula="of:=VLOOKUP([.$K43];[$'SECCIONES TIPO'.$I$5:.$N$9];2;0)" office:value-type="float" office:value="2.2048" calcext:value-type="float">
            <text:p>2,2048</text:p>
          </table:table-cell>
          <table:table-cell table:style-name="ce11" table:formula="of:=VLOOKUP([.$K43];[$'SECCIONES TIPO'.$I$5:.$N$9];3;0)" office:value-type="float" office:value="0.5489" calcext:value-type="float">
            <text:p>0,5489</text:p>
          </table:table-cell>
          <table:table-cell table:style-name="ce11" table:formula="of:=VLOOKUP([.$K43];[$'SECCIONES TIPO'.$I$5:.$N$9];4;0)" office:value-type="float" office:value="0.559" calcext:value-type="float">
            <text:p>0,5590</text:p>
          </table:table-cell>
          <table:table-cell table:style-name="ce11" table:formula="of:=VLOOKUP([.$K43];[$'SECCIONES TIPO'.$I$5:.$N$9];5;0)" office:value-type="float" office:value="0.91" calcext:value-type="float">
            <text:p>0,9100</text:p>
          </table:table-cell>
          <table:table-cell table:style-name="ce11" table:formula="of:=VLOOKUP([.$K43];[$'SECCIONES TIPO'.$I$5:.$N$9];6;0)" office:value-type="float" office:value="0.78" calcext:value-type="float">
            <text:p>0,7800</text:p>
          </table:table-cell>
          <table:table-cell table:style-name="ce11" table:formula="of:=VLOOKUP([.$B43];[$'DATOS GENERALES'.$G$11:.$I$22];3;0)" office:value-type="float" office:value="107.1" calcext:value-type="float">
            <text:p>107,1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V2</text:p>
          </table:table-cell>
          <table:table-cell table:style-name="ce6" table:formula="of:=VLOOKUP([.$C44];[$'SECCIONES TIPO'.$B$5:.$G$9];2;0)" office:value-type="float" office:value="1.0813" calcext:value-type="float">
            <text:p>1,0813</text:p>
          </table:table-cell>
          <table:table-cell table:style-name="ce6" table:formula="of:=VLOOKUP([.$C44];[$'SECCIONES TIPO'.$B$5:.$G$9];3;0)" office:value-type="float" office:value="0.1924" calcext:value-type="float">
            <text:p>0,1924</text:p>
          </table:table-cell>
          <table:table-cell table:style-name="ce6" table:formula="of:=VLOOKUP([.$C44];[$'SECCIONES TIPO'.$B$5:.$G$9];4;0)" office:value-type="float" office:value="0.7" calcext:value-type="float">
            <text:p>0,7000</text:p>
          </table:table-cell>
          <table:table-cell table:style-name="ce6" table:formula="of:=VLOOKUP([.$C44];[$'SECCIONES TIPO'.$B$5:.$G$9];5;0)" office:value-type="float" office:value="0.6" calcext:value-type="float">
            <text:p>0,6000</text:p>
          </table:table-cell>
          <table:table-cell table:style-name="ce6" table:formula="of:=VLOOKUP([.$C44];[$'SECCIONES TIPO'.$B$5:.$G$9];6;0)" office:value-type="float" office:value="0.6" calcext:value-type="float">
            <text:p>0,6000</text:p>
          </table:table-cell>
          <table:table-cell table:style-name="ce6" table:formula="of:=[.$I$43]+([.I$53]-[.I$43])/10*([.B44]-[.B$43])" office:value-type="float" office:value="107.6" calcext:value-type="float">
            <text:p>107,6000</text:p>
          </table:table-cell>
          <table:table-cell table:style-name="ce6"/>
          <table:table-cell table:style-name="ce5" office:value-type="string" calcext:value-type="string">
            <text:p>VL2</text:p>
          </table:table-cell>
          <table:table-cell table:style-name="ce6" table:formula="of:=VLOOKUP([.$K44];[$'SECCIONES TIPO'.$I$5:.$N$9];2;0)" office:value-type="float" office:value="2.0362" calcext:value-type="float">
            <text:p>2,0362</text:p>
          </table:table-cell>
          <table:table-cell table:style-name="ce6" table:formula="of:=VLOOKUP([.$K44];[$'SECCIONES TIPO'.$I$5:.$N$9];3;0)" office:value-type="float" office:value="0.539" calcext:value-type="float">
            <text:p>0,5390</text:p>
          </table:table-cell>
          <table:table-cell table:style-name="ce6" table:formula="of:=VLOOKUP([.$K44];[$'SECCIONES TIPO'.$I$5:.$N$9];4;0)" office:value-type="float" office:value="0.58" calcext:value-type="float">
            <text:p>0,5800</text:p>
          </table:table-cell>
          <table:table-cell table:style-name="ce6" table:formula="of:=VLOOKUP([.$K44];[$'SECCIONES TIPO'.$I$5:.$N$9];5;0)" office:value-type="float" office:value="0.92" calcext:value-type="float">
            <text:p>0,9200</text:p>
          </table:table-cell>
          <table:table-cell table:style-name="ce6" table:formula="of:=VLOOKUP([.$K44];[$'SECCIONES TIPO'.$I$5:.$N$9];6;0)" office:value-type="float" office:value="0.6" calcext:value-type="float">
            <text:p>0,6000</text:p>
          </table:table-cell>
          <table:table-cell table:style-name="ce6" table:formula="of:=[.$I$43]+([.Q$53]-[.Q$43])/10*([.J44]-[.J$43])" office:value-type="float" office:value="107.1" calcext:value-type="float">
            <text:p>107,1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V3</text:p>
          </table:table-cell>
          <table:table-cell table:style-name="ce6" table:formula="of:=VLOOKUP([.$C45];[$'SECCIONES TIPO'.$B$5:.$G$9];2;0)" office:value-type="float" office:value="0.9303" calcext:value-type="float">
            <text:p>0,9303</text:p>
          </table:table-cell>
          <table:table-cell table:style-name="ce6" table:formula="of:=VLOOKUP([.$C45];[$'SECCIONES TIPO'.$B$5:.$G$9];3;0)" office:value-type="float" office:value="0.73" calcext:value-type="float">
            <text:p>0,7300</text:p>
          </table:table-cell>
          <table:table-cell table:style-name="ce6" table:formula="of:=VLOOKUP([.$C45];[$'SECCIONES TIPO'.$B$5:.$G$9];4;0)" office:value-type="float" office:value="0.58" calcext:value-type="float">
            <text:p>0,5800</text:p>
          </table:table-cell>
          <table:table-cell table:style-name="ce6" table:formula="of:=VLOOKUP([.$C45];[$'SECCIONES TIPO'.$B$5:.$G$9];5;0)" office:value-type="float" office:value="0.1732" calcext:value-type="float">
            <text:p>0,1732</text:p>
          </table:table-cell>
          <table:table-cell table:style-name="ce6" table:formula="of:=VLOOKUP([.$C45];[$'SECCIONES TIPO'.$B$5:.$G$9];6;0)" office:value-type="float" office:value="0.46" calcext:value-type="float">
            <text:p>0,4600</text:p>
          </table:table-cell>
          <table:table-cell table:style-name="ce6" table:formula="of:=[.$I$33]+([.I$43]-[.I$33])/10*([.B45]-[.B$33])" office:value-type="float" office:value="113.48" calcext:value-type="float">
            <text:p>113,4800</text:p>
          </table:table-cell>
          <table:table-cell table:style-name="ce6"/>
          <table:table-cell table:style-name="ce5" office:value-type="string" calcext:value-type="string">
            <text:p>VL3</text:p>
          </table:table-cell>
          <table:table-cell table:style-name="ce6" table:formula="of:=VLOOKUP([.$K45];[$'SECCIONES TIPO'.$I$5:.$N$9];2;0)" office:value-type="float" office:value="1.7703" calcext:value-type="float">
            <text:p>1,7703</text:p>
          </table:table-cell>
          <table:table-cell table:style-name="ce6" table:formula="of:=VLOOKUP([.$K45];[$'SECCIONES TIPO'.$I$5:.$N$9];3;0)" office:value-type="float" office:value="0.4776" calcext:value-type="float">
            <text:p>0,4776</text:p>
          </table:table-cell>
          <table:table-cell table:style-name="ce6" table:formula="of:=VLOOKUP([.$K45];[$'SECCIONES TIPO'.$I$5:.$N$9];4;0)" office:value-type="float" office:value="0.53" calcext:value-type="float">
            <text:p>0,5300</text:p>
          </table:table-cell>
          <table:table-cell table:style-name="ce6" table:formula="of:=VLOOKUP([.$K45];[$'SECCIONES TIPO'.$I$5:.$N$9];5;0)" office:value-type="float" office:value="0.97" calcext:value-type="float">
            <text:p>0,9700</text:p>
          </table:table-cell>
          <table:table-cell table:style-name="ce6" table:formula="of:=VLOOKUP([.$K45];[$'SECCIONES TIPO'.$I$5:.$N$9];6;0)" office:value-type="float" office:value="0.46" calcext:value-type="float">
            <text:p>0,4600</text:p>
          </table:table-cell>
          <table:table-cell table:style-name="ce6" table:formula="of:=[.$I$33]+([.Q$43]-[.Q$33])/10*([.J45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V4</text:p>
          </table:table-cell>
          <table:table-cell table:style-name="ce6" table:formula="of:=VLOOKUP([.$C46];[$'SECCIONES TIPO'.$B$5:.$G$9];2;0)" office:value-type="float" office:value="0.8224" calcext:value-type="float">
            <text:p>0,8224</text:p>
          </table:table-cell>
          <table:table-cell table:style-name="ce6" table:formula="of:=VLOOKUP([.$C46];[$'SECCIONES TIPO'.$B$5:.$G$9];3;0)" office:value-type="float" office:value="0.1584" calcext:value-type="float">
            <text:p>0,1584</text:p>
          </table:table-cell>
          <table:table-cell table:style-name="ce6" table:formula="of:=VLOOKUP([.$C46];[$'SECCIONES TIPO'.$B$5:.$G$9];4;0)" office:value-type="float" office:value="0.75" calcext:value-type="float">
            <text:p>0,7500</text:p>
          </table:table-cell>
          <table:table-cell table:style-name="ce6" table:formula="of:=VLOOKUP([.$C46];[$'SECCIONES TIPO'.$B$5:.$G$9];5;0)" office:value-type="float" office:value="0.55" calcext:value-type="float">
            <text:p>0,5500</text:p>
          </table:table-cell>
          <table:table-cell table:style-name="ce6" table:formula="of:=VLOOKUP([.$C46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46]-[.B$33])" office:value-type="float" office:value="116.67" calcext:value-type="float">
            <text:p>116,67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46];[$'SECCIONES TIPO'.$I$5:.$N$9];2;0)" office:value-type="float" office:value="1.6624" calcext:value-type="float">
            <text:p>1,6624</text:p>
          </table:table-cell>
          <table:table-cell table:style-name="ce6" table:formula="of:=VLOOKUP([.$K46];[$'SECCIONES TIPO'.$I$5:.$N$9];3;0)" office:value-type="float" office:value="0.4634" calcext:value-type="float">
            <text:p>0,4634</text:p>
          </table:table-cell>
          <table:table-cell table:style-name="ce6" table:formula="of:=VLOOKUP([.$K46];[$'SECCIONES TIPO'.$I$5:.$N$9];4;0)" office:value-type="float" office:value="0.52" calcext:value-type="float">
            <text:p>0,5200</text:p>
          </table:table-cell>
          <table:table-cell table:style-name="ce6" table:formula="of:=VLOOKUP([.$K46];[$'SECCIONES TIPO'.$I$5:.$N$9];5;0)" office:value-type="float" office:value="0.98" calcext:value-type="float">
            <text:p>0,9800</text:p>
          </table:table-cell>
          <table:table-cell table:style-name="ce6" table:formula="of:=VLOOKUP([.$K46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46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V4</text:p>
          </table:table-cell>
          <table:table-cell table:style-name="ce6" table:formula="of:=VLOOKUP([.$C47];[$'SECCIONES TIPO'.$B$5:.$G$9];2;0)" office:value-type="float" office:value="0.8224" calcext:value-type="float">
            <text:p>0,8224</text:p>
          </table:table-cell>
          <table:table-cell table:style-name="ce6" table:formula="of:=VLOOKUP([.$C47];[$'SECCIONES TIPO'.$B$5:.$G$9];3;0)" office:value-type="float" office:value="0.1584" calcext:value-type="float">
            <text:p>0,1584</text:p>
          </table:table-cell>
          <table:table-cell table:style-name="ce6" table:formula="of:=VLOOKUP([.$C47];[$'SECCIONES TIPO'.$B$5:.$G$9];4;0)" office:value-type="float" office:value="0.75" calcext:value-type="float">
            <text:p>0,7500</text:p>
          </table:table-cell>
          <table:table-cell table:style-name="ce6" table:formula="of:=VLOOKUP([.$C47];[$'SECCIONES TIPO'.$B$5:.$G$9];5;0)" office:value-type="float" office:value="0.55" calcext:value-type="float">
            <text:p>0,5500</text:p>
          </table:table-cell>
          <table:table-cell table:style-name="ce6" table:formula="of:=VLOOKUP([.$C47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47]-[.B$33])" office:value-type="float" office:value="119.86" calcext:value-type="float">
            <text:p>119,86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47];[$'SECCIONES TIPO'.$I$5:.$N$9];2;0)" office:value-type="float" office:value="1.6624" calcext:value-type="float">
            <text:p>1,6624</text:p>
          </table:table-cell>
          <table:table-cell table:style-name="ce6" table:formula="of:=VLOOKUP([.$K47];[$'SECCIONES TIPO'.$I$5:.$N$9];3;0)" office:value-type="float" office:value="0.4634" calcext:value-type="float">
            <text:p>0,4634</text:p>
          </table:table-cell>
          <table:table-cell table:style-name="ce6" table:formula="of:=VLOOKUP([.$K47];[$'SECCIONES TIPO'.$I$5:.$N$9];4;0)" office:value-type="float" office:value="0.52" calcext:value-type="float">
            <text:p>0,5200</text:p>
          </table:table-cell>
          <table:table-cell table:style-name="ce6" table:formula="of:=VLOOKUP([.$K47];[$'SECCIONES TIPO'.$I$5:.$N$9];5;0)" office:value-type="float" office:value="0.98" calcext:value-type="float">
            <text:p>0,9800</text:p>
          </table:table-cell>
          <table:table-cell table:style-name="ce6" table:formula="of:=VLOOKUP([.$K47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47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V4</text:p>
          </table:table-cell>
          <table:table-cell table:style-name="ce6" table:formula="of:=VLOOKUP([.$C48];[$'SECCIONES TIPO'.$B$5:.$G$9];2;0)" office:value-type="float" office:value="0.8224" calcext:value-type="float">
            <text:p>0,8224</text:p>
          </table:table-cell>
          <table:table-cell table:style-name="ce6" table:formula="of:=VLOOKUP([.$C48];[$'SECCIONES TIPO'.$B$5:.$G$9];3;0)" office:value-type="float" office:value="0.1584" calcext:value-type="float">
            <text:p>0,1584</text:p>
          </table:table-cell>
          <table:table-cell table:style-name="ce6" table:formula="of:=VLOOKUP([.$C48];[$'SECCIONES TIPO'.$B$5:.$G$9];4;0)" office:value-type="float" office:value="0.75" calcext:value-type="float">
            <text:p>0,7500</text:p>
          </table:table-cell>
          <table:table-cell table:style-name="ce6" table:formula="of:=VLOOKUP([.$C48];[$'SECCIONES TIPO'.$B$5:.$G$9];5;0)" office:value-type="float" office:value="0.55" calcext:value-type="float">
            <text:p>0,5500</text:p>
          </table:table-cell>
          <table:table-cell table:style-name="ce6" table:formula="of:=VLOOKUP([.$C48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48]-[.B$33])" office:value-type="float" office:value="123.05" calcext:value-type="float">
            <text:p>123,05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48];[$'SECCIONES TIPO'.$I$5:.$N$9];2;0)" office:value-type="float" office:value="1.6624" calcext:value-type="float">
            <text:p>1,6624</text:p>
          </table:table-cell>
          <table:table-cell table:style-name="ce6" table:formula="of:=VLOOKUP([.$K48];[$'SECCIONES TIPO'.$I$5:.$N$9];3;0)" office:value-type="float" office:value="0.4634" calcext:value-type="float">
            <text:p>0,4634</text:p>
          </table:table-cell>
          <table:table-cell table:style-name="ce6" table:formula="of:=VLOOKUP([.$K48];[$'SECCIONES TIPO'.$I$5:.$N$9];4;0)" office:value-type="float" office:value="0.52" calcext:value-type="float">
            <text:p>0,5200</text:p>
          </table:table-cell>
          <table:table-cell table:style-name="ce6" table:formula="of:=VLOOKUP([.$K48];[$'SECCIONES TIPO'.$I$5:.$N$9];5;0)" office:value-type="float" office:value="0.98" calcext:value-type="float">
            <text:p>0,9800</text:p>
          </table:table-cell>
          <table:table-cell table:style-name="ce6" table:formula="of:=VLOOKUP([.$K48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48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V4</text:p>
          </table:table-cell>
          <table:table-cell table:style-name="ce6" table:formula="of:=VLOOKUP([.$C49];[$'SECCIONES TIPO'.$B$5:.$G$9];2;0)" office:value-type="float" office:value="0.8224" calcext:value-type="float">
            <text:p>0,8224</text:p>
          </table:table-cell>
          <table:table-cell table:style-name="ce6" table:formula="of:=VLOOKUP([.$C49];[$'SECCIONES TIPO'.$B$5:.$G$9];3;0)" office:value-type="float" office:value="0.1584" calcext:value-type="float">
            <text:p>0,1584</text:p>
          </table:table-cell>
          <table:table-cell table:style-name="ce6" table:formula="of:=VLOOKUP([.$C49];[$'SECCIONES TIPO'.$B$5:.$G$9];4;0)" office:value-type="float" office:value="0.75" calcext:value-type="float">
            <text:p>0,7500</text:p>
          </table:table-cell>
          <table:table-cell table:style-name="ce6" table:formula="of:=VLOOKUP([.$C49];[$'SECCIONES TIPO'.$B$5:.$G$9];5;0)" office:value-type="float" office:value="0.55" calcext:value-type="float">
            <text:p>0,5500</text:p>
          </table:table-cell>
          <table:table-cell table:style-name="ce6" table:formula="of:=VLOOKUP([.$C49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49]-[.B$33])" office:value-type="float" office:value="126.24" calcext:value-type="float">
            <text:p>126,24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49];[$'SECCIONES TIPO'.$I$5:.$N$9];2;0)" office:value-type="float" office:value="1.6624" calcext:value-type="float">
            <text:p>1,6624</text:p>
          </table:table-cell>
          <table:table-cell table:style-name="ce6" table:formula="of:=VLOOKUP([.$K49];[$'SECCIONES TIPO'.$I$5:.$N$9];3;0)" office:value-type="float" office:value="0.4634" calcext:value-type="float">
            <text:p>0,4634</text:p>
          </table:table-cell>
          <table:table-cell table:style-name="ce6" table:formula="of:=VLOOKUP([.$K49];[$'SECCIONES TIPO'.$I$5:.$N$9];4;0)" office:value-type="float" office:value="0.52" calcext:value-type="float">
            <text:p>0,5200</text:p>
          </table:table-cell>
          <table:table-cell table:style-name="ce6" table:formula="of:=VLOOKUP([.$K49];[$'SECCIONES TIPO'.$I$5:.$N$9];5;0)" office:value-type="float" office:value="0.98" calcext:value-type="float">
            <text:p>0,9800</text:p>
          </table:table-cell>
          <table:table-cell table:style-name="ce6" table:formula="of:=VLOOKUP([.$K49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49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V4</text:p>
          </table:table-cell>
          <table:table-cell table:style-name="ce6" table:formula="of:=VLOOKUP([.$C50];[$'SECCIONES TIPO'.$B$5:.$G$9];2;0)" office:value-type="float" office:value="0.8224" calcext:value-type="float">
            <text:p>0,8224</text:p>
          </table:table-cell>
          <table:table-cell table:style-name="ce6" table:formula="of:=VLOOKUP([.$C50];[$'SECCIONES TIPO'.$B$5:.$G$9];3;0)" office:value-type="float" office:value="0.1584" calcext:value-type="float">
            <text:p>0,1584</text:p>
          </table:table-cell>
          <table:table-cell table:style-name="ce6" table:formula="of:=VLOOKUP([.$C50];[$'SECCIONES TIPO'.$B$5:.$G$9];4;0)" office:value-type="float" office:value="0.75" calcext:value-type="float">
            <text:p>0,7500</text:p>
          </table:table-cell>
          <table:table-cell table:style-name="ce6" table:formula="of:=VLOOKUP([.$C50];[$'SECCIONES TIPO'.$B$5:.$G$9];5;0)" office:value-type="float" office:value="0.55" calcext:value-type="float">
            <text:p>0,5500</text:p>
          </table:table-cell>
          <table:table-cell table:style-name="ce6" table:formula="of:=VLOOKUP([.$C50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50]-[.B$33])" office:value-type="float" office:value="129.43" calcext:value-type="float">
            <text:p>129,43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50];[$'SECCIONES TIPO'.$I$5:.$N$9];2;0)" office:value-type="float" office:value="1.6624" calcext:value-type="float">
            <text:p>1,6624</text:p>
          </table:table-cell>
          <table:table-cell table:style-name="ce6" table:formula="of:=VLOOKUP([.$K50];[$'SECCIONES TIPO'.$I$5:.$N$9];3;0)" office:value-type="float" office:value="0.4634" calcext:value-type="float">
            <text:p>0,4634</text:p>
          </table:table-cell>
          <table:table-cell table:style-name="ce6" table:formula="of:=VLOOKUP([.$K50];[$'SECCIONES TIPO'.$I$5:.$N$9];4;0)" office:value-type="float" office:value="0.52" calcext:value-type="float">
            <text:p>0,5200</text:p>
          </table:table-cell>
          <table:table-cell table:style-name="ce6" table:formula="of:=VLOOKUP([.$K50];[$'SECCIONES TIPO'.$I$5:.$N$9];5;0)" office:value-type="float" office:value="0.98" calcext:value-type="float">
            <text:p>0,9800</text:p>
          </table:table-cell>
          <table:table-cell table:style-name="ce6" table:formula="of:=VLOOKUP([.$K50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50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V4</text:p>
          </table:table-cell>
          <table:table-cell table:style-name="ce6" table:formula="of:=VLOOKUP([.$C51];[$'SECCIONES TIPO'.$B$5:.$G$9];2;0)" office:value-type="float" office:value="0.8224" calcext:value-type="float">
            <text:p>0,8224</text:p>
          </table:table-cell>
          <table:table-cell table:style-name="ce6" table:formula="of:=VLOOKUP([.$C51];[$'SECCIONES TIPO'.$B$5:.$G$9];3;0)" office:value-type="float" office:value="0.1584" calcext:value-type="float">
            <text:p>0,1584</text:p>
          </table:table-cell>
          <table:table-cell table:style-name="ce6" table:formula="of:=VLOOKUP([.$C51];[$'SECCIONES TIPO'.$B$5:.$G$9];4;0)" office:value-type="float" office:value="0.75" calcext:value-type="float">
            <text:p>0,7500</text:p>
          </table:table-cell>
          <table:table-cell table:style-name="ce6" table:formula="of:=VLOOKUP([.$C51];[$'SECCIONES TIPO'.$B$5:.$G$9];5;0)" office:value-type="float" office:value="0.55" calcext:value-type="float">
            <text:p>0,5500</text:p>
          </table:table-cell>
          <table:table-cell table:style-name="ce6" table:formula="of:=VLOOKUP([.$C51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51]-[.B$33])" office:value-type="float" office:value="132.62" calcext:value-type="float">
            <text:p>132,62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51];[$'SECCIONES TIPO'.$I$5:.$N$9];2;0)" office:value-type="float" office:value="1.6624" calcext:value-type="float">
            <text:p>1,6624</text:p>
          </table:table-cell>
          <table:table-cell table:style-name="ce6" table:formula="of:=VLOOKUP([.$K51];[$'SECCIONES TIPO'.$I$5:.$N$9];3;0)" office:value-type="float" office:value="0.4634" calcext:value-type="float">
            <text:p>0,4634</text:p>
          </table:table-cell>
          <table:table-cell table:style-name="ce6" table:formula="of:=VLOOKUP([.$K51];[$'SECCIONES TIPO'.$I$5:.$N$9];4;0)" office:value-type="float" office:value="0.52" calcext:value-type="float">
            <text:p>0,5200</text:p>
          </table:table-cell>
          <table:table-cell table:style-name="ce6" table:formula="of:=VLOOKUP([.$K51];[$'SECCIONES TIPO'.$I$5:.$N$9];5;0)" office:value-type="float" office:value="0.98" calcext:value-type="float">
            <text:p>0,9800</text:p>
          </table:table-cell>
          <table:table-cell table:style-name="ce6" table:formula="of:=VLOOKUP([.$K51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51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V4</text:p>
          </table:table-cell>
          <table:table-cell table:style-name="ce6" table:formula="of:=VLOOKUP([.$C52];[$'SECCIONES TIPO'.$B$5:.$G$9];2;0)" office:value-type="float" office:value="0.8224" calcext:value-type="float">
            <text:p>0,8224</text:p>
          </table:table-cell>
          <table:table-cell table:style-name="ce6" table:formula="of:=VLOOKUP([.$C52];[$'SECCIONES TIPO'.$B$5:.$G$9];3;0)" office:value-type="float" office:value="0.1584" calcext:value-type="float">
            <text:p>0,1584</text:p>
          </table:table-cell>
          <table:table-cell table:style-name="ce6" table:formula="of:=VLOOKUP([.$C52];[$'SECCIONES TIPO'.$B$5:.$G$9];4;0)" office:value-type="float" office:value="0.75" calcext:value-type="float">
            <text:p>0,7500</text:p>
          </table:table-cell>
          <table:table-cell table:style-name="ce6" table:formula="of:=VLOOKUP([.$C52];[$'SECCIONES TIPO'.$B$5:.$G$9];5;0)" office:value-type="float" office:value="0.55" calcext:value-type="float">
            <text:p>0,5500</text:p>
          </table:table-cell>
          <table:table-cell table:style-name="ce6" table:formula="of:=VLOOKUP([.$C52];[$'SECCIONES TIPO'.$B$5:.$G$9];6;0)" office:value-type="float" office:value="0.36" calcext:value-type="float">
            <text:p>0,3600</text:p>
          </table:table-cell>
          <table:table-cell table:style-name="ce6" table:formula="of:=[.$I$33]+([.I$43]-[.I$33])/10*([.B52]-[.B$33])" office:value-type="float" office:value="135.81" calcext:value-type="float">
            <text:p>135,8100</text:p>
          </table:table-cell>
          <table:table-cell table:style-name="ce6"/>
          <table:table-cell table:style-name="ce5" office:value-type="string" calcext:value-type="string">
            <text:p>VL4</text:p>
          </table:table-cell>
          <table:table-cell table:style-name="ce6" table:formula="of:=VLOOKUP([.$K52];[$'SECCIONES TIPO'.$I$5:.$N$9];2;0)" office:value-type="float" office:value="1.6624" calcext:value-type="float">
            <text:p>1,6624</text:p>
          </table:table-cell>
          <table:table-cell table:style-name="ce6" table:formula="of:=VLOOKUP([.$K52];[$'SECCIONES TIPO'.$I$5:.$N$9];3;0)" office:value-type="float" office:value="0.4634" calcext:value-type="float">
            <text:p>0,4634</text:p>
          </table:table-cell>
          <table:table-cell table:style-name="ce6" table:formula="of:=VLOOKUP([.$K52];[$'SECCIONES TIPO'.$I$5:.$N$9];4;0)" office:value-type="float" office:value="0.52" calcext:value-type="float">
            <text:p>0,5200</text:p>
          </table:table-cell>
          <table:table-cell table:style-name="ce6" table:formula="of:=VLOOKUP([.$K52];[$'SECCIONES TIPO'.$I$5:.$N$9];5;0)" office:value-type="float" office:value="0.98" calcext:value-type="float">
            <text:p>0,9800</text:p>
          </table:table-cell>
          <table:table-cell table:style-name="ce6" table:formula="of:=VLOOKUP([.$K52];[$'SECCIONES TIPO'.$I$5:.$N$9];6;0)" office:value-type="float" office:value="0.36" calcext:value-type="float">
            <text:p>0,3600</text:p>
          </table:table-cell>
          <table:table-cell table:style-name="ce6" table:formula="of:=[.$I$33]+([.Q$43]-[.Q$33])/10*([.J52]-[.J$33])" office:value-type="float" office:value="75.2" calcext:value-type="float">
            <text:p>75,2000</text:p>
          </table:table-cell>
          <table:table-cell table:number-columns-repeated="1007"/>
        </table:table-row>
        <table:table-row table:style-name="ro3">
          <table:table-cell/>
          <table:table-cell table:style-name="ce8" office:value-type="float" office:value="51" calcext:value-type="float">
            <text:p>51</text:p>
          </table:table-cell>
          <table:table-cell table:style-name="ce8" office:value-type="string" calcext:value-type="string">
            <text:p>SV4</text:p>
          </table:table-cell>
          <table:table-cell table:style-name="ce11" table:formula="of:=VLOOKUP([.$C53];[$'SECCIONES TIPO'.$B$5:.$G$9];2;0)" office:value-type="float" office:value="0.8224" calcext:value-type="float">
            <text:p>0,8224</text:p>
          </table:table-cell>
          <table:table-cell table:style-name="ce11" table:formula="of:=VLOOKUP([.$C53];[$'SECCIONES TIPO'.$B$5:.$G$9];3;0)" office:value-type="float" office:value="0.1584" calcext:value-type="float">
            <text:p>0,1584</text:p>
          </table:table-cell>
          <table:table-cell table:style-name="ce11" table:formula="of:=VLOOKUP([.$C53];[$'SECCIONES TIPO'.$B$5:.$G$9];4;0)" office:value-type="float" office:value="0.75" calcext:value-type="float">
            <text:p>0,7500</text:p>
          </table:table-cell>
          <table:table-cell table:style-name="ce11" table:formula="of:=VLOOKUP([.$C53];[$'SECCIONES TIPO'.$B$5:.$G$9];5;0)" office:value-type="float" office:value="0.55" calcext:value-type="float">
            <text:p>0,5500</text:p>
          </table:table-cell>
          <table:table-cell table:style-name="ce11" table:formula="of:=VLOOKUP([.$C53];[$'SECCIONES TIPO'.$B$5:.$G$9];6;0)" office:value-type="float" office:value="0.36" calcext:value-type="float">
            <text:p>0,3600</text:p>
          </table:table-cell>
          <table:table-cell table:style-name="ce11" table:formula="of:=VLOOKUP([.$B53];[$'DATOS GENERALES'.$G$11:.$I$22];3;0)" office:value-type="float" office:value="112.1" calcext:value-type="float">
            <text:p>112,1000</text:p>
          </table:table-cell>
          <table:table-cell table:style-name="ce11"/>
          <table:table-cell table:style-name="ce8" office:value-type="string" calcext:value-type="string">
            <text:p>VL4</text:p>
          </table:table-cell>
          <table:table-cell table:style-name="ce11" table:formula="of:=VLOOKUP([.$K53];[$'SECCIONES TIPO'.$I$5:.$N$9];2;0)" office:value-type="float" office:value="1.6624" calcext:value-type="float">
            <text:p>1,6624</text:p>
          </table:table-cell>
          <table:table-cell table:style-name="ce11" table:formula="of:=VLOOKUP([.$K53];[$'SECCIONES TIPO'.$I$5:.$N$9];3;0)" office:value-type="float" office:value="0.4634" calcext:value-type="float">
            <text:p>0,4634</text:p>
          </table:table-cell>
          <table:table-cell table:style-name="ce11" table:formula="of:=VLOOKUP([.$K53];[$'SECCIONES TIPO'.$I$5:.$N$9];4;0)" office:value-type="float" office:value="0.52" calcext:value-type="float">
            <text:p>0,5200</text:p>
          </table:table-cell>
          <table:table-cell table:style-name="ce11" table:formula="of:=VLOOKUP([.$K53];[$'SECCIONES TIPO'.$I$5:.$N$9];5;0)" office:value-type="float" office:value="0.98" calcext:value-type="float">
            <text:p>0,9800</text:p>
          </table:table-cell>
          <table:table-cell table:style-name="ce11" table:formula="of:=VLOOKUP([.$K53];[$'SECCIONES TIPO'.$I$5:.$N$9];6;0)" office:value-type="float" office:value="0.36" calcext:value-type="float">
            <text:p>0,3600</text:p>
          </table:table-cell>
          <table:table-cell table:style-name="ce11" table:formula="of:=VLOOKUP([.$B53];[$'DATOS GENERALES'.$G$11:.$I$22];3;0)" office:value-type="float" office:value="112.1" calcext:value-type="float">
            <text:p>112,100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/>
          <table:table-cell table:style-name="ce6" table:formula="of:=VLOOKUP([.$C54];[$'SECCIONES TIPO'.$B$5:.$G$9];2;0)" office:value-type="string" office:string-value="" calcext:value-type="error">
            <text:p>#N/D</text:p>
          </table:table-cell>
          <table:table-cell table:style-name="ce6" table:formula="of:=VLOOKUP([.$C54];[$'SECCIONES TIPO'.$B$5:.$G$9];3;0)" office:value-type="string" office:string-value="" calcext:value-type="error">
            <text:p>#N/D</text:p>
          </table:table-cell>
          <table:table-cell table:style-name="ce6" table:formula="of:=VLOOKUP([.$C54];[$'SECCIONES TIPO'.$B$5:.$G$9];4;0)" office:value-type="string" office:string-value="" calcext:value-type="error">
            <text:p>#N/D</text:p>
          </table:table-cell>
          <table:table-cell table:style-name="ce6" table:formula="of:=VLOOKUP([.$C54];[$'SECCIONES TIPO'.$B$5:.$G$9];5;0)" office:value-type="string" office:string-value="" calcext:value-type="error">
            <text:p>#N/D</text:p>
          </table:table-cell>
          <table:table-cell table:style-name="ce6" table:formula="of:=VLOOKUP([.$C54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4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4];[$'SECCIONES TIPO'.$I$5:.$N$9];2;0)" office:value-type="string" office:string-value="" calcext:value-type="error">
            <text:p>#N/D</text:p>
          </table:table-cell>
          <table:table-cell table:style-name="ce6" table:formula="of:=VLOOKUP([.$K54];[$'SECCIONES TIPO'.$I$5:.$N$9];3;0)" office:value-type="string" office:string-value="" calcext:value-type="error">
            <text:p>#N/D</text:p>
          </table:table-cell>
          <table:table-cell table:style-name="ce6" table:formula="of:=VLOOKUP([.$K54];[$'SECCIONES TIPO'.$I$5:.$N$9];4;0)" office:value-type="string" office:string-value="" calcext:value-type="error">
            <text:p>#N/D</text:p>
          </table:table-cell>
          <table:table-cell table:style-name="ce6" table:formula="of:=VLOOKUP([.$K54];[$'SECCIONES TIPO'.$I$5:.$N$9];5;0)" office:value-type="string" office:string-value="" calcext:value-type="error">
            <text:p>#N/D</text:p>
          </table:table-cell>
          <table:table-cell table:style-name="ce6" table:formula="of:=VLOOKUP([.$K54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/>
          <table:table-cell table:style-name="ce6" table:formula="of:=VLOOKUP([.$C55];[$'SECCIONES TIPO'.$B$5:.$G$9];2;0)" office:value-type="string" office:string-value="" calcext:value-type="error">
            <text:p>#N/D</text:p>
          </table:table-cell>
          <table:table-cell table:style-name="ce6" table:formula="of:=VLOOKUP([.$C55];[$'SECCIONES TIPO'.$B$5:.$G$9];3;0)" office:value-type="string" office:string-value="" calcext:value-type="error">
            <text:p>#N/D</text:p>
          </table:table-cell>
          <table:table-cell table:style-name="ce6" table:formula="of:=VLOOKUP([.$C55];[$'SECCIONES TIPO'.$B$5:.$G$9];4;0)" office:value-type="string" office:string-value="" calcext:value-type="error">
            <text:p>#N/D</text:p>
          </table:table-cell>
          <table:table-cell table:style-name="ce6" table:formula="of:=VLOOKUP([.$C55];[$'SECCIONES TIPO'.$B$5:.$G$9];5;0)" office:value-type="string" office:string-value="" calcext:value-type="error">
            <text:p>#N/D</text:p>
          </table:table-cell>
          <table:table-cell table:style-name="ce6" table:formula="of:=VLOOKUP([.$C55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5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5];[$'SECCIONES TIPO'.$I$5:.$N$9];2;0)" office:value-type="string" office:string-value="" calcext:value-type="error">
            <text:p>#N/D</text:p>
          </table:table-cell>
          <table:table-cell table:style-name="ce6" table:formula="of:=VLOOKUP([.$K55];[$'SECCIONES TIPO'.$I$5:.$N$9];3;0)" office:value-type="string" office:string-value="" calcext:value-type="error">
            <text:p>#N/D</text:p>
          </table:table-cell>
          <table:table-cell table:style-name="ce6" table:formula="of:=VLOOKUP([.$K55];[$'SECCIONES TIPO'.$I$5:.$N$9];4;0)" office:value-type="string" office:string-value="" calcext:value-type="error">
            <text:p>#N/D</text:p>
          </table:table-cell>
          <table:table-cell table:style-name="ce6" table:formula="of:=VLOOKUP([.$K55];[$'SECCIONES TIPO'.$I$5:.$N$9];5;0)" office:value-type="string" office:string-value="" calcext:value-type="error">
            <text:p>#N/D</text:p>
          </table:table-cell>
          <table:table-cell table:style-name="ce6" table:formula="of:=VLOOKUP([.$K55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/>
          <table:table-cell table:style-name="ce6" table:formula="of:=VLOOKUP([.$C56];[$'SECCIONES TIPO'.$B$5:.$G$9];2;0)" office:value-type="string" office:string-value="" calcext:value-type="error">
            <text:p>#N/D</text:p>
          </table:table-cell>
          <table:table-cell table:style-name="ce6" table:formula="of:=VLOOKUP([.$C56];[$'SECCIONES TIPO'.$B$5:.$G$9];3;0)" office:value-type="string" office:string-value="" calcext:value-type="error">
            <text:p>#N/D</text:p>
          </table:table-cell>
          <table:table-cell table:style-name="ce6" table:formula="of:=VLOOKUP([.$C56];[$'SECCIONES TIPO'.$B$5:.$G$9];4;0)" office:value-type="string" office:string-value="" calcext:value-type="error">
            <text:p>#N/D</text:p>
          </table:table-cell>
          <table:table-cell table:style-name="ce6" table:formula="of:=VLOOKUP([.$C56];[$'SECCIONES TIPO'.$B$5:.$G$9];5;0)" office:value-type="string" office:string-value="" calcext:value-type="error">
            <text:p>#N/D</text:p>
          </table:table-cell>
          <table:table-cell table:style-name="ce6" table:formula="of:=VLOOKUP([.$C56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6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6];[$'SECCIONES TIPO'.$I$5:.$N$9];2;0)" office:value-type="string" office:string-value="" calcext:value-type="error">
            <text:p>#N/D</text:p>
          </table:table-cell>
          <table:table-cell table:style-name="ce6" table:formula="of:=VLOOKUP([.$K56];[$'SECCIONES TIPO'.$I$5:.$N$9];3;0)" office:value-type="string" office:string-value="" calcext:value-type="error">
            <text:p>#N/D</text:p>
          </table:table-cell>
          <table:table-cell table:style-name="ce6" table:formula="of:=VLOOKUP([.$K56];[$'SECCIONES TIPO'.$I$5:.$N$9];4;0)" office:value-type="string" office:string-value="" calcext:value-type="error">
            <text:p>#N/D</text:p>
          </table:table-cell>
          <table:table-cell table:style-name="ce6" table:formula="of:=VLOOKUP([.$K56];[$'SECCIONES TIPO'.$I$5:.$N$9];5;0)" office:value-type="string" office:string-value="" calcext:value-type="error">
            <text:p>#N/D</text:p>
          </table:table-cell>
          <table:table-cell table:style-name="ce6" table:formula="of:=VLOOKUP([.$K56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/>
          <table:table-cell table:style-name="ce6" table:formula="of:=VLOOKUP([.$C57];[$'SECCIONES TIPO'.$B$5:.$G$9];2;0)" office:value-type="string" office:string-value="" calcext:value-type="error">
            <text:p>#N/D</text:p>
          </table:table-cell>
          <table:table-cell table:style-name="ce6" table:formula="of:=VLOOKUP([.$C57];[$'SECCIONES TIPO'.$B$5:.$G$9];3;0)" office:value-type="string" office:string-value="" calcext:value-type="error">
            <text:p>#N/D</text:p>
          </table:table-cell>
          <table:table-cell table:style-name="ce6" table:formula="of:=VLOOKUP([.$C57];[$'SECCIONES TIPO'.$B$5:.$G$9];4;0)" office:value-type="string" office:string-value="" calcext:value-type="error">
            <text:p>#N/D</text:p>
          </table:table-cell>
          <table:table-cell table:style-name="ce6" table:formula="of:=VLOOKUP([.$C57];[$'SECCIONES TIPO'.$B$5:.$G$9];5;0)" office:value-type="string" office:string-value="" calcext:value-type="error">
            <text:p>#N/D</text:p>
          </table:table-cell>
          <table:table-cell table:style-name="ce6" table:formula="of:=VLOOKUP([.$C57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7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7];[$'SECCIONES TIPO'.$I$5:.$N$9];2;0)" office:value-type="string" office:string-value="" calcext:value-type="error">
            <text:p>#N/D</text:p>
          </table:table-cell>
          <table:table-cell table:style-name="ce6" table:formula="of:=VLOOKUP([.$K57];[$'SECCIONES TIPO'.$I$5:.$N$9];3;0)" office:value-type="string" office:string-value="" calcext:value-type="error">
            <text:p>#N/D</text:p>
          </table:table-cell>
          <table:table-cell table:style-name="ce6" table:formula="of:=VLOOKUP([.$K57];[$'SECCIONES TIPO'.$I$5:.$N$9];4;0)" office:value-type="string" office:string-value="" calcext:value-type="error">
            <text:p>#N/D</text:p>
          </table:table-cell>
          <table:table-cell table:style-name="ce6" table:formula="of:=VLOOKUP([.$K57];[$'SECCIONES TIPO'.$I$5:.$N$9];5;0)" office:value-type="string" office:string-value="" calcext:value-type="error">
            <text:p>#N/D</text:p>
          </table:table-cell>
          <table:table-cell table:style-name="ce6" table:formula="of:=VLOOKUP([.$K57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/>
          <table:table-cell table:style-name="ce6" table:formula="of:=VLOOKUP([.$C58];[$'SECCIONES TIPO'.$B$5:.$G$9];2;0)" office:value-type="string" office:string-value="" calcext:value-type="error">
            <text:p>#N/D</text:p>
          </table:table-cell>
          <table:table-cell table:style-name="ce6" table:formula="of:=VLOOKUP([.$C58];[$'SECCIONES TIPO'.$B$5:.$G$9];3;0)" office:value-type="string" office:string-value="" calcext:value-type="error">
            <text:p>#N/D</text:p>
          </table:table-cell>
          <table:table-cell table:style-name="ce6" table:formula="of:=VLOOKUP([.$C58];[$'SECCIONES TIPO'.$B$5:.$G$9];4;0)" office:value-type="string" office:string-value="" calcext:value-type="error">
            <text:p>#N/D</text:p>
          </table:table-cell>
          <table:table-cell table:style-name="ce6" table:formula="of:=VLOOKUP([.$C58];[$'SECCIONES TIPO'.$B$5:.$G$9];5;0)" office:value-type="string" office:string-value="" calcext:value-type="error">
            <text:p>#N/D</text:p>
          </table:table-cell>
          <table:table-cell table:style-name="ce6" table:formula="of:=VLOOKUP([.$C58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8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8];[$'SECCIONES TIPO'.$I$5:.$N$9];2;0)" office:value-type="string" office:string-value="" calcext:value-type="error">
            <text:p>#N/D</text:p>
          </table:table-cell>
          <table:table-cell table:style-name="ce6" table:formula="of:=VLOOKUP([.$K58];[$'SECCIONES TIPO'.$I$5:.$N$9];3;0)" office:value-type="string" office:string-value="" calcext:value-type="error">
            <text:p>#N/D</text:p>
          </table:table-cell>
          <table:table-cell table:style-name="ce6" table:formula="of:=VLOOKUP([.$K58];[$'SECCIONES TIPO'.$I$5:.$N$9];4;0)" office:value-type="string" office:string-value="" calcext:value-type="error">
            <text:p>#N/D</text:p>
          </table:table-cell>
          <table:table-cell table:style-name="ce6" table:formula="of:=VLOOKUP([.$K58];[$'SECCIONES TIPO'.$I$5:.$N$9];5;0)" office:value-type="string" office:string-value="" calcext:value-type="error">
            <text:p>#N/D</text:p>
          </table:table-cell>
          <table:table-cell table:style-name="ce6" table:formula="of:=VLOOKUP([.$K58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/>
          <table:table-cell table:style-name="ce6" table:formula="of:=VLOOKUP([.$C59];[$'SECCIONES TIPO'.$B$5:.$G$9];2;0)" office:value-type="string" office:string-value="" calcext:value-type="error">
            <text:p>#N/D</text:p>
          </table:table-cell>
          <table:table-cell table:style-name="ce6" table:formula="of:=VLOOKUP([.$C59];[$'SECCIONES TIPO'.$B$5:.$G$9];3;0)" office:value-type="string" office:string-value="" calcext:value-type="error">
            <text:p>#N/D</text:p>
          </table:table-cell>
          <table:table-cell table:style-name="ce6" table:formula="of:=VLOOKUP([.$C59];[$'SECCIONES TIPO'.$B$5:.$G$9];4;0)" office:value-type="string" office:string-value="" calcext:value-type="error">
            <text:p>#N/D</text:p>
          </table:table-cell>
          <table:table-cell table:style-name="ce6" table:formula="of:=VLOOKUP([.$C59];[$'SECCIONES TIPO'.$B$5:.$G$9];5;0)" office:value-type="string" office:string-value="" calcext:value-type="error">
            <text:p>#N/D</text:p>
          </table:table-cell>
          <table:table-cell table:style-name="ce6" table:formula="of:=VLOOKUP([.$C59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59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59];[$'SECCIONES TIPO'.$I$5:.$N$9];2;0)" office:value-type="string" office:string-value="" calcext:value-type="error">
            <text:p>#N/D</text:p>
          </table:table-cell>
          <table:table-cell table:style-name="ce6" table:formula="of:=VLOOKUP([.$K59];[$'SECCIONES TIPO'.$I$5:.$N$9];3;0)" office:value-type="string" office:string-value="" calcext:value-type="error">
            <text:p>#N/D</text:p>
          </table:table-cell>
          <table:table-cell table:style-name="ce6" table:formula="of:=VLOOKUP([.$K59];[$'SECCIONES TIPO'.$I$5:.$N$9];4;0)" office:value-type="string" office:string-value="" calcext:value-type="error">
            <text:p>#N/D</text:p>
          </table:table-cell>
          <table:table-cell table:style-name="ce6" table:formula="of:=VLOOKUP([.$K59];[$'SECCIONES TIPO'.$I$5:.$N$9];5;0)" office:value-type="string" office:string-value="" calcext:value-type="error">
            <text:p>#N/D</text:p>
          </table:table-cell>
          <table:table-cell table:style-name="ce6" table:formula="of:=VLOOKUP([.$K59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/>
          <table:table-cell table:style-name="ce6" table:formula="of:=VLOOKUP([.$C60];[$'SECCIONES TIPO'.$B$5:.$G$9];2;0)" office:value-type="string" office:string-value="" calcext:value-type="error">
            <text:p>#N/D</text:p>
          </table:table-cell>
          <table:table-cell table:style-name="ce6" table:formula="of:=VLOOKUP([.$C60];[$'SECCIONES TIPO'.$B$5:.$G$9];3;0)" office:value-type="string" office:string-value="" calcext:value-type="error">
            <text:p>#N/D</text:p>
          </table:table-cell>
          <table:table-cell table:style-name="ce6" table:formula="of:=VLOOKUP([.$C60];[$'SECCIONES TIPO'.$B$5:.$G$9];4;0)" office:value-type="string" office:string-value="" calcext:value-type="error">
            <text:p>#N/D</text:p>
          </table:table-cell>
          <table:table-cell table:style-name="ce6" table:formula="of:=VLOOKUP([.$C60];[$'SECCIONES TIPO'.$B$5:.$G$9];5;0)" office:value-type="string" office:string-value="" calcext:value-type="error">
            <text:p>#N/D</text:p>
          </table:table-cell>
          <table:table-cell table:style-name="ce6" table:formula="of:=VLOOKUP([.$C60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60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60];[$'SECCIONES TIPO'.$I$5:.$N$9];2;0)" office:value-type="string" office:string-value="" calcext:value-type="error">
            <text:p>#N/D</text:p>
          </table:table-cell>
          <table:table-cell table:style-name="ce6" table:formula="of:=VLOOKUP([.$K60];[$'SECCIONES TIPO'.$I$5:.$N$9];3;0)" office:value-type="string" office:string-value="" calcext:value-type="error">
            <text:p>#N/D</text:p>
          </table:table-cell>
          <table:table-cell table:style-name="ce6" table:formula="of:=VLOOKUP([.$K60];[$'SECCIONES TIPO'.$I$5:.$N$9];4;0)" office:value-type="string" office:string-value="" calcext:value-type="error">
            <text:p>#N/D</text:p>
          </table:table-cell>
          <table:table-cell table:style-name="ce6" table:formula="of:=VLOOKUP([.$K60];[$'SECCIONES TIPO'.$I$5:.$N$9];5;0)" office:value-type="string" office:string-value="" calcext:value-type="error">
            <text:p>#N/D</text:p>
          </table:table-cell>
          <table:table-cell table:style-name="ce6" table:formula="of:=VLOOKUP([.$K60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/>
          <table:table-cell table:style-name="ce6" table:formula="of:=VLOOKUP([.$C61];[$'SECCIONES TIPO'.$B$5:.$G$9];2;0)" office:value-type="string" office:string-value="" calcext:value-type="error">
            <text:p>#N/D</text:p>
          </table:table-cell>
          <table:table-cell table:style-name="ce6" table:formula="of:=VLOOKUP([.$C61];[$'SECCIONES TIPO'.$B$5:.$G$9];3;0)" office:value-type="string" office:string-value="" calcext:value-type="error">
            <text:p>#N/D</text:p>
          </table:table-cell>
          <table:table-cell table:style-name="ce6" table:formula="of:=VLOOKUP([.$C61];[$'SECCIONES TIPO'.$B$5:.$G$9];4;0)" office:value-type="string" office:string-value="" calcext:value-type="error">
            <text:p>#N/D</text:p>
          </table:table-cell>
          <table:table-cell table:style-name="ce6" table:formula="of:=VLOOKUP([.$C61];[$'SECCIONES TIPO'.$B$5:.$G$9];5;0)" office:value-type="string" office:string-value="" calcext:value-type="error">
            <text:p>#N/D</text:p>
          </table:table-cell>
          <table:table-cell table:style-name="ce6" table:formula="of:=VLOOKUP([.$C61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61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61];[$'SECCIONES TIPO'.$I$5:.$N$9];2;0)" office:value-type="string" office:string-value="" calcext:value-type="error">
            <text:p>#N/D</text:p>
          </table:table-cell>
          <table:table-cell table:style-name="ce6" table:formula="of:=VLOOKUP([.$K61];[$'SECCIONES TIPO'.$I$5:.$N$9];3;0)" office:value-type="string" office:string-value="" calcext:value-type="error">
            <text:p>#N/D</text:p>
          </table:table-cell>
          <table:table-cell table:style-name="ce6" table:formula="of:=VLOOKUP([.$K61];[$'SECCIONES TIPO'.$I$5:.$N$9];4;0)" office:value-type="string" office:string-value="" calcext:value-type="error">
            <text:p>#N/D</text:p>
          </table:table-cell>
          <table:table-cell table:style-name="ce6" table:formula="of:=VLOOKUP([.$K61];[$'SECCIONES TIPO'.$I$5:.$N$9];5;0)" office:value-type="string" office:string-value="" calcext:value-type="error">
            <text:p>#N/D</text:p>
          </table:table-cell>
          <table:table-cell table:style-name="ce6" table:formula="of:=VLOOKUP([.$K61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/>
          <table:table-cell table:style-name="ce6" table:formula="of:=VLOOKUP([.$C62];[$'SECCIONES TIPO'.$B$5:.$G$9];2;0)" office:value-type="string" office:string-value="" calcext:value-type="error">
            <text:p>#N/D</text:p>
          </table:table-cell>
          <table:table-cell table:style-name="ce6" table:formula="of:=VLOOKUP([.$C62];[$'SECCIONES TIPO'.$B$5:.$G$9];3;0)" office:value-type="string" office:string-value="" calcext:value-type="error">
            <text:p>#N/D</text:p>
          </table:table-cell>
          <table:table-cell table:style-name="ce6" table:formula="of:=VLOOKUP([.$C62];[$'SECCIONES TIPO'.$B$5:.$G$9];4;0)" office:value-type="string" office:string-value="" calcext:value-type="error">
            <text:p>#N/D</text:p>
          </table:table-cell>
          <table:table-cell table:style-name="ce6" table:formula="of:=VLOOKUP([.$C62];[$'SECCIONES TIPO'.$B$5:.$G$9];5;0)" office:value-type="string" office:string-value="" calcext:value-type="error">
            <text:p>#N/D</text:p>
          </table:table-cell>
          <table:table-cell table:style-name="ce6" table:formula="of:=VLOOKUP([.$C62];[$'SECCIONES TIPO'.$B$5:.$G$9];6;0)" office:value-type="string" office:string-value="" calcext:value-type="error">
            <text:p>#N/D</text:p>
          </table:table-cell>
          <table:table-cell table:style-name="ce6" table:formula="of:=[.$I$53]+([.I$63]-[.I$53])/10*([.B62]-[.B$53])" office:value-type="string" office:string-value="" calcext:value-type="error">
            <text:p>#N/D</text:p>
          </table:table-cell>
          <table:table-cell table:style-name="ce6"/>
          <table:table-cell/>
          <table:table-cell table:style-name="ce6" table:formula="of:=VLOOKUP([.$K62];[$'SECCIONES TIPO'.$I$5:.$N$9];2;0)" office:value-type="string" office:string-value="" calcext:value-type="error">
            <text:p>#N/D</text:p>
          </table:table-cell>
          <table:table-cell table:style-name="ce6" table:formula="of:=VLOOKUP([.$K62];[$'SECCIONES TIPO'.$I$5:.$N$9];3;0)" office:value-type="string" office:string-value="" calcext:value-type="error">
            <text:p>#N/D</text:p>
          </table:table-cell>
          <table:table-cell table:style-name="ce6" table:formula="of:=VLOOKUP([.$K62];[$'SECCIONES TIPO'.$I$5:.$N$9];4;0)" office:value-type="string" office:string-value="" calcext:value-type="error">
            <text:p>#N/D</text:p>
          </table:table-cell>
          <table:table-cell table:style-name="ce6" table:formula="of:=VLOOKUP([.$K62];[$'SECCIONES TIPO'.$I$5:.$N$9];5;0)" office:value-type="string" office:string-value="" calcext:value-type="error">
            <text:p>#N/D</text:p>
          </table:table-cell>
          <table:table-cell table:style-name="ce6" table:formula="of:=VLOOKUP([.$K62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8" office:value-type="float" office:value="61" calcext:value-type="float">
            <text:p>61</text:p>
          </table:table-cell>
          <table:table-cell table:style-name="ce8"/>
          <table:table-cell table:style-name="ce11" table:formula="of:=VLOOKUP([.$C63];[$'SECCIONES TIPO'.$B$5:.$G$9];2;0)" office:value-type="string" office:string-value="" calcext:value-type="error">
            <text:p>#N/D</text:p>
          </table:table-cell>
          <table:table-cell table:style-name="ce11" table:formula="of:=VLOOKUP([.$C63];[$'SECCIONES TIPO'.$B$5:.$G$9];3;0)" office:value-type="string" office:string-value="" calcext:value-type="error">
            <text:p>#N/D</text:p>
          </table:table-cell>
          <table:table-cell table:style-name="ce11" table:formula="of:=VLOOKUP([.$C63];[$'SECCIONES TIPO'.$B$5:.$G$9];4;0)" office:value-type="string" office:string-value="" calcext:value-type="error">
            <text:p>#N/D</text:p>
          </table:table-cell>
          <table:table-cell table:style-name="ce11" table:formula="of:=VLOOKUP([.$C63];[$'SECCIONES TIPO'.$B$5:.$G$9];5;0)" office:value-type="string" office:string-value="" calcext:value-type="error">
            <text:p>#N/D</text:p>
          </table:table-cell>
          <table:table-cell table:style-name="ce11" table:formula="of:=VLOOKUP([.$C63];[$'SECCIONES TIPO'.$B$5:.$G$9];6;0)" office:value-type="string" office:string-value="" calcext:value-type="error">
            <text:p>#N/D</text:p>
          </table:table-cell>
          <table:table-cell table:style-name="ce11" table:formula="of:=VLOOKUP([.$B63];[$'DATOS GENERALES'.$G$11:.$I$22];3;0)" office:value-type="string" office:string-value="" calcext:value-type="error">
            <text:p>#N/D</text:p>
          </table:table-cell>
          <table:table-cell table:style-name="ce11"/>
          <table:table-cell table:style-name="ce8"/>
          <table:table-cell table:style-name="ce11" table:formula="of:=VLOOKUP([.$K63];[$'SECCIONES TIPO'.$I$5:.$N$9];2;0)" office:value-type="string" office:string-value="" calcext:value-type="error">
            <text:p>#N/D</text:p>
          </table:table-cell>
          <table:table-cell table:style-name="ce11" table:formula="of:=VLOOKUP([.$K63];[$'SECCIONES TIPO'.$I$5:.$N$9];3;0)" office:value-type="string" office:string-value="" calcext:value-type="error">
            <text:p>#N/D</text:p>
          </table:table-cell>
          <table:table-cell table:style-name="ce11" table:formula="of:=VLOOKUP([.$K63];[$'SECCIONES TIPO'.$I$5:.$N$9];4;0)" office:value-type="string" office:string-value="" calcext:value-type="error">
            <text:p>#N/D</text:p>
          </table:table-cell>
          <table:table-cell table:style-name="ce11" table:formula="of:=VLOOKUP([.$K63];[$'SECCIONES TIPO'.$I$5:.$N$9];5;0)" office:value-type="string" office:string-value="" calcext:value-type="error">
            <text:p>#N/D</text:p>
          </table:table-cell>
          <table:table-cell table:style-name="ce11" table:formula="of:=VLOOKUP([.$K63];[$'SECCIONES TIPO'.$I$5:.$N$9];6;0)" office:value-type="string" office:string-value="" calcext:value-type="error">
            <text:p>#N/D</text:p>
          </table:table-cell>
          <table:table-cell table:style-name="ce11" table:formula="of:=VLOOKUP([.$B63];[$'DATOS GENERALES'.$G$11:.$I$22];3;0)" office:value-type="string" office:string-value="" calcext:value-type="error">
            <text:p>#N/D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/>
          <table:table-cell table:style-name="ce6" table:formula="of:=VLOOKUP([.$C64];[$'SECCIONES TIPO'.$B$5:.$G$9];2;0)" office:value-type="string" office:string-value="" calcext:value-type="error">
            <text:p>#N/D</text:p>
          </table:table-cell>
          <table:table-cell table:style-name="ce6" table:formula="of:=VLOOKUP([.$C64];[$'SECCIONES TIPO'.$B$5:.$G$9];3;0)" office:value-type="string" office:string-value="" calcext:value-type="error">
            <text:p>#N/D</text:p>
          </table:table-cell>
          <table:table-cell table:style-name="ce6" table:formula="of:=VLOOKUP([.$C64];[$'SECCIONES TIPO'.$B$5:.$G$9];4;0)" office:value-type="string" office:string-value="" calcext:value-type="error">
            <text:p>#N/D</text:p>
          </table:table-cell>
          <table:table-cell table:style-name="ce6" table:formula="of:=VLOOKUP([.$C64];[$'SECCIONES TIPO'.$B$5:.$G$9];5;0)" office:value-type="string" office:string-value="" calcext:value-type="error">
            <text:p>#N/D</text:p>
          </table:table-cell>
          <table:table-cell table:style-name="ce6" table:formula="of:=VLOOKUP([.$C64];[$'SECCIONES TIPO'.$B$5:.$G$9];6;0)" office:value-type="string" office:string-value="" calcext:value-type="error">
            <text:p>#N/D</text:p>
          </table:table-cell>
          <table:table-cell table:style-name="ce6" table:formula="of:=[.$I$43]+([.I$53]-[.I$43])/10*([.B64]-[.B$43])" office:value-type="float" office:value="117.6" calcext:value-type="float">
            <text:p>117,6000</text:p>
          </table:table-cell>
          <table:table-cell table:style-name="ce6"/>
          <table:table-cell/>
          <table:table-cell table:style-name="ce6" table:formula="of:=VLOOKUP([.$K64];[$'SECCIONES TIPO'.$I$5:.$N$9];2;0)" office:value-type="string" office:string-value="" calcext:value-type="error">
            <text:p>#N/D</text:p>
          </table:table-cell>
          <table:table-cell table:style-name="ce6" table:formula="of:=VLOOKUP([.$K64];[$'SECCIONES TIPO'.$I$5:.$N$9];3;0)" office:value-type="string" office:string-value="" calcext:value-type="error">
            <text:p>#N/D</text:p>
          </table:table-cell>
          <table:table-cell table:style-name="ce6" table:formula="of:=VLOOKUP([.$K64];[$'SECCIONES TIPO'.$I$5:.$N$9];4;0)" office:value-type="string" office:string-value="" calcext:value-type="error">
            <text:p>#N/D</text:p>
          </table:table-cell>
          <table:table-cell table:style-name="ce6" table:formula="of:=VLOOKUP([.$K64];[$'SECCIONES TIPO'.$I$5:.$N$9];5;0)" office:value-type="string" office:string-value="" calcext:value-type="error">
            <text:p>#N/D</text:p>
          </table:table-cell>
          <table:table-cell table:style-name="ce6" table:formula="of:=VLOOKUP([.$K64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/>
          <table:table-cell table:style-name="ce6" table:formula="of:=VLOOKUP([.$C65];[$'SECCIONES TIPO'.$B$5:.$G$9];2;0)" office:value-type="string" office:string-value="" calcext:value-type="error">
            <text:p>#N/D</text:p>
          </table:table-cell>
          <table:table-cell table:style-name="ce6" table:formula="of:=VLOOKUP([.$C65];[$'SECCIONES TIPO'.$B$5:.$G$9];3;0)" office:value-type="string" office:string-value="" calcext:value-type="error">
            <text:p>#N/D</text:p>
          </table:table-cell>
          <table:table-cell table:style-name="ce6" table:formula="of:=VLOOKUP([.$C65];[$'SECCIONES TIPO'.$B$5:.$G$9];4;0)" office:value-type="string" office:string-value="" calcext:value-type="error">
            <text:p>#N/D</text:p>
          </table:table-cell>
          <table:table-cell table:style-name="ce6" table:formula="of:=VLOOKUP([.$C65];[$'SECCIONES TIPO'.$B$5:.$G$9];5;0)" office:value-type="string" office:string-value="" calcext:value-type="error">
            <text:p>#N/D</text:p>
          </table:table-cell>
          <table:table-cell table:style-name="ce6" table:formula="of:=VLOOKUP([.$C65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65]-[.B$33])" office:value-type="float" office:value="177.28" calcext:value-type="float">
            <text:p>177,2800</text:p>
          </table:table-cell>
          <table:table-cell table:style-name="ce6"/>
          <table:table-cell/>
          <table:table-cell table:style-name="ce6" table:formula="of:=VLOOKUP([.$K65];[$'SECCIONES TIPO'.$I$5:.$N$9];2;0)" office:value-type="string" office:string-value="" calcext:value-type="error">
            <text:p>#N/D</text:p>
          </table:table-cell>
          <table:table-cell table:style-name="ce6" table:formula="of:=VLOOKUP([.$K65];[$'SECCIONES TIPO'.$I$5:.$N$9];3;0)" office:value-type="string" office:string-value="" calcext:value-type="error">
            <text:p>#N/D</text:p>
          </table:table-cell>
          <table:table-cell table:style-name="ce6" table:formula="of:=VLOOKUP([.$K65];[$'SECCIONES TIPO'.$I$5:.$N$9];4;0)" office:value-type="string" office:string-value="" calcext:value-type="error">
            <text:p>#N/D</text:p>
          </table:table-cell>
          <table:table-cell table:style-name="ce6" table:formula="of:=VLOOKUP([.$K65];[$'SECCIONES TIPO'.$I$5:.$N$9];5;0)" office:value-type="string" office:string-value="" calcext:value-type="error">
            <text:p>#N/D</text:p>
          </table:table-cell>
          <table:table-cell table:style-name="ce6" table:formula="of:=VLOOKUP([.$K65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/>
          <table:table-cell table:style-name="ce6" table:formula="of:=VLOOKUP([.$C66];[$'SECCIONES TIPO'.$B$5:.$G$9];2;0)" office:value-type="string" office:string-value="" calcext:value-type="error">
            <text:p>#N/D</text:p>
          </table:table-cell>
          <table:table-cell table:style-name="ce6" table:formula="of:=VLOOKUP([.$C66];[$'SECCIONES TIPO'.$B$5:.$G$9];3;0)" office:value-type="string" office:string-value="" calcext:value-type="error">
            <text:p>#N/D</text:p>
          </table:table-cell>
          <table:table-cell table:style-name="ce6" table:formula="of:=VLOOKUP([.$C66];[$'SECCIONES TIPO'.$B$5:.$G$9];4;0)" office:value-type="string" office:string-value="" calcext:value-type="error">
            <text:p>#N/D</text:p>
          </table:table-cell>
          <table:table-cell table:style-name="ce6" table:formula="of:=VLOOKUP([.$C66];[$'SECCIONES TIPO'.$B$5:.$G$9];5;0)" office:value-type="string" office:string-value="" calcext:value-type="error">
            <text:p>#N/D</text:p>
          </table:table-cell>
          <table:table-cell table:style-name="ce6" table:formula="of:=VLOOKUP([.$C66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66]-[.B$33])" office:value-type="float" office:value="180.47" calcext:value-type="float">
            <text:p>180,4700</text:p>
          </table:table-cell>
          <table:table-cell table:style-name="ce6"/>
          <table:table-cell/>
          <table:table-cell table:style-name="ce6" table:formula="of:=VLOOKUP([.$K66];[$'SECCIONES TIPO'.$I$5:.$N$9];2;0)" office:value-type="string" office:string-value="" calcext:value-type="error">
            <text:p>#N/D</text:p>
          </table:table-cell>
          <table:table-cell table:style-name="ce6" table:formula="of:=VLOOKUP([.$K66];[$'SECCIONES TIPO'.$I$5:.$N$9];3;0)" office:value-type="string" office:string-value="" calcext:value-type="error">
            <text:p>#N/D</text:p>
          </table:table-cell>
          <table:table-cell table:style-name="ce6" table:formula="of:=VLOOKUP([.$K66];[$'SECCIONES TIPO'.$I$5:.$N$9];4;0)" office:value-type="string" office:string-value="" calcext:value-type="error">
            <text:p>#N/D</text:p>
          </table:table-cell>
          <table:table-cell table:style-name="ce6" table:formula="of:=VLOOKUP([.$K66];[$'SECCIONES TIPO'.$I$5:.$N$9];5;0)" office:value-type="string" office:string-value="" calcext:value-type="error">
            <text:p>#N/D</text:p>
          </table:table-cell>
          <table:table-cell table:style-name="ce6" table:formula="of:=VLOOKUP([.$K66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/>
          <table:table-cell table:style-name="ce6" table:formula="of:=VLOOKUP([.$C67];[$'SECCIONES TIPO'.$B$5:.$G$9];2;0)" office:value-type="string" office:string-value="" calcext:value-type="error">
            <text:p>#N/D</text:p>
          </table:table-cell>
          <table:table-cell table:style-name="ce6" table:formula="of:=VLOOKUP([.$C67];[$'SECCIONES TIPO'.$B$5:.$G$9];3;0)" office:value-type="string" office:string-value="" calcext:value-type="error">
            <text:p>#N/D</text:p>
          </table:table-cell>
          <table:table-cell table:style-name="ce6" table:formula="of:=VLOOKUP([.$C67];[$'SECCIONES TIPO'.$B$5:.$G$9];4;0)" office:value-type="string" office:string-value="" calcext:value-type="error">
            <text:p>#N/D</text:p>
          </table:table-cell>
          <table:table-cell table:style-name="ce6" table:formula="of:=VLOOKUP([.$C67];[$'SECCIONES TIPO'.$B$5:.$G$9];5;0)" office:value-type="string" office:string-value="" calcext:value-type="error">
            <text:p>#N/D</text:p>
          </table:table-cell>
          <table:table-cell table:style-name="ce6" table:formula="of:=VLOOKUP([.$C67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67]-[.B$33])" office:value-type="float" office:value="183.66" calcext:value-type="float">
            <text:p>183,6600</text:p>
          </table:table-cell>
          <table:table-cell table:style-name="ce6"/>
          <table:table-cell/>
          <table:table-cell table:style-name="ce6" table:formula="of:=VLOOKUP([.$K67];[$'SECCIONES TIPO'.$I$5:.$N$9];2;0)" office:value-type="string" office:string-value="" calcext:value-type="error">
            <text:p>#N/D</text:p>
          </table:table-cell>
          <table:table-cell table:style-name="ce6" table:formula="of:=VLOOKUP([.$K67];[$'SECCIONES TIPO'.$I$5:.$N$9];3;0)" office:value-type="string" office:string-value="" calcext:value-type="error">
            <text:p>#N/D</text:p>
          </table:table-cell>
          <table:table-cell table:style-name="ce6" table:formula="of:=VLOOKUP([.$K67];[$'SECCIONES TIPO'.$I$5:.$N$9];4;0)" office:value-type="string" office:string-value="" calcext:value-type="error">
            <text:p>#N/D</text:p>
          </table:table-cell>
          <table:table-cell table:style-name="ce6" table:formula="of:=VLOOKUP([.$K67];[$'SECCIONES TIPO'.$I$5:.$N$9];5;0)" office:value-type="string" office:string-value="" calcext:value-type="error">
            <text:p>#N/D</text:p>
          </table:table-cell>
          <table:table-cell table:style-name="ce6" table:formula="of:=VLOOKUP([.$K67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/>
          <table:table-cell table:style-name="ce6" table:formula="of:=VLOOKUP([.$C68];[$'SECCIONES TIPO'.$B$5:.$G$9];2;0)" office:value-type="string" office:string-value="" calcext:value-type="error">
            <text:p>#N/D</text:p>
          </table:table-cell>
          <table:table-cell table:style-name="ce6" table:formula="of:=VLOOKUP([.$C68];[$'SECCIONES TIPO'.$B$5:.$G$9];3;0)" office:value-type="string" office:string-value="" calcext:value-type="error">
            <text:p>#N/D</text:p>
          </table:table-cell>
          <table:table-cell table:style-name="ce6" table:formula="of:=VLOOKUP([.$C68];[$'SECCIONES TIPO'.$B$5:.$G$9];4;0)" office:value-type="string" office:string-value="" calcext:value-type="error">
            <text:p>#N/D</text:p>
          </table:table-cell>
          <table:table-cell table:style-name="ce6" table:formula="of:=VLOOKUP([.$C68];[$'SECCIONES TIPO'.$B$5:.$G$9];5;0)" office:value-type="string" office:string-value="" calcext:value-type="error">
            <text:p>#N/D</text:p>
          </table:table-cell>
          <table:table-cell table:style-name="ce6" table:formula="of:=VLOOKUP([.$C68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68]-[.B$33])" office:value-type="float" office:value="186.85" calcext:value-type="float">
            <text:p>186,8500</text:p>
          </table:table-cell>
          <table:table-cell table:style-name="ce6"/>
          <table:table-cell/>
          <table:table-cell table:style-name="ce6" table:formula="of:=VLOOKUP([.$K68];[$'SECCIONES TIPO'.$I$5:.$N$9];2;0)" office:value-type="string" office:string-value="" calcext:value-type="error">
            <text:p>#N/D</text:p>
          </table:table-cell>
          <table:table-cell table:style-name="ce6" table:formula="of:=VLOOKUP([.$K68];[$'SECCIONES TIPO'.$I$5:.$N$9];3;0)" office:value-type="string" office:string-value="" calcext:value-type="error">
            <text:p>#N/D</text:p>
          </table:table-cell>
          <table:table-cell table:style-name="ce6" table:formula="of:=VLOOKUP([.$K68];[$'SECCIONES TIPO'.$I$5:.$N$9];4;0)" office:value-type="string" office:string-value="" calcext:value-type="error">
            <text:p>#N/D</text:p>
          </table:table-cell>
          <table:table-cell table:style-name="ce6" table:formula="of:=VLOOKUP([.$K68];[$'SECCIONES TIPO'.$I$5:.$N$9];5;0)" office:value-type="string" office:string-value="" calcext:value-type="error">
            <text:p>#N/D</text:p>
          </table:table-cell>
          <table:table-cell table:style-name="ce6" table:formula="of:=VLOOKUP([.$K68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/>
          <table:table-cell table:style-name="ce6" table:formula="of:=VLOOKUP([.$C69];[$'SECCIONES TIPO'.$B$5:.$G$9];2;0)" office:value-type="string" office:string-value="" calcext:value-type="error">
            <text:p>#N/D</text:p>
          </table:table-cell>
          <table:table-cell table:style-name="ce6" table:formula="of:=VLOOKUP([.$C69];[$'SECCIONES TIPO'.$B$5:.$G$9];3;0)" office:value-type="string" office:string-value="" calcext:value-type="error">
            <text:p>#N/D</text:p>
          </table:table-cell>
          <table:table-cell table:style-name="ce6" table:formula="of:=VLOOKUP([.$C69];[$'SECCIONES TIPO'.$B$5:.$G$9];4;0)" office:value-type="string" office:string-value="" calcext:value-type="error">
            <text:p>#N/D</text:p>
          </table:table-cell>
          <table:table-cell table:style-name="ce6" table:formula="of:=VLOOKUP([.$C69];[$'SECCIONES TIPO'.$B$5:.$G$9];5;0)" office:value-type="string" office:string-value="" calcext:value-type="error">
            <text:p>#N/D</text:p>
          </table:table-cell>
          <table:table-cell table:style-name="ce6" table:formula="of:=VLOOKUP([.$C69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69]-[.B$33])" office:value-type="float" office:value="190.04" calcext:value-type="float">
            <text:p>190,0400</text:p>
          </table:table-cell>
          <table:table-cell table:style-name="ce6"/>
          <table:table-cell/>
          <table:table-cell table:style-name="ce6" table:formula="of:=VLOOKUP([.$K69];[$'SECCIONES TIPO'.$I$5:.$N$9];2;0)" office:value-type="string" office:string-value="" calcext:value-type="error">
            <text:p>#N/D</text:p>
          </table:table-cell>
          <table:table-cell table:style-name="ce6" table:formula="of:=VLOOKUP([.$K69];[$'SECCIONES TIPO'.$I$5:.$N$9];3;0)" office:value-type="string" office:string-value="" calcext:value-type="error">
            <text:p>#N/D</text:p>
          </table:table-cell>
          <table:table-cell table:style-name="ce6" table:formula="of:=VLOOKUP([.$K69];[$'SECCIONES TIPO'.$I$5:.$N$9];4;0)" office:value-type="string" office:string-value="" calcext:value-type="error">
            <text:p>#N/D</text:p>
          </table:table-cell>
          <table:table-cell table:style-name="ce6" table:formula="of:=VLOOKUP([.$K69];[$'SECCIONES TIPO'.$I$5:.$N$9];5;0)" office:value-type="string" office:string-value="" calcext:value-type="error">
            <text:p>#N/D</text:p>
          </table:table-cell>
          <table:table-cell table:style-name="ce6" table:formula="of:=VLOOKUP([.$K69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/>
          <table:table-cell table:style-name="ce6" table:formula="of:=VLOOKUP([.$C70];[$'SECCIONES TIPO'.$B$5:.$G$9];2;0)" office:value-type="string" office:string-value="" calcext:value-type="error">
            <text:p>#N/D</text:p>
          </table:table-cell>
          <table:table-cell table:style-name="ce6" table:formula="of:=VLOOKUP([.$C70];[$'SECCIONES TIPO'.$B$5:.$G$9];3;0)" office:value-type="string" office:string-value="" calcext:value-type="error">
            <text:p>#N/D</text:p>
          </table:table-cell>
          <table:table-cell table:style-name="ce6" table:formula="of:=VLOOKUP([.$C70];[$'SECCIONES TIPO'.$B$5:.$G$9];4;0)" office:value-type="string" office:string-value="" calcext:value-type="error">
            <text:p>#N/D</text:p>
          </table:table-cell>
          <table:table-cell table:style-name="ce6" table:formula="of:=VLOOKUP([.$C70];[$'SECCIONES TIPO'.$B$5:.$G$9];5;0)" office:value-type="string" office:string-value="" calcext:value-type="error">
            <text:p>#N/D</text:p>
          </table:table-cell>
          <table:table-cell table:style-name="ce6" table:formula="of:=VLOOKUP([.$C70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0]-[.B$33])" office:value-type="float" office:value="193.23" calcext:value-type="float">
            <text:p>193,2300</text:p>
          </table:table-cell>
          <table:table-cell table:style-name="ce6"/>
          <table:table-cell/>
          <table:table-cell table:style-name="ce6" table:formula="of:=VLOOKUP([.$K70];[$'SECCIONES TIPO'.$I$5:.$N$9];2;0)" office:value-type="string" office:string-value="" calcext:value-type="error">
            <text:p>#N/D</text:p>
          </table:table-cell>
          <table:table-cell table:style-name="ce6" table:formula="of:=VLOOKUP([.$K70];[$'SECCIONES TIPO'.$I$5:.$N$9];3;0)" office:value-type="string" office:string-value="" calcext:value-type="error">
            <text:p>#N/D</text:p>
          </table:table-cell>
          <table:table-cell table:style-name="ce6" table:formula="of:=VLOOKUP([.$K70];[$'SECCIONES TIPO'.$I$5:.$N$9];4;0)" office:value-type="string" office:string-value="" calcext:value-type="error">
            <text:p>#N/D</text:p>
          </table:table-cell>
          <table:table-cell table:style-name="ce6" table:formula="of:=VLOOKUP([.$K70];[$'SECCIONES TIPO'.$I$5:.$N$9];5;0)" office:value-type="string" office:string-value="" calcext:value-type="error">
            <text:p>#N/D</text:p>
          </table:table-cell>
          <table:table-cell table:style-name="ce6" table:formula="of:=VLOOKUP([.$K70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/>
          <table:table-cell table:style-name="ce6" table:formula="of:=VLOOKUP([.$C71];[$'SECCIONES TIPO'.$B$5:.$G$9];2;0)" office:value-type="string" office:string-value="" calcext:value-type="error">
            <text:p>#N/D</text:p>
          </table:table-cell>
          <table:table-cell table:style-name="ce6" table:formula="of:=VLOOKUP([.$C71];[$'SECCIONES TIPO'.$B$5:.$G$9];3;0)" office:value-type="string" office:string-value="" calcext:value-type="error">
            <text:p>#N/D</text:p>
          </table:table-cell>
          <table:table-cell table:style-name="ce6" table:formula="of:=VLOOKUP([.$C71];[$'SECCIONES TIPO'.$B$5:.$G$9];4;0)" office:value-type="string" office:string-value="" calcext:value-type="error">
            <text:p>#N/D</text:p>
          </table:table-cell>
          <table:table-cell table:style-name="ce6" table:formula="of:=VLOOKUP([.$C71];[$'SECCIONES TIPO'.$B$5:.$G$9];5;0)" office:value-type="string" office:string-value="" calcext:value-type="error">
            <text:p>#N/D</text:p>
          </table:table-cell>
          <table:table-cell table:style-name="ce6" table:formula="of:=VLOOKUP([.$C71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1]-[.B$33])" office:value-type="float" office:value="196.42" calcext:value-type="float">
            <text:p>196,4200</text:p>
          </table:table-cell>
          <table:table-cell table:style-name="ce6"/>
          <table:table-cell/>
          <table:table-cell table:style-name="ce6" table:formula="of:=VLOOKUP([.$K71];[$'SECCIONES TIPO'.$I$5:.$N$9];2;0)" office:value-type="string" office:string-value="" calcext:value-type="error">
            <text:p>#N/D</text:p>
          </table:table-cell>
          <table:table-cell table:style-name="ce6" table:formula="of:=VLOOKUP([.$K71];[$'SECCIONES TIPO'.$I$5:.$N$9];3;0)" office:value-type="string" office:string-value="" calcext:value-type="error">
            <text:p>#N/D</text:p>
          </table:table-cell>
          <table:table-cell table:style-name="ce6" table:formula="of:=VLOOKUP([.$K71];[$'SECCIONES TIPO'.$I$5:.$N$9];4;0)" office:value-type="string" office:string-value="" calcext:value-type="error">
            <text:p>#N/D</text:p>
          </table:table-cell>
          <table:table-cell table:style-name="ce6" table:formula="of:=VLOOKUP([.$K71];[$'SECCIONES TIPO'.$I$5:.$N$9];5;0)" office:value-type="string" office:string-value="" calcext:value-type="error">
            <text:p>#N/D</text:p>
          </table:table-cell>
          <table:table-cell table:style-name="ce6" table:formula="of:=VLOOKUP([.$K71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/>
          <table:table-cell table:style-name="ce6" table:formula="of:=VLOOKUP([.$C72];[$'SECCIONES TIPO'.$B$5:.$G$9];2;0)" office:value-type="string" office:string-value="" calcext:value-type="error">
            <text:p>#N/D</text:p>
          </table:table-cell>
          <table:table-cell table:style-name="ce6" table:formula="of:=VLOOKUP([.$C72];[$'SECCIONES TIPO'.$B$5:.$G$9];3;0)" office:value-type="string" office:string-value="" calcext:value-type="error">
            <text:p>#N/D</text:p>
          </table:table-cell>
          <table:table-cell table:style-name="ce6" table:formula="of:=VLOOKUP([.$C72];[$'SECCIONES TIPO'.$B$5:.$G$9];4;0)" office:value-type="string" office:string-value="" calcext:value-type="error">
            <text:p>#N/D</text:p>
          </table:table-cell>
          <table:table-cell table:style-name="ce6" table:formula="of:=VLOOKUP([.$C72];[$'SECCIONES TIPO'.$B$5:.$G$9];5;0)" office:value-type="string" office:string-value="" calcext:value-type="error">
            <text:p>#N/D</text:p>
          </table:table-cell>
          <table:table-cell table:style-name="ce6" table:formula="of:=VLOOKUP([.$C72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2]-[.B$33])" office:value-type="float" office:value="199.61" calcext:value-type="float">
            <text:p>199,6100</text:p>
          </table:table-cell>
          <table:table-cell table:style-name="ce6"/>
          <table:table-cell/>
          <table:table-cell table:style-name="ce6" table:formula="of:=VLOOKUP([.$K72];[$'SECCIONES TIPO'.$I$5:.$N$9];2;0)" office:value-type="string" office:string-value="" calcext:value-type="error">
            <text:p>#N/D</text:p>
          </table:table-cell>
          <table:table-cell table:style-name="ce6" table:formula="of:=VLOOKUP([.$K72];[$'SECCIONES TIPO'.$I$5:.$N$9];3;0)" office:value-type="string" office:string-value="" calcext:value-type="error">
            <text:p>#N/D</text:p>
          </table:table-cell>
          <table:table-cell table:style-name="ce6" table:formula="of:=VLOOKUP([.$K72];[$'SECCIONES TIPO'.$I$5:.$N$9];4;0)" office:value-type="string" office:string-value="" calcext:value-type="error">
            <text:p>#N/D</text:p>
          </table:table-cell>
          <table:table-cell table:style-name="ce6" table:formula="of:=VLOOKUP([.$K72];[$'SECCIONES TIPO'.$I$5:.$N$9];5;0)" office:value-type="string" office:string-value="" calcext:value-type="error">
            <text:p>#N/D</text:p>
          </table:table-cell>
          <table:table-cell table:style-name="ce6" table:formula="of:=VLOOKUP([.$K72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8" office:value-type="float" office:value="71" calcext:value-type="float">
            <text:p>71</text:p>
          </table:table-cell>
          <table:table-cell table:style-name="ce8"/>
          <table:table-cell table:style-name="ce11" table:formula="of:=VLOOKUP([.$C73];[$'SECCIONES TIPO'.$B$5:.$G$9];2;0)" office:value-type="string" office:string-value="" calcext:value-type="error">
            <text:p>#N/D</text:p>
          </table:table-cell>
          <table:table-cell table:style-name="ce11" table:formula="of:=VLOOKUP([.$C73];[$'SECCIONES TIPO'.$B$5:.$G$9];3;0)" office:value-type="string" office:string-value="" calcext:value-type="error">
            <text:p>#N/D</text:p>
          </table:table-cell>
          <table:table-cell table:style-name="ce11" table:formula="of:=VLOOKUP([.$C73];[$'SECCIONES TIPO'.$B$5:.$G$9];4;0)" office:value-type="string" office:string-value="" calcext:value-type="error">
            <text:p>#N/D</text:p>
          </table:table-cell>
          <table:table-cell table:style-name="ce11" table:formula="of:=VLOOKUP([.$C73];[$'SECCIONES TIPO'.$B$5:.$G$9];5;0)" office:value-type="string" office:string-value="" calcext:value-type="error">
            <text:p>#N/D</text:p>
          </table:table-cell>
          <table:table-cell table:style-name="ce11" table:formula="of:=VLOOKUP([.$C73];[$'SECCIONES TIPO'.$B$5:.$G$9];6;0)" office:value-type="string" office:string-value="" calcext:value-type="error">
            <text:p>#N/D</text:p>
          </table:table-cell>
          <table:table-cell table:style-name="ce11" table:formula="of:=VLOOKUP([.$B73];[$'DATOS GENERALES'.$G$11:.$I$22];3;0)" office:value-type="string" office:string-value="" calcext:value-type="error">
            <text:p>#N/D</text:p>
          </table:table-cell>
          <table:table-cell table:style-name="ce11"/>
          <table:table-cell table:style-name="ce8"/>
          <table:table-cell table:style-name="ce11" table:formula="of:=VLOOKUP([.$K73];[$'SECCIONES TIPO'.$I$5:.$N$9];2;0)" office:value-type="string" office:string-value="" calcext:value-type="error">
            <text:p>#N/D</text:p>
          </table:table-cell>
          <table:table-cell table:style-name="ce11" table:formula="of:=VLOOKUP([.$K73];[$'SECCIONES TIPO'.$I$5:.$N$9];3;0)" office:value-type="string" office:string-value="" calcext:value-type="error">
            <text:p>#N/D</text:p>
          </table:table-cell>
          <table:table-cell table:style-name="ce11" table:formula="of:=VLOOKUP([.$K73];[$'SECCIONES TIPO'.$I$5:.$N$9];4;0)" office:value-type="string" office:string-value="" calcext:value-type="error">
            <text:p>#N/D</text:p>
          </table:table-cell>
          <table:table-cell table:style-name="ce11" table:formula="of:=VLOOKUP([.$K73];[$'SECCIONES TIPO'.$I$5:.$N$9];5;0)" office:value-type="string" office:string-value="" calcext:value-type="error">
            <text:p>#N/D</text:p>
          </table:table-cell>
          <table:table-cell table:style-name="ce11" table:formula="of:=VLOOKUP([.$K73];[$'SECCIONES TIPO'.$I$5:.$N$9];6;0)" office:value-type="string" office:string-value="" calcext:value-type="error">
            <text:p>#N/D</text:p>
          </table:table-cell>
          <table:table-cell table:style-name="ce11" table:formula="of:=VLOOKUP([.$B73];[$'DATOS GENERALES'.$G$11:.$I$22];3;0)" office:value-type="string" office:string-value="" calcext:value-type="error">
            <text:p>#N/D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/>
          <table:table-cell table:style-name="ce6" table:formula="of:=VLOOKUP([.$C74];[$'SECCIONES TIPO'.$B$5:.$G$9];2;0)" office:value-type="string" office:string-value="" calcext:value-type="error">
            <text:p>#N/D</text:p>
          </table:table-cell>
          <table:table-cell table:style-name="ce6" table:formula="of:=VLOOKUP([.$C74];[$'SECCIONES TIPO'.$B$5:.$G$9];3;0)" office:value-type="string" office:string-value="" calcext:value-type="error">
            <text:p>#N/D</text:p>
          </table:table-cell>
          <table:table-cell table:style-name="ce6" table:formula="of:=VLOOKUP([.$C74];[$'SECCIONES TIPO'.$B$5:.$G$9];4;0)" office:value-type="string" office:string-value="" calcext:value-type="error">
            <text:p>#N/D</text:p>
          </table:table-cell>
          <table:table-cell table:style-name="ce6" table:formula="of:=VLOOKUP([.$C74];[$'SECCIONES TIPO'.$B$5:.$G$9];5;0)" office:value-type="string" office:string-value="" calcext:value-type="error">
            <text:p>#N/D</text:p>
          </table:table-cell>
          <table:table-cell table:style-name="ce6" table:formula="of:=VLOOKUP([.$C74];[$'SECCIONES TIPO'.$B$5:.$G$9];6;0)" office:value-type="string" office:string-value="" calcext:value-type="error">
            <text:p>#N/D</text:p>
          </table:table-cell>
          <table:table-cell table:style-name="ce6" table:formula="of:=[.$I$43]+([.I$53]-[.I$43])/10*([.B74]-[.B$43])" office:value-type="float" office:value="122.6" calcext:value-type="float">
            <text:p>122,6000</text:p>
          </table:table-cell>
          <table:table-cell table:style-name="ce6"/>
          <table:table-cell/>
          <table:table-cell table:style-name="ce6" table:formula="of:=VLOOKUP([.$K74];[$'SECCIONES TIPO'.$I$5:.$N$9];2;0)" office:value-type="string" office:string-value="" calcext:value-type="error">
            <text:p>#N/D</text:p>
          </table:table-cell>
          <table:table-cell table:style-name="ce6" table:formula="of:=VLOOKUP([.$K74];[$'SECCIONES TIPO'.$I$5:.$N$9];3;0)" office:value-type="string" office:string-value="" calcext:value-type="error">
            <text:p>#N/D</text:p>
          </table:table-cell>
          <table:table-cell table:style-name="ce6" table:formula="of:=VLOOKUP([.$K74];[$'SECCIONES TIPO'.$I$5:.$N$9];4;0)" office:value-type="string" office:string-value="" calcext:value-type="error">
            <text:p>#N/D</text:p>
          </table:table-cell>
          <table:table-cell table:style-name="ce6" table:formula="of:=VLOOKUP([.$K74];[$'SECCIONES TIPO'.$I$5:.$N$9];5;0)" office:value-type="string" office:string-value="" calcext:value-type="error">
            <text:p>#N/D</text:p>
          </table:table-cell>
          <table:table-cell table:style-name="ce6" table:formula="of:=VLOOKUP([.$K74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/>
          <table:table-cell table:style-name="ce6" table:formula="of:=VLOOKUP([.$C75];[$'SECCIONES TIPO'.$B$5:.$G$9];2;0)" office:value-type="string" office:string-value="" calcext:value-type="error">
            <text:p>#N/D</text:p>
          </table:table-cell>
          <table:table-cell table:style-name="ce6" table:formula="of:=VLOOKUP([.$C75];[$'SECCIONES TIPO'.$B$5:.$G$9];3;0)" office:value-type="string" office:string-value="" calcext:value-type="error">
            <text:p>#N/D</text:p>
          </table:table-cell>
          <table:table-cell table:style-name="ce6" table:formula="of:=VLOOKUP([.$C75];[$'SECCIONES TIPO'.$B$5:.$G$9];4;0)" office:value-type="string" office:string-value="" calcext:value-type="error">
            <text:p>#N/D</text:p>
          </table:table-cell>
          <table:table-cell table:style-name="ce6" table:formula="of:=VLOOKUP([.$C75];[$'SECCIONES TIPO'.$B$5:.$G$9];5;0)" office:value-type="string" office:string-value="" calcext:value-type="error">
            <text:p>#N/D</text:p>
          </table:table-cell>
          <table:table-cell table:style-name="ce6" table:formula="of:=VLOOKUP([.$C75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5]-[.B$33])" office:value-type="float" office:value="209.18" calcext:value-type="float">
            <text:p>209,1800</text:p>
          </table:table-cell>
          <table:table-cell table:style-name="ce6"/>
          <table:table-cell/>
          <table:table-cell table:style-name="ce6" table:formula="of:=VLOOKUP([.$K75];[$'SECCIONES TIPO'.$I$5:.$N$9];2;0)" office:value-type="string" office:string-value="" calcext:value-type="error">
            <text:p>#N/D</text:p>
          </table:table-cell>
          <table:table-cell table:style-name="ce6" table:formula="of:=VLOOKUP([.$K75];[$'SECCIONES TIPO'.$I$5:.$N$9];3;0)" office:value-type="string" office:string-value="" calcext:value-type="error">
            <text:p>#N/D</text:p>
          </table:table-cell>
          <table:table-cell table:style-name="ce6" table:formula="of:=VLOOKUP([.$K75];[$'SECCIONES TIPO'.$I$5:.$N$9];4;0)" office:value-type="string" office:string-value="" calcext:value-type="error">
            <text:p>#N/D</text:p>
          </table:table-cell>
          <table:table-cell table:style-name="ce6" table:formula="of:=VLOOKUP([.$K75];[$'SECCIONES TIPO'.$I$5:.$N$9];5;0)" office:value-type="string" office:string-value="" calcext:value-type="error">
            <text:p>#N/D</text:p>
          </table:table-cell>
          <table:table-cell table:style-name="ce6" table:formula="of:=VLOOKUP([.$K75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/>
          <table:table-cell table:style-name="ce6" table:formula="of:=VLOOKUP([.$C76];[$'SECCIONES TIPO'.$B$5:.$G$9];2;0)" office:value-type="string" office:string-value="" calcext:value-type="error">
            <text:p>#N/D</text:p>
          </table:table-cell>
          <table:table-cell table:style-name="ce6" table:formula="of:=VLOOKUP([.$C76];[$'SECCIONES TIPO'.$B$5:.$G$9];3;0)" office:value-type="string" office:string-value="" calcext:value-type="error">
            <text:p>#N/D</text:p>
          </table:table-cell>
          <table:table-cell table:style-name="ce6" table:formula="of:=VLOOKUP([.$C76];[$'SECCIONES TIPO'.$B$5:.$G$9];4;0)" office:value-type="string" office:string-value="" calcext:value-type="error">
            <text:p>#N/D</text:p>
          </table:table-cell>
          <table:table-cell table:style-name="ce6" table:formula="of:=VLOOKUP([.$C76];[$'SECCIONES TIPO'.$B$5:.$G$9];5;0)" office:value-type="string" office:string-value="" calcext:value-type="error">
            <text:p>#N/D</text:p>
          </table:table-cell>
          <table:table-cell table:style-name="ce6" table:formula="of:=VLOOKUP([.$C76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6]-[.B$33])" office:value-type="float" office:value="212.37" calcext:value-type="float">
            <text:p>212,3700</text:p>
          </table:table-cell>
          <table:table-cell table:style-name="ce6"/>
          <table:table-cell/>
          <table:table-cell table:style-name="ce6" table:formula="of:=VLOOKUP([.$K76];[$'SECCIONES TIPO'.$I$5:.$N$9];2;0)" office:value-type="string" office:string-value="" calcext:value-type="error">
            <text:p>#N/D</text:p>
          </table:table-cell>
          <table:table-cell table:style-name="ce6" table:formula="of:=VLOOKUP([.$K76];[$'SECCIONES TIPO'.$I$5:.$N$9];3;0)" office:value-type="string" office:string-value="" calcext:value-type="error">
            <text:p>#N/D</text:p>
          </table:table-cell>
          <table:table-cell table:style-name="ce6" table:formula="of:=VLOOKUP([.$K76];[$'SECCIONES TIPO'.$I$5:.$N$9];4;0)" office:value-type="string" office:string-value="" calcext:value-type="error">
            <text:p>#N/D</text:p>
          </table:table-cell>
          <table:table-cell table:style-name="ce6" table:formula="of:=VLOOKUP([.$K76];[$'SECCIONES TIPO'.$I$5:.$N$9];5;0)" office:value-type="string" office:string-value="" calcext:value-type="error">
            <text:p>#N/D</text:p>
          </table:table-cell>
          <table:table-cell table:style-name="ce6" table:formula="of:=VLOOKUP([.$K76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/>
          <table:table-cell table:style-name="ce6" table:formula="of:=VLOOKUP([.$C77];[$'SECCIONES TIPO'.$B$5:.$G$9];2;0)" office:value-type="string" office:string-value="" calcext:value-type="error">
            <text:p>#N/D</text:p>
          </table:table-cell>
          <table:table-cell table:style-name="ce6" table:formula="of:=VLOOKUP([.$C77];[$'SECCIONES TIPO'.$B$5:.$G$9];3;0)" office:value-type="string" office:string-value="" calcext:value-type="error">
            <text:p>#N/D</text:p>
          </table:table-cell>
          <table:table-cell table:style-name="ce6" table:formula="of:=VLOOKUP([.$C77];[$'SECCIONES TIPO'.$B$5:.$G$9];4;0)" office:value-type="string" office:string-value="" calcext:value-type="error">
            <text:p>#N/D</text:p>
          </table:table-cell>
          <table:table-cell table:style-name="ce6" table:formula="of:=VLOOKUP([.$C77];[$'SECCIONES TIPO'.$B$5:.$G$9];5;0)" office:value-type="string" office:string-value="" calcext:value-type="error">
            <text:p>#N/D</text:p>
          </table:table-cell>
          <table:table-cell table:style-name="ce6" table:formula="of:=VLOOKUP([.$C77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7]-[.B$33])" office:value-type="float" office:value="215.56" calcext:value-type="float">
            <text:p>215,5600</text:p>
          </table:table-cell>
          <table:table-cell table:style-name="ce6"/>
          <table:table-cell/>
          <table:table-cell table:style-name="ce6" table:formula="of:=VLOOKUP([.$K77];[$'SECCIONES TIPO'.$I$5:.$N$9];2;0)" office:value-type="string" office:string-value="" calcext:value-type="error">
            <text:p>#N/D</text:p>
          </table:table-cell>
          <table:table-cell table:style-name="ce6" table:formula="of:=VLOOKUP([.$K77];[$'SECCIONES TIPO'.$I$5:.$N$9];3;0)" office:value-type="string" office:string-value="" calcext:value-type="error">
            <text:p>#N/D</text:p>
          </table:table-cell>
          <table:table-cell table:style-name="ce6" table:formula="of:=VLOOKUP([.$K77];[$'SECCIONES TIPO'.$I$5:.$N$9];4;0)" office:value-type="string" office:string-value="" calcext:value-type="error">
            <text:p>#N/D</text:p>
          </table:table-cell>
          <table:table-cell table:style-name="ce6" table:formula="of:=VLOOKUP([.$K77];[$'SECCIONES TIPO'.$I$5:.$N$9];5;0)" office:value-type="string" office:string-value="" calcext:value-type="error">
            <text:p>#N/D</text:p>
          </table:table-cell>
          <table:table-cell table:style-name="ce6" table:formula="of:=VLOOKUP([.$K77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/>
          <table:table-cell table:style-name="ce6" table:formula="of:=VLOOKUP([.$C78];[$'SECCIONES TIPO'.$B$5:.$G$9];2;0)" office:value-type="string" office:string-value="" calcext:value-type="error">
            <text:p>#N/D</text:p>
          </table:table-cell>
          <table:table-cell table:style-name="ce6" table:formula="of:=VLOOKUP([.$C78];[$'SECCIONES TIPO'.$B$5:.$G$9];3;0)" office:value-type="string" office:string-value="" calcext:value-type="error">
            <text:p>#N/D</text:p>
          </table:table-cell>
          <table:table-cell table:style-name="ce6" table:formula="of:=VLOOKUP([.$C78];[$'SECCIONES TIPO'.$B$5:.$G$9];4;0)" office:value-type="string" office:string-value="" calcext:value-type="error">
            <text:p>#N/D</text:p>
          </table:table-cell>
          <table:table-cell table:style-name="ce6" table:formula="of:=VLOOKUP([.$C78];[$'SECCIONES TIPO'.$B$5:.$G$9];5;0)" office:value-type="string" office:string-value="" calcext:value-type="error">
            <text:p>#N/D</text:p>
          </table:table-cell>
          <table:table-cell table:style-name="ce6" table:formula="of:=VLOOKUP([.$C78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8]-[.B$33])" office:value-type="float" office:value="218.75" calcext:value-type="float">
            <text:p>218,7500</text:p>
          </table:table-cell>
          <table:table-cell table:style-name="ce6"/>
          <table:table-cell/>
          <table:table-cell table:style-name="ce6" table:formula="of:=VLOOKUP([.$K78];[$'SECCIONES TIPO'.$I$5:.$N$9];2;0)" office:value-type="string" office:string-value="" calcext:value-type="error">
            <text:p>#N/D</text:p>
          </table:table-cell>
          <table:table-cell table:style-name="ce6" table:formula="of:=VLOOKUP([.$K78];[$'SECCIONES TIPO'.$I$5:.$N$9];3;0)" office:value-type="string" office:string-value="" calcext:value-type="error">
            <text:p>#N/D</text:p>
          </table:table-cell>
          <table:table-cell table:style-name="ce6" table:formula="of:=VLOOKUP([.$K78];[$'SECCIONES TIPO'.$I$5:.$N$9];4;0)" office:value-type="string" office:string-value="" calcext:value-type="error">
            <text:p>#N/D</text:p>
          </table:table-cell>
          <table:table-cell table:style-name="ce6" table:formula="of:=VLOOKUP([.$K78];[$'SECCIONES TIPO'.$I$5:.$N$9];5;0)" office:value-type="string" office:string-value="" calcext:value-type="error">
            <text:p>#N/D</text:p>
          </table:table-cell>
          <table:table-cell table:style-name="ce6" table:formula="of:=VLOOKUP([.$K78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/>
          <table:table-cell table:style-name="ce6" table:formula="of:=VLOOKUP([.$C79];[$'SECCIONES TIPO'.$B$5:.$G$9];2;0)" office:value-type="string" office:string-value="" calcext:value-type="error">
            <text:p>#N/D</text:p>
          </table:table-cell>
          <table:table-cell table:style-name="ce6" table:formula="of:=VLOOKUP([.$C79];[$'SECCIONES TIPO'.$B$5:.$G$9];3;0)" office:value-type="string" office:string-value="" calcext:value-type="error">
            <text:p>#N/D</text:p>
          </table:table-cell>
          <table:table-cell table:style-name="ce6" table:formula="of:=VLOOKUP([.$C79];[$'SECCIONES TIPO'.$B$5:.$G$9];4;0)" office:value-type="string" office:string-value="" calcext:value-type="error">
            <text:p>#N/D</text:p>
          </table:table-cell>
          <table:table-cell table:style-name="ce6" table:formula="of:=VLOOKUP([.$C79];[$'SECCIONES TIPO'.$B$5:.$G$9];5;0)" office:value-type="string" office:string-value="" calcext:value-type="error">
            <text:p>#N/D</text:p>
          </table:table-cell>
          <table:table-cell table:style-name="ce6" table:formula="of:=VLOOKUP([.$C79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79]-[.B$33])" office:value-type="float" office:value="221.94" calcext:value-type="float">
            <text:p>221,9400</text:p>
          </table:table-cell>
          <table:table-cell table:style-name="ce6"/>
          <table:table-cell/>
          <table:table-cell table:style-name="ce6" table:formula="of:=VLOOKUP([.$K79];[$'SECCIONES TIPO'.$I$5:.$N$9];2;0)" office:value-type="string" office:string-value="" calcext:value-type="error">
            <text:p>#N/D</text:p>
          </table:table-cell>
          <table:table-cell table:style-name="ce6" table:formula="of:=VLOOKUP([.$K79];[$'SECCIONES TIPO'.$I$5:.$N$9];3;0)" office:value-type="string" office:string-value="" calcext:value-type="error">
            <text:p>#N/D</text:p>
          </table:table-cell>
          <table:table-cell table:style-name="ce6" table:formula="of:=VLOOKUP([.$K79];[$'SECCIONES TIPO'.$I$5:.$N$9];4;0)" office:value-type="string" office:string-value="" calcext:value-type="error">
            <text:p>#N/D</text:p>
          </table:table-cell>
          <table:table-cell table:style-name="ce6" table:formula="of:=VLOOKUP([.$K79];[$'SECCIONES TIPO'.$I$5:.$N$9];5;0)" office:value-type="string" office:string-value="" calcext:value-type="error">
            <text:p>#N/D</text:p>
          </table:table-cell>
          <table:table-cell table:style-name="ce6" table:formula="of:=VLOOKUP([.$K79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/>
          <table:table-cell table:style-name="ce6" table:formula="of:=VLOOKUP([.$C80];[$'SECCIONES TIPO'.$B$5:.$G$9];2;0)" office:value-type="string" office:string-value="" calcext:value-type="error">
            <text:p>#N/D</text:p>
          </table:table-cell>
          <table:table-cell table:style-name="ce6" table:formula="of:=VLOOKUP([.$C80];[$'SECCIONES TIPO'.$B$5:.$G$9];3;0)" office:value-type="string" office:string-value="" calcext:value-type="error">
            <text:p>#N/D</text:p>
          </table:table-cell>
          <table:table-cell table:style-name="ce6" table:formula="of:=VLOOKUP([.$C80];[$'SECCIONES TIPO'.$B$5:.$G$9];4;0)" office:value-type="string" office:string-value="" calcext:value-type="error">
            <text:p>#N/D</text:p>
          </table:table-cell>
          <table:table-cell table:style-name="ce6" table:formula="of:=VLOOKUP([.$C80];[$'SECCIONES TIPO'.$B$5:.$G$9];5;0)" office:value-type="string" office:string-value="" calcext:value-type="error">
            <text:p>#N/D</text:p>
          </table:table-cell>
          <table:table-cell table:style-name="ce6" table:formula="of:=VLOOKUP([.$C80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0]-[.B$33])" office:value-type="float" office:value="225.13" calcext:value-type="float">
            <text:p>225,1300</text:p>
          </table:table-cell>
          <table:table-cell table:style-name="ce6"/>
          <table:table-cell/>
          <table:table-cell table:style-name="ce6" table:formula="of:=VLOOKUP([.$K80];[$'SECCIONES TIPO'.$I$5:.$N$9];2;0)" office:value-type="string" office:string-value="" calcext:value-type="error">
            <text:p>#N/D</text:p>
          </table:table-cell>
          <table:table-cell table:style-name="ce6" table:formula="of:=VLOOKUP([.$K80];[$'SECCIONES TIPO'.$I$5:.$N$9];3;0)" office:value-type="string" office:string-value="" calcext:value-type="error">
            <text:p>#N/D</text:p>
          </table:table-cell>
          <table:table-cell table:style-name="ce6" table:formula="of:=VLOOKUP([.$K80];[$'SECCIONES TIPO'.$I$5:.$N$9];4;0)" office:value-type="string" office:string-value="" calcext:value-type="error">
            <text:p>#N/D</text:p>
          </table:table-cell>
          <table:table-cell table:style-name="ce6" table:formula="of:=VLOOKUP([.$K80];[$'SECCIONES TIPO'.$I$5:.$N$9];5;0)" office:value-type="string" office:string-value="" calcext:value-type="error">
            <text:p>#N/D</text:p>
          </table:table-cell>
          <table:table-cell table:style-name="ce6" table:formula="of:=VLOOKUP([.$K80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/>
          <table:table-cell table:style-name="ce6" table:formula="of:=VLOOKUP([.$C81];[$'SECCIONES TIPO'.$B$5:.$G$9];2;0)" office:value-type="string" office:string-value="" calcext:value-type="error">
            <text:p>#N/D</text:p>
          </table:table-cell>
          <table:table-cell table:style-name="ce6" table:formula="of:=VLOOKUP([.$C81];[$'SECCIONES TIPO'.$B$5:.$G$9];3;0)" office:value-type="string" office:string-value="" calcext:value-type="error">
            <text:p>#N/D</text:p>
          </table:table-cell>
          <table:table-cell table:style-name="ce6" table:formula="of:=VLOOKUP([.$C81];[$'SECCIONES TIPO'.$B$5:.$G$9];4;0)" office:value-type="string" office:string-value="" calcext:value-type="error">
            <text:p>#N/D</text:p>
          </table:table-cell>
          <table:table-cell table:style-name="ce6" table:formula="of:=VLOOKUP([.$C81];[$'SECCIONES TIPO'.$B$5:.$G$9];5;0)" office:value-type="string" office:string-value="" calcext:value-type="error">
            <text:p>#N/D</text:p>
          </table:table-cell>
          <table:table-cell table:style-name="ce6" table:formula="of:=VLOOKUP([.$C81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1]-[.B$33])" office:value-type="float" office:value="228.32" calcext:value-type="float">
            <text:p>228,3200</text:p>
          </table:table-cell>
          <table:table-cell table:style-name="ce6"/>
          <table:table-cell/>
          <table:table-cell table:style-name="ce6" table:formula="of:=VLOOKUP([.$K81];[$'SECCIONES TIPO'.$I$5:.$N$9];2;0)" office:value-type="string" office:string-value="" calcext:value-type="error">
            <text:p>#N/D</text:p>
          </table:table-cell>
          <table:table-cell table:style-name="ce6" table:formula="of:=VLOOKUP([.$K81];[$'SECCIONES TIPO'.$I$5:.$N$9];3;0)" office:value-type="string" office:string-value="" calcext:value-type="error">
            <text:p>#N/D</text:p>
          </table:table-cell>
          <table:table-cell table:style-name="ce6" table:formula="of:=VLOOKUP([.$K81];[$'SECCIONES TIPO'.$I$5:.$N$9];4;0)" office:value-type="string" office:string-value="" calcext:value-type="error">
            <text:p>#N/D</text:p>
          </table:table-cell>
          <table:table-cell table:style-name="ce6" table:formula="of:=VLOOKUP([.$K81];[$'SECCIONES TIPO'.$I$5:.$N$9];5;0)" office:value-type="string" office:string-value="" calcext:value-type="error">
            <text:p>#N/D</text:p>
          </table:table-cell>
          <table:table-cell table:style-name="ce6" table:formula="of:=VLOOKUP([.$K81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/>
          <table:table-cell table:style-name="ce6" table:formula="of:=VLOOKUP([.$C82];[$'SECCIONES TIPO'.$B$5:.$G$9];2;0)" office:value-type="string" office:string-value="" calcext:value-type="error">
            <text:p>#N/D</text:p>
          </table:table-cell>
          <table:table-cell table:style-name="ce6" table:formula="of:=VLOOKUP([.$C82];[$'SECCIONES TIPO'.$B$5:.$G$9];3;0)" office:value-type="string" office:string-value="" calcext:value-type="error">
            <text:p>#N/D</text:p>
          </table:table-cell>
          <table:table-cell table:style-name="ce6" table:formula="of:=VLOOKUP([.$C82];[$'SECCIONES TIPO'.$B$5:.$G$9];4;0)" office:value-type="string" office:string-value="" calcext:value-type="error">
            <text:p>#N/D</text:p>
          </table:table-cell>
          <table:table-cell table:style-name="ce6" table:formula="of:=VLOOKUP([.$C82];[$'SECCIONES TIPO'.$B$5:.$G$9];5;0)" office:value-type="string" office:string-value="" calcext:value-type="error">
            <text:p>#N/D</text:p>
          </table:table-cell>
          <table:table-cell table:style-name="ce6" table:formula="of:=VLOOKUP([.$C82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2]-[.B$33])" office:value-type="float" office:value="231.51" calcext:value-type="float">
            <text:p>231,5100</text:p>
          </table:table-cell>
          <table:table-cell table:style-name="ce6"/>
          <table:table-cell/>
          <table:table-cell table:style-name="ce6" table:formula="of:=VLOOKUP([.$K82];[$'SECCIONES TIPO'.$I$5:.$N$9];2;0)" office:value-type="string" office:string-value="" calcext:value-type="error">
            <text:p>#N/D</text:p>
          </table:table-cell>
          <table:table-cell table:style-name="ce6" table:formula="of:=VLOOKUP([.$K82];[$'SECCIONES TIPO'.$I$5:.$N$9];3;0)" office:value-type="string" office:string-value="" calcext:value-type="error">
            <text:p>#N/D</text:p>
          </table:table-cell>
          <table:table-cell table:style-name="ce6" table:formula="of:=VLOOKUP([.$K82];[$'SECCIONES TIPO'.$I$5:.$N$9];4;0)" office:value-type="string" office:string-value="" calcext:value-type="error">
            <text:p>#N/D</text:p>
          </table:table-cell>
          <table:table-cell table:style-name="ce6" table:formula="of:=VLOOKUP([.$K82];[$'SECCIONES TIPO'.$I$5:.$N$9];5;0)" office:value-type="string" office:string-value="" calcext:value-type="error">
            <text:p>#N/D</text:p>
          </table:table-cell>
          <table:table-cell table:style-name="ce6" table:formula="of:=VLOOKUP([.$K82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8" office:value-type="float" office:value="81" calcext:value-type="float">
            <text:p>81</text:p>
          </table:table-cell>
          <table:table-cell table:style-name="ce8"/>
          <table:table-cell table:style-name="ce11" table:formula="of:=VLOOKUP([.$C83];[$'SECCIONES TIPO'.$B$5:.$G$9];2;0)" office:value-type="string" office:string-value="" calcext:value-type="error">
            <text:p>#N/D</text:p>
          </table:table-cell>
          <table:table-cell table:style-name="ce11" table:formula="of:=VLOOKUP([.$C83];[$'SECCIONES TIPO'.$B$5:.$G$9];3;0)" office:value-type="string" office:string-value="" calcext:value-type="error">
            <text:p>#N/D</text:p>
          </table:table-cell>
          <table:table-cell table:style-name="ce11" table:formula="of:=VLOOKUP([.$C83];[$'SECCIONES TIPO'.$B$5:.$G$9];4;0)" office:value-type="string" office:string-value="" calcext:value-type="error">
            <text:p>#N/D</text:p>
          </table:table-cell>
          <table:table-cell table:style-name="ce11" table:formula="of:=VLOOKUP([.$C83];[$'SECCIONES TIPO'.$B$5:.$G$9];5;0)" office:value-type="string" office:string-value="" calcext:value-type="error">
            <text:p>#N/D</text:p>
          </table:table-cell>
          <table:table-cell table:style-name="ce11" table:formula="of:=VLOOKUP([.$C83];[$'SECCIONES TIPO'.$B$5:.$G$9];6;0)" office:value-type="string" office:string-value="" calcext:value-type="error">
            <text:p>#N/D</text:p>
          </table:table-cell>
          <table:table-cell table:style-name="ce11" table:formula="of:=VLOOKUP([.$B83];[$'DATOS GENERALES'.$G$11:.$I$22];3;0)" office:value-type="string" office:string-value="" calcext:value-type="error">
            <text:p>#N/D</text:p>
          </table:table-cell>
          <table:table-cell table:style-name="ce11"/>
          <table:table-cell table:style-name="ce8"/>
          <table:table-cell table:style-name="ce11" table:formula="of:=VLOOKUP([.$K83];[$'SECCIONES TIPO'.$I$5:.$N$9];2;0)" office:value-type="string" office:string-value="" calcext:value-type="error">
            <text:p>#N/D</text:p>
          </table:table-cell>
          <table:table-cell table:style-name="ce11" table:formula="of:=VLOOKUP([.$K83];[$'SECCIONES TIPO'.$I$5:.$N$9];3;0)" office:value-type="string" office:string-value="" calcext:value-type="error">
            <text:p>#N/D</text:p>
          </table:table-cell>
          <table:table-cell table:style-name="ce11" table:formula="of:=VLOOKUP([.$K83];[$'SECCIONES TIPO'.$I$5:.$N$9];4;0)" office:value-type="string" office:string-value="" calcext:value-type="error">
            <text:p>#N/D</text:p>
          </table:table-cell>
          <table:table-cell table:style-name="ce11" table:formula="of:=VLOOKUP([.$K83];[$'SECCIONES TIPO'.$I$5:.$N$9];5;0)" office:value-type="string" office:string-value="" calcext:value-type="error">
            <text:p>#N/D</text:p>
          </table:table-cell>
          <table:table-cell table:style-name="ce11" table:formula="of:=VLOOKUP([.$K83];[$'SECCIONES TIPO'.$I$5:.$N$9];6;0)" office:value-type="string" office:string-value="" calcext:value-type="error">
            <text:p>#N/D</text:p>
          </table:table-cell>
          <table:table-cell table:style-name="ce11" table:formula="of:=VLOOKUP([.$B83];[$'DATOS GENERALES'.$G$11:.$I$22];3;0)" office:value-type="string" office:string-value="" calcext:value-type="error">
            <text:p>#N/D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/>
          <table:table-cell table:style-name="ce6" table:formula="of:=VLOOKUP([.$C84];[$'SECCIONES TIPO'.$B$5:.$G$9];2;0)" office:value-type="string" office:string-value="" calcext:value-type="error">
            <text:p>#N/D</text:p>
          </table:table-cell>
          <table:table-cell table:style-name="ce6" table:formula="of:=VLOOKUP([.$C84];[$'SECCIONES TIPO'.$B$5:.$G$9];3;0)" office:value-type="string" office:string-value="" calcext:value-type="error">
            <text:p>#N/D</text:p>
          </table:table-cell>
          <table:table-cell table:style-name="ce6" table:formula="of:=VLOOKUP([.$C84];[$'SECCIONES TIPO'.$B$5:.$G$9];4;0)" office:value-type="string" office:string-value="" calcext:value-type="error">
            <text:p>#N/D</text:p>
          </table:table-cell>
          <table:table-cell table:style-name="ce6" table:formula="of:=VLOOKUP([.$C84];[$'SECCIONES TIPO'.$B$5:.$G$9];5;0)" office:value-type="string" office:string-value="" calcext:value-type="error">
            <text:p>#N/D</text:p>
          </table:table-cell>
          <table:table-cell table:style-name="ce6" table:formula="of:=VLOOKUP([.$C84];[$'SECCIONES TIPO'.$B$5:.$G$9];6;0)" office:value-type="string" office:string-value="" calcext:value-type="error">
            <text:p>#N/D</text:p>
          </table:table-cell>
          <table:table-cell table:style-name="ce6" table:formula="of:=[.$I$43]+([.I$53]-[.I$43])/10*([.B84]-[.B$43])" office:value-type="float" office:value="127.6" calcext:value-type="float">
            <text:p>127,6000</text:p>
          </table:table-cell>
          <table:table-cell table:style-name="ce6"/>
          <table:table-cell/>
          <table:table-cell table:style-name="ce6" table:formula="of:=VLOOKUP([.$K84];[$'SECCIONES TIPO'.$I$5:.$N$9];2;0)" office:value-type="string" office:string-value="" calcext:value-type="error">
            <text:p>#N/D</text:p>
          </table:table-cell>
          <table:table-cell table:style-name="ce6" table:formula="of:=VLOOKUP([.$K84];[$'SECCIONES TIPO'.$I$5:.$N$9];3;0)" office:value-type="string" office:string-value="" calcext:value-type="error">
            <text:p>#N/D</text:p>
          </table:table-cell>
          <table:table-cell table:style-name="ce6" table:formula="of:=VLOOKUP([.$K84];[$'SECCIONES TIPO'.$I$5:.$N$9];4;0)" office:value-type="string" office:string-value="" calcext:value-type="error">
            <text:p>#N/D</text:p>
          </table:table-cell>
          <table:table-cell table:style-name="ce6" table:formula="of:=VLOOKUP([.$K84];[$'SECCIONES TIPO'.$I$5:.$N$9];5;0)" office:value-type="string" office:string-value="" calcext:value-type="error">
            <text:p>#N/D</text:p>
          </table:table-cell>
          <table:table-cell table:style-name="ce6" table:formula="of:=VLOOKUP([.$K84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/>
          <table:table-cell table:style-name="ce6" table:formula="of:=VLOOKUP([.$C85];[$'SECCIONES TIPO'.$B$5:.$G$9];2;0)" office:value-type="string" office:string-value="" calcext:value-type="error">
            <text:p>#N/D</text:p>
          </table:table-cell>
          <table:table-cell table:style-name="ce6" table:formula="of:=VLOOKUP([.$C85];[$'SECCIONES TIPO'.$B$5:.$G$9];3;0)" office:value-type="string" office:string-value="" calcext:value-type="error">
            <text:p>#N/D</text:p>
          </table:table-cell>
          <table:table-cell table:style-name="ce6" table:formula="of:=VLOOKUP([.$C85];[$'SECCIONES TIPO'.$B$5:.$G$9];4;0)" office:value-type="string" office:string-value="" calcext:value-type="error">
            <text:p>#N/D</text:p>
          </table:table-cell>
          <table:table-cell table:style-name="ce6" table:formula="of:=VLOOKUP([.$C85];[$'SECCIONES TIPO'.$B$5:.$G$9];5;0)" office:value-type="string" office:string-value="" calcext:value-type="error">
            <text:p>#N/D</text:p>
          </table:table-cell>
          <table:table-cell table:style-name="ce6" table:formula="of:=VLOOKUP([.$C85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5]-[.B$33])" office:value-type="float" office:value="241.08" calcext:value-type="float">
            <text:p>241,0800</text:p>
          </table:table-cell>
          <table:table-cell table:style-name="ce6"/>
          <table:table-cell/>
          <table:table-cell table:style-name="ce6" table:formula="of:=VLOOKUP([.$K85];[$'SECCIONES TIPO'.$I$5:.$N$9];2;0)" office:value-type="string" office:string-value="" calcext:value-type="error">
            <text:p>#N/D</text:p>
          </table:table-cell>
          <table:table-cell table:style-name="ce6" table:formula="of:=VLOOKUP([.$K85];[$'SECCIONES TIPO'.$I$5:.$N$9];3;0)" office:value-type="string" office:string-value="" calcext:value-type="error">
            <text:p>#N/D</text:p>
          </table:table-cell>
          <table:table-cell table:style-name="ce6" table:formula="of:=VLOOKUP([.$K85];[$'SECCIONES TIPO'.$I$5:.$N$9];4;0)" office:value-type="string" office:string-value="" calcext:value-type="error">
            <text:p>#N/D</text:p>
          </table:table-cell>
          <table:table-cell table:style-name="ce6" table:formula="of:=VLOOKUP([.$K85];[$'SECCIONES TIPO'.$I$5:.$N$9];5;0)" office:value-type="string" office:string-value="" calcext:value-type="error">
            <text:p>#N/D</text:p>
          </table:table-cell>
          <table:table-cell table:style-name="ce6" table:formula="of:=VLOOKUP([.$K85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/>
          <table:table-cell table:style-name="ce6" table:formula="of:=VLOOKUP([.$C86];[$'SECCIONES TIPO'.$B$5:.$G$9];2;0)" office:value-type="string" office:string-value="" calcext:value-type="error">
            <text:p>#N/D</text:p>
          </table:table-cell>
          <table:table-cell table:style-name="ce6" table:formula="of:=VLOOKUP([.$C86];[$'SECCIONES TIPO'.$B$5:.$G$9];3;0)" office:value-type="string" office:string-value="" calcext:value-type="error">
            <text:p>#N/D</text:p>
          </table:table-cell>
          <table:table-cell table:style-name="ce6" table:formula="of:=VLOOKUP([.$C86];[$'SECCIONES TIPO'.$B$5:.$G$9];4;0)" office:value-type="string" office:string-value="" calcext:value-type="error">
            <text:p>#N/D</text:p>
          </table:table-cell>
          <table:table-cell table:style-name="ce6" table:formula="of:=VLOOKUP([.$C86];[$'SECCIONES TIPO'.$B$5:.$G$9];5;0)" office:value-type="string" office:string-value="" calcext:value-type="error">
            <text:p>#N/D</text:p>
          </table:table-cell>
          <table:table-cell table:style-name="ce6" table:formula="of:=VLOOKUP([.$C86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6]-[.B$33])" office:value-type="float" office:value="244.27" calcext:value-type="float">
            <text:p>244,2700</text:p>
          </table:table-cell>
          <table:table-cell table:style-name="ce6"/>
          <table:table-cell/>
          <table:table-cell table:style-name="ce6" table:formula="of:=VLOOKUP([.$K86];[$'SECCIONES TIPO'.$I$5:.$N$9];2;0)" office:value-type="string" office:string-value="" calcext:value-type="error">
            <text:p>#N/D</text:p>
          </table:table-cell>
          <table:table-cell table:style-name="ce6" table:formula="of:=VLOOKUP([.$K86];[$'SECCIONES TIPO'.$I$5:.$N$9];3;0)" office:value-type="string" office:string-value="" calcext:value-type="error">
            <text:p>#N/D</text:p>
          </table:table-cell>
          <table:table-cell table:style-name="ce6" table:formula="of:=VLOOKUP([.$K86];[$'SECCIONES TIPO'.$I$5:.$N$9];4;0)" office:value-type="string" office:string-value="" calcext:value-type="error">
            <text:p>#N/D</text:p>
          </table:table-cell>
          <table:table-cell table:style-name="ce6" table:formula="of:=VLOOKUP([.$K86];[$'SECCIONES TIPO'.$I$5:.$N$9];5;0)" office:value-type="string" office:string-value="" calcext:value-type="error">
            <text:p>#N/D</text:p>
          </table:table-cell>
          <table:table-cell table:style-name="ce6" table:formula="of:=VLOOKUP([.$K86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/>
          <table:table-cell table:style-name="ce6" table:formula="of:=VLOOKUP([.$C87];[$'SECCIONES TIPO'.$B$5:.$G$9];2;0)" office:value-type="string" office:string-value="" calcext:value-type="error">
            <text:p>#N/D</text:p>
          </table:table-cell>
          <table:table-cell table:style-name="ce6" table:formula="of:=VLOOKUP([.$C87];[$'SECCIONES TIPO'.$B$5:.$G$9];3;0)" office:value-type="string" office:string-value="" calcext:value-type="error">
            <text:p>#N/D</text:p>
          </table:table-cell>
          <table:table-cell table:style-name="ce6" table:formula="of:=VLOOKUP([.$C87];[$'SECCIONES TIPO'.$B$5:.$G$9];4;0)" office:value-type="string" office:string-value="" calcext:value-type="error">
            <text:p>#N/D</text:p>
          </table:table-cell>
          <table:table-cell table:style-name="ce6" table:formula="of:=VLOOKUP([.$C87];[$'SECCIONES TIPO'.$B$5:.$G$9];5;0)" office:value-type="string" office:string-value="" calcext:value-type="error">
            <text:p>#N/D</text:p>
          </table:table-cell>
          <table:table-cell table:style-name="ce6" table:formula="of:=VLOOKUP([.$C87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7]-[.B$33])" office:value-type="float" office:value="247.46" calcext:value-type="float">
            <text:p>247,4600</text:p>
          </table:table-cell>
          <table:table-cell table:style-name="ce6"/>
          <table:table-cell/>
          <table:table-cell table:style-name="ce6" table:formula="of:=VLOOKUP([.$K87];[$'SECCIONES TIPO'.$I$5:.$N$9];2;0)" office:value-type="string" office:string-value="" calcext:value-type="error">
            <text:p>#N/D</text:p>
          </table:table-cell>
          <table:table-cell table:style-name="ce6" table:formula="of:=VLOOKUP([.$K87];[$'SECCIONES TIPO'.$I$5:.$N$9];3;0)" office:value-type="string" office:string-value="" calcext:value-type="error">
            <text:p>#N/D</text:p>
          </table:table-cell>
          <table:table-cell table:style-name="ce6" table:formula="of:=VLOOKUP([.$K87];[$'SECCIONES TIPO'.$I$5:.$N$9];4;0)" office:value-type="string" office:string-value="" calcext:value-type="error">
            <text:p>#N/D</text:p>
          </table:table-cell>
          <table:table-cell table:style-name="ce6" table:formula="of:=VLOOKUP([.$K87];[$'SECCIONES TIPO'.$I$5:.$N$9];5;0)" office:value-type="string" office:string-value="" calcext:value-type="error">
            <text:p>#N/D</text:p>
          </table:table-cell>
          <table:table-cell table:style-name="ce6" table:formula="of:=VLOOKUP([.$K87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/>
          <table:table-cell table:style-name="ce6" table:formula="of:=VLOOKUP([.$C88];[$'SECCIONES TIPO'.$B$5:.$G$9];2;0)" office:value-type="string" office:string-value="" calcext:value-type="error">
            <text:p>#N/D</text:p>
          </table:table-cell>
          <table:table-cell table:style-name="ce6" table:formula="of:=VLOOKUP([.$C88];[$'SECCIONES TIPO'.$B$5:.$G$9];3;0)" office:value-type="string" office:string-value="" calcext:value-type="error">
            <text:p>#N/D</text:p>
          </table:table-cell>
          <table:table-cell table:style-name="ce6" table:formula="of:=VLOOKUP([.$C88];[$'SECCIONES TIPO'.$B$5:.$G$9];4;0)" office:value-type="string" office:string-value="" calcext:value-type="error">
            <text:p>#N/D</text:p>
          </table:table-cell>
          <table:table-cell table:style-name="ce6" table:formula="of:=VLOOKUP([.$C88];[$'SECCIONES TIPO'.$B$5:.$G$9];5;0)" office:value-type="string" office:string-value="" calcext:value-type="error">
            <text:p>#N/D</text:p>
          </table:table-cell>
          <table:table-cell table:style-name="ce6" table:formula="of:=VLOOKUP([.$C88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8]-[.B$33])" office:value-type="float" office:value="250.65" calcext:value-type="float">
            <text:p>250,6500</text:p>
          </table:table-cell>
          <table:table-cell table:style-name="ce6"/>
          <table:table-cell/>
          <table:table-cell table:style-name="ce6" table:formula="of:=VLOOKUP([.$K88];[$'SECCIONES TIPO'.$I$5:.$N$9];2;0)" office:value-type="string" office:string-value="" calcext:value-type="error">
            <text:p>#N/D</text:p>
          </table:table-cell>
          <table:table-cell table:style-name="ce6" table:formula="of:=VLOOKUP([.$K88];[$'SECCIONES TIPO'.$I$5:.$N$9];3;0)" office:value-type="string" office:string-value="" calcext:value-type="error">
            <text:p>#N/D</text:p>
          </table:table-cell>
          <table:table-cell table:style-name="ce6" table:formula="of:=VLOOKUP([.$K88];[$'SECCIONES TIPO'.$I$5:.$N$9];4;0)" office:value-type="string" office:string-value="" calcext:value-type="error">
            <text:p>#N/D</text:p>
          </table:table-cell>
          <table:table-cell table:style-name="ce6" table:formula="of:=VLOOKUP([.$K88];[$'SECCIONES TIPO'.$I$5:.$N$9];5;0)" office:value-type="string" office:string-value="" calcext:value-type="error">
            <text:p>#N/D</text:p>
          </table:table-cell>
          <table:table-cell table:style-name="ce6" table:formula="of:=VLOOKUP([.$K88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/>
          <table:table-cell table:style-name="ce6" table:formula="of:=VLOOKUP([.$C89];[$'SECCIONES TIPO'.$B$5:.$G$9];2;0)" office:value-type="string" office:string-value="" calcext:value-type="error">
            <text:p>#N/D</text:p>
          </table:table-cell>
          <table:table-cell table:style-name="ce6" table:formula="of:=VLOOKUP([.$C89];[$'SECCIONES TIPO'.$B$5:.$G$9];3;0)" office:value-type="string" office:string-value="" calcext:value-type="error">
            <text:p>#N/D</text:p>
          </table:table-cell>
          <table:table-cell table:style-name="ce6" table:formula="of:=VLOOKUP([.$C89];[$'SECCIONES TIPO'.$B$5:.$G$9];4;0)" office:value-type="string" office:string-value="" calcext:value-type="error">
            <text:p>#N/D</text:p>
          </table:table-cell>
          <table:table-cell table:style-name="ce6" table:formula="of:=VLOOKUP([.$C89];[$'SECCIONES TIPO'.$B$5:.$G$9];5;0)" office:value-type="string" office:string-value="" calcext:value-type="error">
            <text:p>#N/D</text:p>
          </table:table-cell>
          <table:table-cell table:style-name="ce6" table:formula="of:=VLOOKUP([.$C89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89]-[.B$33])" office:value-type="float" office:value="253.84" calcext:value-type="float">
            <text:p>253,8400</text:p>
          </table:table-cell>
          <table:table-cell table:style-name="ce6"/>
          <table:table-cell/>
          <table:table-cell table:style-name="ce6" table:formula="of:=VLOOKUP([.$K89];[$'SECCIONES TIPO'.$I$5:.$N$9];2;0)" office:value-type="string" office:string-value="" calcext:value-type="error">
            <text:p>#N/D</text:p>
          </table:table-cell>
          <table:table-cell table:style-name="ce6" table:formula="of:=VLOOKUP([.$K89];[$'SECCIONES TIPO'.$I$5:.$N$9];3;0)" office:value-type="string" office:string-value="" calcext:value-type="error">
            <text:p>#N/D</text:p>
          </table:table-cell>
          <table:table-cell table:style-name="ce6" table:formula="of:=VLOOKUP([.$K89];[$'SECCIONES TIPO'.$I$5:.$N$9];4;0)" office:value-type="string" office:string-value="" calcext:value-type="error">
            <text:p>#N/D</text:p>
          </table:table-cell>
          <table:table-cell table:style-name="ce6" table:formula="of:=VLOOKUP([.$K89];[$'SECCIONES TIPO'.$I$5:.$N$9];5;0)" office:value-type="string" office:string-value="" calcext:value-type="error">
            <text:p>#N/D</text:p>
          </table:table-cell>
          <table:table-cell table:style-name="ce6" table:formula="of:=VLOOKUP([.$K89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/>
          <table:table-cell table:style-name="ce6" table:formula="of:=VLOOKUP([.$C90];[$'SECCIONES TIPO'.$B$5:.$G$9];2;0)" office:value-type="string" office:string-value="" calcext:value-type="error">
            <text:p>#N/D</text:p>
          </table:table-cell>
          <table:table-cell table:style-name="ce6" table:formula="of:=VLOOKUP([.$C90];[$'SECCIONES TIPO'.$B$5:.$G$9];3;0)" office:value-type="string" office:string-value="" calcext:value-type="error">
            <text:p>#N/D</text:p>
          </table:table-cell>
          <table:table-cell table:style-name="ce6" table:formula="of:=VLOOKUP([.$C90];[$'SECCIONES TIPO'.$B$5:.$G$9];4;0)" office:value-type="string" office:string-value="" calcext:value-type="error">
            <text:p>#N/D</text:p>
          </table:table-cell>
          <table:table-cell table:style-name="ce6" table:formula="of:=VLOOKUP([.$C90];[$'SECCIONES TIPO'.$B$5:.$G$9];5;0)" office:value-type="string" office:string-value="" calcext:value-type="error">
            <text:p>#N/D</text:p>
          </table:table-cell>
          <table:table-cell table:style-name="ce6" table:formula="of:=VLOOKUP([.$C90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0]-[.B$33])" office:value-type="float" office:value="257.03" calcext:value-type="float">
            <text:p>257,0300</text:p>
          </table:table-cell>
          <table:table-cell table:style-name="ce6"/>
          <table:table-cell/>
          <table:table-cell table:style-name="ce6" table:formula="of:=VLOOKUP([.$K90];[$'SECCIONES TIPO'.$I$5:.$N$9];2;0)" office:value-type="string" office:string-value="" calcext:value-type="error">
            <text:p>#N/D</text:p>
          </table:table-cell>
          <table:table-cell table:style-name="ce6" table:formula="of:=VLOOKUP([.$K90];[$'SECCIONES TIPO'.$I$5:.$N$9];3;0)" office:value-type="string" office:string-value="" calcext:value-type="error">
            <text:p>#N/D</text:p>
          </table:table-cell>
          <table:table-cell table:style-name="ce6" table:formula="of:=VLOOKUP([.$K90];[$'SECCIONES TIPO'.$I$5:.$N$9];4;0)" office:value-type="string" office:string-value="" calcext:value-type="error">
            <text:p>#N/D</text:p>
          </table:table-cell>
          <table:table-cell table:style-name="ce6" table:formula="of:=VLOOKUP([.$K90];[$'SECCIONES TIPO'.$I$5:.$N$9];5;0)" office:value-type="string" office:string-value="" calcext:value-type="error">
            <text:p>#N/D</text:p>
          </table:table-cell>
          <table:table-cell table:style-name="ce6" table:formula="of:=VLOOKUP([.$K90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/>
          <table:table-cell table:style-name="ce6" table:formula="of:=VLOOKUP([.$C91];[$'SECCIONES TIPO'.$B$5:.$G$9];2;0)" office:value-type="string" office:string-value="" calcext:value-type="error">
            <text:p>#N/D</text:p>
          </table:table-cell>
          <table:table-cell table:style-name="ce6" table:formula="of:=VLOOKUP([.$C91];[$'SECCIONES TIPO'.$B$5:.$G$9];3;0)" office:value-type="string" office:string-value="" calcext:value-type="error">
            <text:p>#N/D</text:p>
          </table:table-cell>
          <table:table-cell table:style-name="ce6" table:formula="of:=VLOOKUP([.$C91];[$'SECCIONES TIPO'.$B$5:.$G$9];4;0)" office:value-type="string" office:string-value="" calcext:value-type="error">
            <text:p>#N/D</text:p>
          </table:table-cell>
          <table:table-cell table:style-name="ce6" table:formula="of:=VLOOKUP([.$C91];[$'SECCIONES TIPO'.$B$5:.$G$9];5;0)" office:value-type="string" office:string-value="" calcext:value-type="error">
            <text:p>#N/D</text:p>
          </table:table-cell>
          <table:table-cell table:style-name="ce6" table:formula="of:=VLOOKUP([.$C91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1]-[.B$33])" office:value-type="float" office:value="260.22" calcext:value-type="float">
            <text:p>260,2200</text:p>
          </table:table-cell>
          <table:table-cell table:style-name="ce6"/>
          <table:table-cell/>
          <table:table-cell table:style-name="ce6" table:formula="of:=VLOOKUP([.$K91];[$'SECCIONES TIPO'.$I$5:.$N$9];2;0)" office:value-type="string" office:string-value="" calcext:value-type="error">
            <text:p>#N/D</text:p>
          </table:table-cell>
          <table:table-cell table:style-name="ce6" table:formula="of:=VLOOKUP([.$K91];[$'SECCIONES TIPO'.$I$5:.$N$9];3;0)" office:value-type="string" office:string-value="" calcext:value-type="error">
            <text:p>#N/D</text:p>
          </table:table-cell>
          <table:table-cell table:style-name="ce6" table:formula="of:=VLOOKUP([.$K91];[$'SECCIONES TIPO'.$I$5:.$N$9];4;0)" office:value-type="string" office:string-value="" calcext:value-type="error">
            <text:p>#N/D</text:p>
          </table:table-cell>
          <table:table-cell table:style-name="ce6" table:formula="of:=VLOOKUP([.$K91];[$'SECCIONES TIPO'.$I$5:.$N$9];5;0)" office:value-type="string" office:string-value="" calcext:value-type="error">
            <text:p>#N/D</text:p>
          </table:table-cell>
          <table:table-cell table:style-name="ce6" table:formula="of:=VLOOKUP([.$K91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/>
          <table:table-cell table:style-name="ce6" table:formula="of:=VLOOKUP([.$C92];[$'SECCIONES TIPO'.$B$5:.$G$9];2;0)" office:value-type="string" office:string-value="" calcext:value-type="error">
            <text:p>#N/D</text:p>
          </table:table-cell>
          <table:table-cell table:style-name="ce6" table:formula="of:=VLOOKUP([.$C92];[$'SECCIONES TIPO'.$B$5:.$G$9];3;0)" office:value-type="string" office:string-value="" calcext:value-type="error">
            <text:p>#N/D</text:p>
          </table:table-cell>
          <table:table-cell table:style-name="ce6" table:formula="of:=VLOOKUP([.$C92];[$'SECCIONES TIPO'.$B$5:.$G$9];4;0)" office:value-type="string" office:string-value="" calcext:value-type="error">
            <text:p>#N/D</text:p>
          </table:table-cell>
          <table:table-cell table:style-name="ce6" table:formula="of:=VLOOKUP([.$C92];[$'SECCIONES TIPO'.$B$5:.$G$9];5;0)" office:value-type="string" office:string-value="" calcext:value-type="error">
            <text:p>#N/D</text:p>
          </table:table-cell>
          <table:table-cell table:style-name="ce6" table:formula="of:=VLOOKUP([.$C92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2]-[.B$33])" office:value-type="float" office:value="263.41" calcext:value-type="float">
            <text:p>263,4100</text:p>
          </table:table-cell>
          <table:table-cell table:style-name="ce6"/>
          <table:table-cell/>
          <table:table-cell table:style-name="ce6" table:formula="of:=VLOOKUP([.$K92];[$'SECCIONES TIPO'.$I$5:.$N$9];2;0)" office:value-type="string" office:string-value="" calcext:value-type="error">
            <text:p>#N/D</text:p>
          </table:table-cell>
          <table:table-cell table:style-name="ce6" table:formula="of:=VLOOKUP([.$K92];[$'SECCIONES TIPO'.$I$5:.$N$9];3;0)" office:value-type="string" office:string-value="" calcext:value-type="error">
            <text:p>#N/D</text:p>
          </table:table-cell>
          <table:table-cell table:style-name="ce6" table:formula="of:=VLOOKUP([.$K92];[$'SECCIONES TIPO'.$I$5:.$N$9];4;0)" office:value-type="string" office:string-value="" calcext:value-type="error">
            <text:p>#N/D</text:p>
          </table:table-cell>
          <table:table-cell table:style-name="ce6" table:formula="of:=VLOOKUP([.$K92];[$'SECCIONES TIPO'.$I$5:.$N$9];5;0)" office:value-type="string" office:string-value="" calcext:value-type="error">
            <text:p>#N/D</text:p>
          </table:table-cell>
          <table:table-cell table:style-name="ce6" table:formula="of:=VLOOKUP([.$K92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8" office:value-type="float" office:value="91" calcext:value-type="float">
            <text:p>91</text:p>
          </table:table-cell>
          <table:table-cell table:style-name="ce8"/>
          <table:table-cell table:style-name="ce11" table:formula="of:=VLOOKUP([.$C93];[$'SECCIONES TIPO'.$B$5:.$G$9];2;0)" office:value-type="string" office:string-value="" calcext:value-type="error">
            <text:p>#N/D</text:p>
          </table:table-cell>
          <table:table-cell table:style-name="ce11" table:formula="of:=VLOOKUP([.$C93];[$'SECCIONES TIPO'.$B$5:.$G$9];3;0)" office:value-type="string" office:string-value="" calcext:value-type="error">
            <text:p>#N/D</text:p>
          </table:table-cell>
          <table:table-cell table:style-name="ce11" table:formula="of:=VLOOKUP([.$C93];[$'SECCIONES TIPO'.$B$5:.$G$9];4;0)" office:value-type="string" office:string-value="" calcext:value-type="error">
            <text:p>#N/D</text:p>
          </table:table-cell>
          <table:table-cell table:style-name="ce11" table:formula="of:=VLOOKUP([.$C93];[$'SECCIONES TIPO'.$B$5:.$G$9];5;0)" office:value-type="string" office:string-value="" calcext:value-type="error">
            <text:p>#N/D</text:p>
          </table:table-cell>
          <table:table-cell table:style-name="ce11" table:formula="of:=VLOOKUP([.$C93];[$'SECCIONES TIPO'.$B$5:.$G$9];6;0)" office:value-type="string" office:string-value="" calcext:value-type="error">
            <text:p>#N/D</text:p>
          </table:table-cell>
          <table:table-cell table:style-name="ce11" table:formula="of:=VLOOKUP([.$B93];[$'DATOS GENERALES'.$G$11:.$I$22];3;0)" office:value-type="string" office:string-value="" calcext:value-type="error">
            <text:p>#N/D</text:p>
          </table:table-cell>
          <table:table-cell table:style-name="ce11"/>
          <table:table-cell table:style-name="ce8"/>
          <table:table-cell table:style-name="ce11" table:formula="of:=VLOOKUP([.$K93];[$'SECCIONES TIPO'.$I$5:.$N$9];2;0)" office:value-type="string" office:string-value="" calcext:value-type="error">
            <text:p>#N/D</text:p>
          </table:table-cell>
          <table:table-cell table:style-name="ce11" table:formula="of:=VLOOKUP([.$K93];[$'SECCIONES TIPO'.$I$5:.$N$9];3;0)" office:value-type="string" office:string-value="" calcext:value-type="error">
            <text:p>#N/D</text:p>
          </table:table-cell>
          <table:table-cell table:style-name="ce11" table:formula="of:=VLOOKUP([.$K93];[$'SECCIONES TIPO'.$I$5:.$N$9];4;0)" office:value-type="string" office:string-value="" calcext:value-type="error">
            <text:p>#N/D</text:p>
          </table:table-cell>
          <table:table-cell table:style-name="ce11" table:formula="of:=VLOOKUP([.$K93];[$'SECCIONES TIPO'.$I$5:.$N$9];5;0)" office:value-type="string" office:string-value="" calcext:value-type="error">
            <text:p>#N/D</text:p>
          </table:table-cell>
          <table:table-cell table:style-name="ce11" table:formula="of:=VLOOKUP([.$K93];[$'SECCIONES TIPO'.$I$5:.$N$9];6;0)" office:value-type="string" office:string-value="" calcext:value-type="error">
            <text:p>#N/D</text:p>
          </table:table-cell>
          <table:table-cell table:style-name="ce11" table:formula="of:=VLOOKUP([.$B93];[$'DATOS GENERALES'.$G$11:.$I$22];3;0)" office:value-type="string" office:string-value="" calcext:value-type="error">
            <text:p>#N/D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/>
          <table:table-cell table:style-name="ce6" table:formula="of:=VLOOKUP([.$C94];[$'SECCIONES TIPO'.$B$5:.$G$9];2;0)" office:value-type="string" office:string-value="" calcext:value-type="error">
            <text:p>#N/D</text:p>
          </table:table-cell>
          <table:table-cell table:style-name="ce6" table:formula="of:=VLOOKUP([.$C94];[$'SECCIONES TIPO'.$B$5:.$G$9];3;0)" office:value-type="string" office:string-value="" calcext:value-type="error">
            <text:p>#N/D</text:p>
          </table:table-cell>
          <table:table-cell table:style-name="ce6" table:formula="of:=VLOOKUP([.$C94];[$'SECCIONES TIPO'.$B$5:.$G$9];4;0)" office:value-type="string" office:string-value="" calcext:value-type="error">
            <text:p>#N/D</text:p>
          </table:table-cell>
          <table:table-cell table:style-name="ce6" table:formula="of:=VLOOKUP([.$C94];[$'SECCIONES TIPO'.$B$5:.$G$9];5;0)" office:value-type="string" office:string-value="" calcext:value-type="error">
            <text:p>#N/D</text:p>
          </table:table-cell>
          <table:table-cell table:style-name="ce6" table:formula="of:=VLOOKUP([.$C94];[$'SECCIONES TIPO'.$B$5:.$G$9];6;0)" office:value-type="string" office:string-value="" calcext:value-type="error">
            <text:p>#N/D</text:p>
          </table:table-cell>
          <table:table-cell table:style-name="ce6" table:formula="of:=[.$I$43]+([.I$53]-[.I$43])/10*([.B94]-[.B$43])" office:value-type="float" office:value="132.6" calcext:value-type="float">
            <text:p>132,6000</text:p>
          </table:table-cell>
          <table:table-cell table:style-name="ce6"/>
          <table:table-cell/>
          <table:table-cell table:style-name="ce6" table:formula="of:=VLOOKUP([.$K94];[$'SECCIONES TIPO'.$I$5:.$N$9];2;0)" office:value-type="string" office:string-value="" calcext:value-type="error">
            <text:p>#N/D</text:p>
          </table:table-cell>
          <table:table-cell table:style-name="ce6" table:formula="of:=VLOOKUP([.$K94];[$'SECCIONES TIPO'.$I$5:.$N$9];3;0)" office:value-type="string" office:string-value="" calcext:value-type="error">
            <text:p>#N/D</text:p>
          </table:table-cell>
          <table:table-cell table:style-name="ce6" table:formula="of:=VLOOKUP([.$K94];[$'SECCIONES TIPO'.$I$5:.$N$9];4;0)" office:value-type="string" office:string-value="" calcext:value-type="error">
            <text:p>#N/D</text:p>
          </table:table-cell>
          <table:table-cell table:style-name="ce6" table:formula="of:=VLOOKUP([.$K94];[$'SECCIONES TIPO'.$I$5:.$N$9];5;0)" office:value-type="string" office:string-value="" calcext:value-type="error">
            <text:p>#N/D</text:p>
          </table:table-cell>
          <table:table-cell table:style-name="ce6" table:formula="of:=VLOOKUP([.$K94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/>
          <table:table-cell table:style-name="ce6" table:formula="of:=VLOOKUP([.$C95];[$'SECCIONES TIPO'.$B$5:.$G$9];2;0)" office:value-type="string" office:string-value="" calcext:value-type="error">
            <text:p>#N/D</text:p>
          </table:table-cell>
          <table:table-cell table:style-name="ce6" table:formula="of:=VLOOKUP([.$C95];[$'SECCIONES TIPO'.$B$5:.$G$9];3;0)" office:value-type="string" office:string-value="" calcext:value-type="error">
            <text:p>#N/D</text:p>
          </table:table-cell>
          <table:table-cell table:style-name="ce6" table:formula="of:=VLOOKUP([.$C95];[$'SECCIONES TIPO'.$B$5:.$G$9];4;0)" office:value-type="string" office:string-value="" calcext:value-type="error">
            <text:p>#N/D</text:p>
          </table:table-cell>
          <table:table-cell table:style-name="ce6" table:formula="of:=VLOOKUP([.$C95];[$'SECCIONES TIPO'.$B$5:.$G$9];5;0)" office:value-type="string" office:string-value="" calcext:value-type="error">
            <text:p>#N/D</text:p>
          </table:table-cell>
          <table:table-cell table:style-name="ce6" table:formula="of:=VLOOKUP([.$C95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5]-[.B$33])" office:value-type="float" office:value="272.98" calcext:value-type="float">
            <text:p>272,9800</text:p>
          </table:table-cell>
          <table:table-cell table:style-name="ce6"/>
          <table:table-cell/>
          <table:table-cell table:style-name="ce6" table:formula="of:=VLOOKUP([.$K95];[$'SECCIONES TIPO'.$I$5:.$N$9];2;0)" office:value-type="string" office:string-value="" calcext:value-type="error">
            <text:p>#N/D</text:p>
          </table:table-cell>
          <table:table-cell table:style-name="ce6" table:formula="of:=VLOOKUP([.$K95];[$'SECCIONES TIPO'.$I$5:.$N$9];3;0)" office:value-type="string" office:string-value="" calcext:value-type="error">
            <text:p>#N/D</text:p>
          </table:table-cell>
          <table:table-cell table:style-name="ce6" table:formula="of:=VLOOKUP([.$K95];[$'SECCIONES TIPO'.$I$5:.$N$9];4;0)" office:value-type="string" office:string-value="" calcext:value-type="error">
            <text:p>#N/D</text:p>
          </table:table-cell>
          <table:table-cell table:style-name="ce6" table:formula="of:=VLOOKUP([.$K95];[$'SECCIONES TIPO'.$I$5:.$N$9];5;0)" office:value-type="string" office:string-value="" calcext:value-type="error">
            <text:p>#N/D</text:p>
          </table:table-cell>
          <table:table-cell table:style-name="ce6" table:formula="of:=VLOOKUP([.$K95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/>
          <table:table-cell table:style-name="ce6" table:formula="of:=VLOOKUP([.$C96];[$'SECCIONES TIPO'.$B$5:.$G$9];2;0)" office:value-type="string" office:string-value="" calcext:value-type="error">
            <text:p>#N/D</text:p>
          </table:table-cell>
          <table:table-cell table:style-name="ce6" table:formula="of:=VLOOKUP([.$C96];[$'SECCIONES TIPO'.$B$5:.$G$9];3;0)" office:value-type="string" office:string-value="" calcext:value-type="error">
            <text:p>#N/D</text:p>
          </table:table-cell>
          <table:table-cell table:style-name="ce6" table:formula="of:=VLOOKUP([.$C96];[$'SECCIONES TIPO'.$B$5:.$G$9];4;0)" office:value-type="string" office:string-value="" calcext:value-type="error">
            <text:p>#N/D</text:p>
          </table:table-cell>
          <table:table-cell table:style-name="ce6" table:formula="of:=VLOOKUP([.$C96];[$'SECCIONES TIPO'.$B$5:.$G$9];5;0)" office:value-type="string" office:string-value="" calcext:value-type="error">
            <text:p>#N/D</text:p>
          </table:table-cell>
          <table:table-cell table:style-name="ce6" table:formula="of:=VLOOKUP([.$C96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6]-[.B$33])" office:value-type="float" office:value="276.17" calcext:value-type="float">
            <text:p>276,1700</text:p>
          </table:table-cell>
          <table:table-cell table:style-name="ce6"/>
          <table:table-cell/>
          <table:table-cell table:style-name="ce6" table:formula="of:=VLOOKUP([.$K96];[$'SECCIONES TIPO'.$I$5:.$N$9];2;0)" office:value-type="string" office:string-value="" calcext:value-type="error">
            <text:p>#N/D</text:p>
          </table:table-cell>
          <table:table-cell table:style-name="ce6" table:formula="of:=VLOOKUP([.$K96];[$'SECCIONES TIPO'.$I$5:.$N$9];3;0)" office:value-type="string" office:string-value="" calcext:value-type="error">
            <text:p>#N/D</text:p>
          </table:table-cell>
          <table:table-cell table:style-name="ce6" table:formula="of:=VLOOKUP([.$K96];[$'SECCIONES TIPO'.$I$5:.$N$9];4;0)" office:value-type="string" office:string-value="" calcext:value-type="error">
            <text:p>#N/D</text:p>
          </table:table-cell>
          <table:table-cell table:style-name="ce6" table:formula="of:=VLOOKUP([.$K96];[$'SECCIONES TIPO'.$I$5:.$N$9];5;0)" office:value-type="string" office:string-value="" calcext:value-type="error">
            <text:p>#N/D</text:p>
          </table:table-cell>
          <table:table-cell table:style-name="ce6" table:formula="of:=VLOOKUP([.$K96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/>
          <table:table-cell table:style-name="ce6" table:formula="of:=VLOOKUP([.$C97];[$'SECCIONES TIPO'.$B$5:.$G$9];2;0)" office:value-type="string" office:string-value="" calcext:value-type="error">
            <text:p>#N/D</text:p>
          </table:table-cell>
          <table:table-cell table:style-name="ce6" table:formula="of:=VLOOKUP([.$C97];[$'SECCIONES TIPO'.$B$5:.$G$9];3;0)" office:value-type="string" office:string-value="" calcext:value-type="error">
            <text:p>#N/D</text:p>
          </table:table-cell>
          <table:table-cell table:style-name="ce6" table:formula="of:=VLOOKUP([.$C97];[$'SECCIONES TIPO'.$B$5:.$G$9];4;0)" office:value-type="string" office:string-value="" calcext:value-type="error">
            <text:p>#N/D</text:p>
          </table:table-cell>
          <table:table-cell table:style-name="ce6" table:formula="of:=VLOOKUP([.$C97];[$'SECCIONES TIPO'.$B$5:.$G$9];5;0)" office:value-type="string" office:string-value="" calcext:value-type="error">
            <text:p>#N/D</text:p>
          </table:table-cell>
          <table:table-cell table:style-name="ce6" table:formula="of:=VLOOKUP([.$C97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7]-[.B$33])" office:value-type="float" office:value="279.36" calcext:value-type="float">
            <text:p>279,3600</text:p>
          </table:table-cell>
          <table:table-cell table:style-name="ce6"/>
          <table:table-cell/>
          <table:table-cell table:style-name="ce6" table:formula="of:=VLOOKUP([.$K97];[$'SECCIONES TIPO'.$I$5:.$N$9];2;0)" office:value-type="string" office:string-value="" calcext:value-type="error">
            <text:p>#N/D</text:p>
          </table:table-cell>
          <table:table-cell table:style-name="ce6" table:formula="of:=VLOOKUP([.$K97];[$'SECCIONES TIPO'.$I$5:.$N$9];3;0)" office:value-type="string" office:string-value="" calcext:value-type="error">
            <text:p>#N/D</text:p>
          </table:table-cell>
          <table:table-cell table:style-name="ce6" table:formula="of:=VLOOKUP([.$K97];[$'SECCIONES TIPO'.$I$5:.$N$9];4;0)" office:value-type="string" office:string-value="" calcext:value-type="error">
            <text:p>#N/D</text:p>
          </table:table-cell>
          <table:table-cell table:style-name="ce6" table:formula="of:=VLOOKUP([.$K97];[$'SECCIONES TIPO'.$I$5:.$N$9];5;0)" office:value-type="string" office:string-value="" calcext:value-type="error">
            <text:p>#N/D</text:p>
          </table:table-cell>
          <table:table-cell table:style-name="ce6" table:formula="of:=VLOOKUP([.$K97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/>
          <table:table-cell table:style-name="ce6" table:formula="of:=VLOOKUP([.$C98];[$'SECCIONES TIPO'.$B$5:.$G$9];2;0)" office:value-type="string" office:string-value="" calcext:value-type="error">
            <text:p>#N/D</text:p>
          </table:table-cell>
          <table:table-cell table:style-name="ce6" table:formula="of:=VLOOKUP([.$C98];[$'SECCIONES TIPO'.$B$5:.$G$9];3;0)" office:value-type="string" office:string-value="" calcext:value-type="error">
            <text:p>#N/D</text:p>
          </table:table-cell>
          <table:table-cell table:style-name="ce6" table:formula="of:=VLOOKUP([.$C98];[$'SECCIONES TIPO'.$B$5:.$G$9];4;0)" office:value-type="string" office:string-value="" calcext:value-type="error">
            <text:p>#N/D</text:p>
          </table:table-cell>
          <table:table-cell table:style-name="ce6" table:formula="of:=VLOOKUP([.$C98];[$'SECCIONES TIPO'.$B$5:.$G$9];5;0)" office:value-type="string" office:string-value="" calcext:value-type="error">
            <text:p>#N/D</text:p>
          </table:table-cell>
          <table:table-cell table:style-name="ce6" table:formula="of:=VLOOKUP([.$C98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8]-[.B$33])" office:value-type="float" office:value="282.55" calcext:value-type="float">
            <text:p>282,5500</text:p>
          </table:table-cell>
          <table:table-cell table:style-name="ce6"/>
          <table:table-cell/>
          <table:table-cell table:style-name="ce6" table:formula="of:=VLOOKUP([.$K98];[$'SECCIONES TIPO'.$I$5:.$N$9];2;0)" office:value-type="string" office:string-value="" calcext:value-type="error">
            <text:p>#N/D</text:p>
          </table:table-cell>
          <table:table-cell table:style-name="ce6" table:formula="of:=VLOOKUP([.$K98];[$'SECCIONES TIPO'.$I$5:.$N$9];3;0)" office:value-type="string" office:string-value="" calcext:value-type="error">
            <text:p>#N/D</text:p>
          </table:table-cell>
          <table:table-cell table:style-name="ce6" table:formula="of:=VLOOKUP([.$K98];[$'SECCIONES TIPO'.$I$5:.$N$9];4;0)" office:value-type="string" office:string-value="" calcext:value-type="error">
            <text:p>#N/D</text:p>
          </table:table-cell>
          <table:table-cell table:style-name="ce6" table:formula="of:=VLOOKUP([.$K98];[$'SECCIONES TIPO'.$I$5:.$N$9];5;0)" office:value-type="string" office:string-value="" calcext:value-type="error">
            <text:p>#N/D</text:p>
          </table:table-cell>
          <table:table-cell table:style-name="ce6" table:formula="of:=VLOOKUP([.$K98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/>
          <table:table-cell table:style-name="ce6" table:formula="of:=VLOOKUP([.$C99];[$'SECCIONES TIPO'.$B$5:.$G$9];2;0)" office:value-type="string" office:string-value="" calcext:value-type="error">
            <text:p>#N/D</text:p>
          </table:table-cell>
          <table:table-cell table:style-name="ce6" table:formula="of:=VLOOKUP([.$C99];[$'SECCIONES TIPO'.$B$5:.$G$9];3;0)" office:value-type="string" office:string-value="" calcext:value-type="error">
            <text:p>#N/D</text:p>
          </table:table-cell>
          <table:table-cell table:style-name="ce6" table:formula="of:=VLOOKUP([.$C99];[$'SECCIONES TIPO'.$B$5:.$G$9];4;0)" office:value-type="string" office:string-value="" calcext:value-type="error">
            <text:p>#N/D</text:p>
          </table:table-cell>
          <table:table-cell table:style-name="ce6" table:formula="of:=VLOOKUP([.$C99];[$'SECCIONES TIPO'.$B$5:.$G$9];5;0)" office:value-type="string" office:string-value="" calcext:value-type="error">
            <text:p>#N/D</text:p>
          </table:table-cell>
          <table:table-cell table:style-name="ce6" table:formula="of:=VLOOKUP([.$C99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99]-[.B$33])" office:value-type="float" office:value="285.74" calcext:value-type="float">
            <text:p>285,7400</text:p>
          </table:table-cell>
          <table:table-cell table:style-name="ce6"/>
          <table:table-cell/>
          <table:table-cell table:style-name="ce6" table:formula="of:=VLOOKUP([.$K99];[$'SECCIONES TIPO'.$I$5:.$N$9];2;0)" office:value-type="string" office:string-value="" calcext:value-type="error">
            <text:p>#N/D</text:p>
          </table:table-cell>
          <table:table-cell table:style-name="ce6" table:formula="of:=VLOOKUP([.$K99];[$'SECCIONES TIPO'.$I$5:.$N$9];3;0)" office:value-type="string" office:string-value="" calcext:value-type="error">
            <text:p>#N/D</text:p>
          </table:table-cell>
          <table:table-cell table:style-name="ce6" table:formula="of:=VLOOKUP([.$K99];[$'SECCIONES TIPO'.$I$5:.$N$9];4;0)" office:value-type="string" office:string-value="" calcext:value-type="error">
            <text:p>#N/D</text:p>
          </table:table-cell>
          <table:table-cell table:style-name="ce6" table:formula="of:=VLOOKUP([.$K99];[$'SECCIONES TIPO'.$I$5:.$N$9];5;0)" office:value-type="string" office:string-value="" calcext:value-type="error">
            <text:p>#N/D</text:p>
          </table:table-cell>
          <table:table-cell table:style-name="ce6" table:formula="of:=VLOOKUP([.$K99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/>
          <table:table-cell table:style-name="ce6" table:formula="of:=VLOOKUP([.$C100];[$'SECCIONES TIPO'.$B$5:.$G$9];2;0)" office:value-type="string" office:string-value="" calcext:value-type="error">
            <text:p>#N/D</text:p>
          </table:table-cell>
          <table:table-cell table:style-name="ce6" table:formula="of:=VLOOKUP([.$C100];[$'SECCIONES TIPO'.$B$5:.$G$9];3;0)" office:value-type="string" office:string-value="" calcext:value-type="error">
            <text:p>#N/D</text:p>
          </table:table-cell>
          <table:table-cell table:style-name="ce6" table:formula="of:=VLOOKUP([.$C100];[$'SECCIONES TIPO'.$B$5:.$G$9];4;0)" office:value-type="string" office:string-value="" calcext:value-type="error">
            <text:p>#N/D</text:p>
          </table:table-cell>
          <table:table-cell table:style-name="ce6" table:formula="of:=VLOOKUP([.$C100];[$'SECCIONES TIPO'.$B$5:.$G$9];5;0)" office:value-type="string" office:string-value="" calcext:value-type="error">
            <text:p>#N/D</text:p>
          </table:table-cell>
          <table:table-cell table:style-name="ce6" table:formula="of:=VLOOKUP([.$C100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100]-[.B$33])" office:value-type="float" office:value="288.93" calcext:value-type="float">
            <text:p>288,9300</text:p>
          </table:table-cell>
          <table:table-cell table:style-name="ce6"/>
          <table:table-cell/>
          <table:table-cell table:style-name="ce6" table:formula="of:=VLOOKUP([.$K100];[$'SECCIONES TIPO'.$I$5:.$N$9];2;0)" office:value-type="string" office:string-value="" calcext:value-type="error">
            <text:p>#N/D</text:p>
          </table:table-cell>
          <table:table-cell table:style-name="ce6" table:formula="of:=VLOOKUP([.$K100];[$'SECCIONES TIPO'.$I$5:.$N$9];3;0)" office:value-type="string" office:string-value="" calcext:value-type="error">
            <text:p>#N/D</text:p>
          </table:table-cell>
          <table:table-cell table:style-name="ce6" table:formula="of:=VLOOKUP([.$K100];[$'SECCIONES TIPO'.$I$5:.$N$9];4;0)" office:value-type="string" office:string-value="" calcext:value-type="error">
            <text:p>#N/D</text:p>
          </table:table-cell>
          <table:table-cell table:style-name="ce6" table:formula="of:=VLOOKUP([.$K100];[$'SECCIONES TIPO'.$I$5:.$N$9];5;0)" office:value-type="string" office:string-value="" calcext:value-type="error">
            <text:p>#N/D</text:p>
          </table:table-cell>
          <table:table-cell table:style-name="ce6" table:formula="of:=VLOOKUP([.$K100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/>
          <table:table-cell table:style-name="ce6" table:formula="of:=VLOOKUP([.$C101];[$'SECCIONES TIPO'.$B$5:.$G$9];2;0)" office:value-type="string" office:string-value="" calcext:value-type="error">
            <text:p>#N/D</text:p>
          </table:table-cell>
          <table:table-cell table:style-name="ce6" table:formula="of:=VLOOKUP([.$C101];[$'SECCIONES TIPO'.$B$5:.$G$9];3;0)" office:value-type="string" office:string-value="" calcext:value-type="error">
            <text:p>#N/D</text:p>
          </table:table-cell>
          <table:table-cell table:style-name="ce6" table:formula="of:=VLOOKUP([.$C101];[$'SECCIONES TIPO'.$B$5:.$G$9];4;0)" office:value-type="string" office:string-value="" calcext:value-type="error">
            <text:p>#N/D</text:p>
          </table:table-cell>
          <table:table-cell table:style-name="ce6" table:formula="of:=VLOOKUP([.$C101];[$'SECCIONES TIPO'.$B$5:.$G$9];5;0)" office:value-type="string" office:string-value="" calcext:value-type="error">
            <text:p>#N/D</text:p>
          </table:table-cell>
          <table:table-cell table:style-name="ce6" table:formula="of:=VLOOKUP([.$C101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101]-[.B$33])" office:value-type="float" office:value="292.12" calcext:value-type="float">
            <text:p>292,1200</text:p>
          </table:table-cell>
          <table:table-cell table:style-name="ce6"/>
          <table:table-cell/>
          <table:table-cell table:style-name="ce6" table:formula="of:=VLOOKUP([.$K101];[$'SECCIONES TIPO'.$I$5:.$N$9];2;0)" office:value-type="string" office:string-value="" calcext:value-type="error">
            <text:p>#N/D</text:p>
          </table:table-cell>
          <table:table-cell table:style-name="ce6" table:formula="of:=VLOOKUP([.$K101];[$'SECCIONES TIPO'.$I$5:.$N$9];3;0)" office:value-type="string" office:string-value="" calcext:value-type="error">
            <text:p>#N/D</text:p>
          </table:table-cell>
          <table:table-cell table:style-name="ce6" table:formula="of:=VLOOKUP([.$K101];[$'SECCIONES TIPO'.$I$5:.$N$9];4;0)" office:value-type="string" office:string-value="" calcext:value-type="error">
            <text:p>#N/D</text:p>
          </table:table-cell>
          <table:table-cell table:style-name="ce6" table:formula="of:=VLOOKUP([.$K101];[$'SECCIONES TIPO'.$I$5:.$N$9];5;0)" office:value-type="string" office:string-value="" calcext:value-type="error">
            <text:p>#N/D</text:p>
          </table:table-cell>
          <table:table-cell table:style-name="ce6" table:formula="of:=VLOOKUP([.$K101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/>
          <table:table-cell table:style-name="ce6" table:formula="of:=VLOOKUP([.$C102];[$'SECCIONES TIPO'.$B$5:.$G$9];2;0)" office:value-type="string" office:string-value="" calcext:value-type="error">
            <text:p>#N/D</text:p>
          </table:table-cell>
          <table:table-cell table:style-name="ce6" table:formula="of:=VLOOKUP([.$C102];[$'SECCIONES TIPO'.$B$5:.$G$9];3;0)" office:value-type="string" office:string-value="" calcext:value-type="error">
            <text:p>#N/D</text:p>
          </table:table-cell>
          <table:table-cell table:style-name="ce6" table:formula="of:=VLOOKUP([.$C102];[$'SECCIONES TIPO'.$B$5:.$G$9];4;0)" office:value-type="string" office:string-value="" calcext:value-type="error">
            <text:p>#N/D</text:p>
          </table:table-cell>
          <table:table-cell table:style-name="ce6" table:formula="of:=VLOOKUP([.$C102];[$'SECCIONES TIPO'.$B$5:.$G$9];5;0)" office:value-type="string" office:string-value="" calcext:value-type="error">
            <text:p>#N/D</text:p>
          </table:table-cell>
          <table:table-cell table:style-name="ce6" table:formula="of:=VLOOKUP([.$C102];[$'SECCIONES TIPO'.$B$5:.$G$9];6;0)" office:value-type="string" office:string-value="" calcext:value-type="error">
            <text:p>#N/D</text:p>
          </table:table-cell>
          <table:table-cell table:style-name="ce6" table:formula="of:=[.$I$33]+([.I$43]-[.I$33])/10*([.B102]-[.B$33])" office:value-type="float" office:value="295.31" calcext:value-type="float">
            <text:p>295,3100</text:p>
          </table:table-cell>
          <table:table-cell table:style-name="ce6"/>
          <table:table-cell/>
          <table:table-cell table:style-name="ce6" table:formula="of:=VLOOKUP([.$K102];[$'SECCIONES TIPO'.$I$5:.$N$9];2;0)" office:value-type="string" office:string-value="" calcext:value-type="error">
            <text:p>#N/D</text:p>
          </table:table-cell>
          <table:table-cell table:style-name="ce6" table:formula="of:=VLOOKUP([.$K102];[$'SECCIONES TIPO'.$I$5:.$N$9];3;0)" office:value-type="string" office:string-value="" calcext:value-type="error">
            <text:p>#N/D</text:p>
          </table:table-cell>
          <table:table-cell table:style-name="ce6" table:formula="of:=VLOOKUP([.$K102];[$'SECCIONES TIPO'.$I$5:.$N$9];4;0)" office:value-type="string" office:string-value="" calcext:value-type="error">
            <text:p>#N/D</text:p>
          </table:table-cell>
          <table:table-cell table:style-name="ce6" table:formula="of:=VLOOKUP([.$K102];[$'SECCIONES TIPO'.$I$5:.$N$9];5;0)" office:value-type="string" office:string-value="" calcext:value-type="error">
            <text:p>#N/D</text:p>
          </table:table-cell>
          <table:table-cell table:style-name="ce6" table:formula="of:=VLOOKUP([.$K102];[$'SECCIONES TIPO'.$I$5:.$N$9];6;0)" office:value-type="string" office:string-value="" calcext:value-type="error">
            <text:p>#N/D</text:p>
          </table:table-cell>
          <table:table-cell table:style-name="ce6"/>
          <table:table-cell table:number-columns-repeated="1007"/>
        </table:table-row>
        <table:table-row table:style-name="ro3">
          <table:table-cell/>
          <table:table-cell table:style-name="ce8" office:value-type="float" office:value="101" calcext:value-type="float">
            <text:p>101</text:p>
          </table:table-cell>
          <table:table-cell table:style-name="ce8"/>
          <table:table-cell table:style-name="ce11" table:formula="of:=VLOOKUP([.$C103];[$'SECCIONES TIPO'.$B$5:.$G$9];2;0)" office:value-type="string" office:string-value="" calcext:value-type="error">
            <text:p>#N/D</text:p>
          </table:table-cell>
          <table:table-cell table:style-name="ce11" table:formula="of:=VLOOKUP([.$C103];[$'SECCIONES TIPO'.$B$5:.$G$9];3;0)" office:value-type="string" office:string-value="" calcext:value-type="error">
            <text:p>#N/D</text:p>
          </table:table-cell>
          <table:table-cell table:style-name="ce11" table:formula="of:=VLOOKUP([.$C103];[$'SECCIONES TIPO'.$B$5:.$G$9];4;0)" office:value-type="string" office:string-value="" calcext:value-type="error">
            <text:p>#N/D</text:p>
          </table:table-cell>
          <table:table-cell table:style-name="ce11" table:formula="of:=VLOOKUP([.$C103];[$'SECCIONES TIPO'.$B$5:.$G$9];5;0)" office:value-type="string" office:string-value="" calcext:value-type="error">
            <text:p>#N/D</text:p>
          </table:table-cell>
          <table:table-cell table:style-name="ce11" table:formula="of:=VLOOKUP([.$C103];[$'SECCIONES TIPO'.$B$5:.$G$9];6;0)" office:value-type="string" office:string-value="" calcext:value-type="error">
            <text:p>#N/D</text:p>
          </table:table-cell>
          <table:table-cell table:style-name="ce11" table:formula="of:=VLOOKUP([.$B103];[$'DATOS GENERALES'.$G$11:.$I$22];3;0)" office:value-type="string" office:string-value="" calcext:value-type="error">
            <text:p>#N/D</text:p>
          </table:table-cell>
          <table:table-cell table:style-name="ce11"/>
          <table:table-cell table:style-name="ce8"/>
          <table:table-cell table:style-name="ce11" table:formula="of:=VLOOKUP([.$K103];[$'SECCIONES TIPO'.$I$5:.$N$9];2;0)" office:value-type="string" office:string-value="" calcext:value-type="error">
            <text:p>#N/D</text:p>
          </table:table-cell>
          <table:table-cell table:style-name="ce11" table:formula="of:=VLOOKUP([.$K103];[$'SECCIONES TIPO'.$I$5:.$N$9];3;0)" office:value-type="string" office:string-value="" calcext:value-type="error">
            <text:p>#N/D</text:p>
          </table:table-cell>
          <table:table-cell table:style-name="ce11" table:formula="of:=VLOOKUP([.$K103];[$'SECCIONES TIPO'.$I$5:.$N$9];4;0)" office:value-type="string" office:string-value="" calcext:value-type="error">
            <text:p>#N/D</text:p>
          </table:table-cell>
          <table:table-cell table:style-name="ce11" table:formula="of:=VLOOKUP([.$K103];[$'SECCIONES TIPO'.$I$5:.$N$9];5;0)" office:value-type="string" office:string-value="" calcext:value-type="error">
            <text:p>#N/D</text:p>
          </table:table-cell>
          <table:table-cell table:style-name="ce11" table:formula="of:=VLOOKUP([.$K103];[$'SECCIONES TIPO'.$I$5:.$N$9];6;0)" office:value-type="string" office:string-value="" calcext:value-type="error">
            <text:p>#N/D</text:p>
          </table:table-cell>
          <table:table-cell table:style-name="ce11" table:formula="of:=VLOOKUP([.$B103];[$'DATOS GENERALES'.$G$11:.$I$22];3;0)" office:value-type="string" office:string-value="" calcext:value-type="error">
            <text:p>#N/D</text:p>
          </table:table-cell>
          <table:table-cell table:number-columns-repeated="1007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8:50:51.5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0:42:27.900000000</meta:creation-date>
    <dc:date>2015-10-08T11:50:27.701000000</dc:date>
    <meta:editing-duration>PT3H44M39S</meta:editing-duration>
    <meta:editing-cycles>4</meta:editing-cycles>
    <meta:generator>LibreOffice/5.0.0.5$Windows_X86_64 LibreOffice_project/1b1a90865e348b492231e1c451437d7a15bb262b</meta:generator>
    <meta:document-statistic meta:table-count="3" meta:cell-count="1580" meta:object-count="0"/>
  </office:meta>
</office:document-meta>
</file>